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g sans" svg:font-family="'gg sans', 'Apple SD Gothic Neo', NanumBarunGothic, '맑은 고딕', 'Malgun Gothic', Gulim, Dotum, 'Noto Sans', 'Helvetica Neue', Helvetica, Arial, sans-serif, 'Apple Symbols'"/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ff0000" style:language-asian="ko" style:country-asian="KR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language-asian="ko" style:country-asian="KR"/>
    </style:style>
    <style:style style:name="P5" style:family="paragraph" style:parent-style-name="Standard">
      <style:text-properties fo:color="#ff3333"/>
    </style:style>
    <style:style style:name="P6" style:family="paragraph" style:parent-style-name="Standard">
      <style:text-properties fo:color="#ff3333" style:language-asian="ko" style:country-asian="KR"/>
    </style:style>
    <style:style style:name="P7" style:family="paragraph" style:parent-style-name="Standard">
      <style:text-properties fo:color="#111111"/>
    </style:style>
    <style:style style:name="P8" style:family="paragraph" style:parent-style-name="Standard">
      <style:text-properties fo:color="#111111" style:language-asian="ko" style:country-asian="KR"/>
    </style:style>
    <style:style style:name="P9" style:family="paragraph" style:parent-style-name="Standard">
      <style:paragraph-properties>
        <style:tab-stops>
          <style:tab-stop style:position="12.383cm"/>
        </style:tab-stops>
      </style:paragraph-properties>
      <style:text-properties fo:color="#111111"/>
    </style:style>
    <style:style style:name="P10" style:family="paragraph" style:parent-style-name="Standard">
      <style:text-properties fo:color="#3333ff"/>
    </style:style>
    <style:style style:name="P11" style:family="paragraph" style:parent-style-name="Standard">
      <style:text-properties fo:color="#3333ff" style:language-asian="ko" style:country-asian="KR"/>
    </style:style>
    <style:style style:name="P12" style:family="paragraph" style:parent-style-name="Standard">
      <style:text-properties fo:color="#0000ff"/>
    </style:style>
    <style:style style:name="P13" style:family="paragraph" style:parent-style-name="Standard">
      <style:text-properties fo:color="#0000ff" style:language-asian="ko" style:country-asian="KR"/>
    </style:style>
    <style:style style:name="P14" style:family="paragraph" style:parent-style-name="Standard">
      <style:text-properties fo:color="#0066ff"/>
    </style:style>
    <style:style style:name="P15" style:family="paragraph" style:parent-style-name="Standard">
      <style:text-properties fo:color="#0066ff" style:language-asian="ko" style:country-asian="KR"/>
    </style:style>
    <style:style style:name="P16" style:family="paragraph" style:parent-style-name="Standard">
      <style:text-properties fo:color="#0066cc"/>
    </style:style>
    <style:style style:name="P17" style:family="paragraph" style:parent-style-name="Standard">
      <style:text-properties fo:color="#0066cc" style:language-asian="ko" style:country-asian="KR"/>
    </style:style>
    <style:style style:name="P18" style:family="paragraph" style:parent-style-name="Standard">
      <style:text-properties fo:color="#0000cc"/>
    </style:style>
    <style:style style:name="P19" style:family="paragraph" style:parent-style-name="Standard">
      <style:text-properties fo:color="#0000cc" style:language-asian="ko" style:country-asian="KR"/>
    </style:style>
    <style:style style:name="P20" style:family="paragraph" style:parent-style-name="Standard">
      <style:text-properties fo:color="#00cc33"/>
    </style:style>
    <style:style style:name="P21" style:family="paragraph" style:parent-style-name="Standard">
      <style:paragraph-properties fo:break-before="page"/>
      <style:text-properties fo:color="#ff0000"/>
    </style:style>
    <style:style style:name="P22" style:family="paragraph" style:parent-style-name="Standard">
      <style:text-properties fo:color="#000000"/>
    </style:style>
    <style:style style:name="P23" style:family="paragraph" style:parent-style-name="Standard">
      <style:text-properties fo:color="#000000" style:language-asian="ko" style:country-asian="KR"/>
    </style:style>
    <style:style style:name="P24" style:family="paragraph" style:parent-style-name="Standard">
      <style:text-properties fo:color="#0000ff"/>
    </style:style>
    <style:style style:name="T1" style:family="text">
      <style:text-properties fo:color="#000000"/>
    </style:style>
    <style:style style:name="T2" style:family="text">
      <style:text-properties fo:color="#000000" style:language-asian="ko" style:country-asian="KR"/>
    </style:style>
    <style:style style:name="T3" style:family="text">
      <style:text-properties fo:color="#0000ff"/>
    </style:style>
    <style:style style:name="T4" style:family="text">
      <style:text-properties fo:color="#0000ff" style:language-asian="ko" style:country-asian="KR"/>
    </style:style>
    <style:style style:name="T5" style:family="text">
      <style:text-properties style:language-asian="ko" style:country-asian="KR"/>
    </style:style>
    <style:style style:name="T6" style:family="text">
      <style:text-properties fo:color="#3333ff"/>
    </style:style>
    <style:style style:name="T7" style:family="text">
      <style:text-properties fo:color="#3333ff" style:language-asian="ko" style:country-asian="KR"/>
    </style:style>
    <style:style style:name="T8" style:family="text">
      <style:text-properties fo:color="#0066ff"/>
    </style:style>
    <style:style style:name="T9" style:family="text">
      <style:text-properties fo:color="#0066ff" style:language-asian="ko" style:country-asian="KR"/>
    </style:style>
    <style:style style:name="T10" style:family="text">
      <style:text-properties fo:color="#0000cc"/>
    </style:style>
    <style:style style:name="T11" style:family="text">
      <style:text-properties fo:color="#0000cc" style:language-asian="ko" style:country-asian="KR"/>
    </style:style>
    <style:style style:name="T12" style:family="text">
      <style:text-properties fo:color="#0066cc"/>
    </style:style>
    <style:style style:name="T13" style:family="text">
      <style:text-properties fo:color="#0066cc" style:language-asian="ko" style:country-asian="KR"/>
    </style:style>
    <style:style style:name="T14" style:family="text">
      <style:text-properties fo:font-variant="normal" fo:text-transform="none" fo:color="#0066ff" fo:letter-spacing="normal" style:font-name-asian="gg sans" style:font-size-asian="12pt" style:font-style-asian="normal" style:font-weight-asian="normal"/>
    </style:style>
    <style:style style:name="T15" style:family="text">
      <style:text-properties fo:font-variant="normal" fo:text-transform="none" style:font-name="gg sans" fo:font-size="12pt" fo:letter-spacing="normal" fo:font-style="normal" fo:font-weight="normal"/>
    </style:style>
    <style:style style:name="T16" style:family="text">
      <style:text-properties fo:font-variant="normal" fo:text-transform="none" fo:letter-spacing="normal" style:font-name-asian="gg sans" style:font-size-asian="12pt" style:font-style-asian="normal" style:font-weight-asian="normal"/>
    </style:style>
    <style:style style:name="T17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*</text:p>
      <text:p text:style-name="Standard">from emp</text:p>
      <text:p text:style-name="Standard"/>
      <text:p text:style-name="Standard">select *</text:p>
      <text:p text:style-name="Standard">from emp</text:p>
      <text:p text:style-name="Standard">order by hiredate desc</text:p>
      <text:p text:style-name="Standard"/>
      <text:p text:style-name="Standard">select *</text:p>
      <text:p text:style-name="Standard">from emp</text:p>
      <text:p text:style-name="Standard">order by empno asc</text:p>
      <text:p text:style-name="Standard"/>
      <text:p text:style-name="Standard">select DISTINCT job</text:p>
      <text:p text:style-name="Standard">from emp</text:p>
      <text:p text:style-name="Standard"/>
      <text:p text:style-name="Standard">select *</text:p>
      <text:p text:style-name="Standard">from emp</text:p>
      <text:p text:style-name="Standard">where deptno = 30</text:p>
      <text:p text:style-name="Standard"/>
      <text:p text:style-name="Standard">select *</text:p>
      <text:p text:style-name="Standard">from emp</text:p>
      <text:p text:style-name="Standard">where empno = 7782</text:p>
      <text:p text:style-name="Standard"/>
      <text:p text:style-name="Standard">select *</text:p>
      <text:p text:style-name="Standard">from emp</text:p>
      <text:p text:style-name="Standard">where deptno = 30 and job = 'SALESMAN';</text:p>
      <text:p text:style-name="Standard"/>
      <text:p text:style-name="Standard">select *</text:p>
      <text:p text:style-name="Standard">from emp</text:p>
      <text:p text:style-name="Standard">where empno = 7499 and deptno = 30;</text:p>
      <text:p text:style-name="Standard"/>
      <text:p text:style-name="Standard">select *</text:p>
      <text:p text:style-name="Standard">from emp</text:p>
      <text:p text:style-name="Standard">where ename = 'KING' and deptno = 10;</text:p>
      <text:p text:style-name="Standard"/>
      <text:p text:style-name="Standard">select *</text:p>
      <text:p text:style-name="Standard">from emp</text:p>
      <text:p text:style-name="Standard">where mgr = 7839 or mgr = 7698;</text:p>
      <text:p text:style-name="Standard"/>
      <text:p text:style-name="Standard">select *</text:p>
      <text:p text:style-name="Standard">from emp</text:p>
      <text:p text:style-name="Standard">where deptno = 10 or deptno = 20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lect *</text:p>
      <text:p text:style-name="Standard">from emp</text:p>
      <text:p text:style-name="Standard">WHERE SAL &gt;= 1500 AND SAL &lt;= 3000;</text:p>
      <text:p text:style-name="Standard"/>
      <text:p text:style-name="Standard">select *</text:p>
      <text:p text:style-name="Standard">from emp</text:p>
      <text:p text:style-name="Standard">WHERE SAL &lt;= 1500 OR SAL &gt;= 2500;</text:p>
      <text:p text:style-name="Standard"/>
      <text:p text:style-name="P1">{{{{{{{</text:p>
      <text:p text:style-name="Standard">select *</text:p>
      <text:p text:style-name="Standard">from emp</text:p>
      <text:p text:style-name="Standard">WHERE SAL &lt;&gt; 3000;</text:p>
      <text:p text:style-name="Standard"/>
      <text:p text:style-name="Standard">select *</text:p>
      <text:p text:style-name="Standard">from emp</text:p>
      <text:p text:style-name="Standard">WHERE SAL ^= 3000;</text:p>
      <text:p text:style-name="Standard"/>
      <text:p text:style-name="Standard">select *</text:p>
      <text:p text:style-name="Standard">from emp</text:p>
      <text:p text:style-name="Standard">WHERE SAL != 3000;</text:p>
      <text:p text:style-name="Standard"/>
      <text:p text:style-name="Standard">select *</text:p>
      <text:p text:style-name="Standard">from emp</text:p>
      <text:p text:style-name="Standard">WHERE not SAL = 3000;</text:p>
      <text:p text:style-name="P1">}}}}}}}</text:p>
      <text:p text:style-name="P1"/>
      <text:p text:style-name="P1">{{{{{{{</text:p>
      <text:p text:style-name="P3">select *</text:p>
      <text:p text:style-name="P3">from emp</text:p>
      <text:p text:style-name="P1"><text:span text:style-name="T1">WHERE JOB </text:span><text:span text:style-name="T3">=</text:span><text:span text:style-name="T1"> 'MANAGER'</text:span></text:p>
      <text:p text:style-name="P1"><text:span text:style-name="T1"><text:s text:c="4"/></text:span><text:span text:style-name="T3">OR</text:span><text:span text:style-name="T1"> JOB </text:span><text:span text:style-name="T3">=</text:span><text:span text:style-name="T1"> 'SALESMAN'</text:span></text:p>
      <text:p text:style-name="P1"><text:span text:style-name="T1"><text:s text:c="4"/></text:span><text:span text:style-name="T3">OR</text:span><text:span text:style-name="T1"> JOB </text:span><text:span text:style-name="T3">=</text:span><text:span text:style-name="T1"> 'CLERK';</text:span></text:p>
      <text:p text:style-name="P3"><text:s text:c="4"/></text:p>
      <text:p text:style-name="P1"><text:span text:style-name="T1">WHERE JOB </text:span><text:span text:style-name="T3">IN</text:span><text:span text:style-name="T1"> ('MANAGER', 'SALESMAN', 'CLERK');</text:span></text:p>
      <text:p text:style-name="P1">}}}}}}}</text:p>
      <text:p text:style-name="P5">{{{{{{{</text:p>
      <text:p text:style-name="P3">select *</text:p>
      <text:p text:style-name="P3">from emp</text:p>
      <text:p text:style-name="P1"><text:span text:style-name="T1">WHERE JOB <text:s/></text:span><text:span text:style-name="T3">!=</text:span><text:span text:style-name="T1"> 'MANAHER'</text:span></text:p>
      <text:p text:style-name="P1"><text:span text:style-name="T1"><text:s text:c="4"/></text:span><text:span text:style-name="T3">AND</text:span><text:span text:style-name="T1"> JOB </text:span><text:span text:style-name="T3">&lt;&gt;</text:span><text:span text:style-name="T1"> 'SALESMAN'</text:span></text:p>
      <text:p text:style-name="P1"><text:span text:style-name="T1"><text:s text:c="4"/></text:span><text:span text:style-name="T3">AND</text:span><text:span text:style-name="T1"> JOB </text:span><text:span text:style-name="T3">^=</text:span><text:span text:style-name="T1"> 'CLERK';</text:span></text:p>
      <text:p text:style-name="P3"/>
      <text:p text:style-name="P3">select *</text:p>
      <text:p text:style-name="P3">from emp</text:p>
      <text:p text:style-name="P3">WHERE JOB <text:span text:style-name="T3">NOT</text:span> <text:span text:style-name="T3">IN</text:span> ('MANAGER', 'SALESMAN', 'CLERK');</text:p>
      <text:p text:style-name="P1">}}}}}}}</text:p>
      <text:p text:style-name="P5"><text:soft-page-break/>{{{{{{{<text:tab/><text:tab/><text:tab/><text:tab/><text:tab/><text:tab/><text:tab/><text:tab/><text:tab/></text:p>
      <text:p text:style-name="P3">select *</text:p>
      <text:p text:style-name="P3">from emp</text:p>
      <text:p text:style-name="P3">WHERE SAL &gt;= 2000 AND SAL &lt;= 3000;</text:p>
      <text:p text:style-name="P3"/>
      <text:p text:style-name="P3">select *</text:p>
      <text:p text:style-name="P3">from emp</text:p>
      <text:p text:style-name="P3">WHERE SAL BETWEEN 2000 AND 3000;</text:p>
      <text:p text:style-name="P3"/>
      <text:p text:style-name="P3">select *</text:p>
      <text:p text:style-name="P3">from emp</text:p>
      <text:p text:style-name="P3">WHERE SAL NOT BETWEEN 2000 AND 3000;</text:p>
      <text:p text:style-name="P1">}}}}}}}</text:p>
      <text:p text:style-name="P1"/>
      <text:p text:style-name="P5">{{{{{{{</text:p>
      <text:p text:style-name="P3">select *</text:p>
      <text:p text:style-name="P3">from emp</text:p>
      <text:p text:style-name="P3">WHERE ENAME LIKE 'S%'; <text:s text:c="7"/>(<text:span text:style-name="T5">글자 수 제한이 없다.)</text:span></text:p>
      <text:p text:style-name="P3"/>
      <text:p text:style-name="P3">select *</text:p>
      <text:p text:style-name="P3">from emp</text:p>
      <text:p text:style-name="P3">WHERE ENAME LIKE 'S_'; <text:s text:c="7"/>(<text:span text:style-name="T5">글자 수 1개로 제한한다.)</text:span></text:p>
      <text:p text:style-name="P4"><text:tab/><text:tab/><text:tab/><text:tab/><text:tab/> <text:s/>(EX: ST SA SE SD)</text:p>
      <text:p text:style-name="P4"/>
      <text:p text:style-name="P4">select *</text:p>
      <text:p text:style-name="P4">from emp</text:p>
      <text:p text:style-name="P4">WHERE ENAME LIKE '_L%';</text:p>
      <text:p text:style-name="P4">(직원 이름의 두번째 글자가 L인 직원만 출력)</text:p>
      <text:p text:style-name="P4"/>
      <text:p text:style-name="P4">select *</text:p>
      <text:p text:style-name="P4">from emp</text:p>
      <text:p text:style-name="P4">WHERE ENAME LIKE '%AM%';</text:p>
      <text:p text:style-name="P4">(직원 이름에 AM이라는 글자가 포함되면 모두 출력)</text:p>
      <text:p text:style-name="P4"/>
      <text:p text:style-name="P4">select * <text:s text:c="43"/></text:p>
      <text:p text:style-name="P4">from emp</text:p>
      <text:p text:style-name="P4">WHERE ENAME LIKE '%S';</text:p>
      <text:p text:style-name="P4">(직원 이름이 S로 끝나면 모두 출력)</text:p>
      <text:p text:style-name="P1">}}}}}}}</text:p>
      <text:p text:style-name="P3"/>
      <text:p text:style-name="P5">{{{{{{{</text:p>
      <text:p text:style-name="P7">select ENAME, SAL, SAL*12+COMM, COMM</text:p>
      <text:p text:style-name="P7">from emp</text:p>
      <text:p text:style-name="P7">WHERE COMM <text:span text:style-name="T3">is</text:span> null;</text:p>
      <text:p text:style-name="P5">(<text:span text:style-name="T5">null 출력)</text:span></text:p>
      <text:p text:style-name="P1">}}}}}}}</text:p>
      <text:p text:style-name="P5"><text:soft-page-break/>{{{{{{{</text:p>
      <text:p text:style-name="P7">select ENAME, SAL, SAL*12, COMM</text:p>
      <text:p text:style-name="P7">from emp</text:p>
      <text:p text:style-name="P7">WHERE COMM IS NOT null;</text:p>
      <text:p text:style-name="P7">(<text:span text:style-name="T5">보너스를 받아야 되는 직원들만 출력)</text:span></text:p>
      <text:p text:style-name="P7"/>
      <text:p text:style-name="P7">select ENAME, SAL, SAL*12+COMM, COMM</text:p>
      <text:p text:style-name="P7">from emp</text:p>
      <text:p text:style-name="P7">WHERE MGR IS null;</text:p>
      <text:p text:style-name="P8">(직속상관이 없는는 직원들만 출력)</text:p>
      <text:p text:style-name="P7"/>
      <text:p text:style-name="P7">select ENAME, SAL, SAL*12+COMM, COMM</text:p>
      <text:p text:style-name="P7">from emp</text:p>
      <text:p text:style-name="P7">WHERE MGR IS NOT null;</text:p>
      <text:p text:style-name="P8">(직속상관이 있는 직원들만 출력)</text:p>
      <text:p text:style-name="P1">}}}}}}}</text:p>
      <text:p text:style-name="P5">{{{{{{{</text:p>
      <text:p text:style-name="P7">select empno, ename, sal, deptno from emp where deptno = 10</text:p>
      <text:p text:style-name="P10">union</text:p>
      <text:p text:style-name="P7">select empno, ename, sal, deptno from emp where deptno = 20</text:p>
      <text:p text:style-name="P7">order by deptno;</text:p>
      <text:p text:style-name="P5">--------------------------------------------------------------</text:p>
      <text:p text:style-name="P7">select empno, ename, sal, deptno from emp where deptno in (10,20) </text:p>
      <text:p text:style-name="P7">order by deptno;</text:p>
      <text:p text:style-name="P7"/>
      <text:p text:style-name="P7">select empno, ename, sal, deptno from emp </text:p>
      <text:p text:style-name="P7">MINUS</text:p>
      <text:p text:style-name="P7">select empno, ename, sal, deptno from emp where deptno = 10;</text:p>
      <text:p text:style-name="P5">----------------------------------------------------------------</text:p>
      <text:p text:style-name="P8">select empno, ename, sal, deptno from emp where not deptno = 10;</text:p>
      <text:p text:style-name="P7"/>
      <text:p text:style-name="P9"><text:span text:style-name="T7">UNION</text:span><text:span text:style-name="T6">: </text:span><text:span text:style-name="T7">합집합 중복값 제거(or연산자), <text:s/>UNION ALL:합집합 중복값 포함 (or연산자)</text:span></text:p>
      <text:p text:style-name="P11">MINUS: 차집합(not 연산자), <text:s/>INTERSECT:교집합(and연산자)</text:p>
      <text:p text:style-name="P6">}}}}}}}</text:p>
      <text:p text:style-name="P6"><text:tab/><text:tab/><text:tab/><text:tab/><text:tab/><text:tab/>여기</text:p>
      <text:p text:style-name="P8">select ename, upper(ename), lower(ename), initcap(ename)</text:p>
      <text:p text:style-name="P8">from emp;</text:p>
      <text:p text:style-name="P8">(대소문자 변환 upper,lower,initcap)</text:p>
      <text:p text:style-name="P8"/>
      <text:p text:style-name="P8">select *</text:p>
      <text:p text:style-name="P8">from emp</text:p>
      <text:p text:style-name="P8">where lower(ename) = lower('smith');</text:p>
      <text:p text:style-name="P8">(대소문자 구분없이 단어 찾을 때)</text:p>
      <text:p text:style-name="P8"/>
      <text:p text:style-name="P8"/>
      <text:p text:style-name="P8"/>
      <text:p text:style-name="P8"><text:soft-page-break/>select length('한글'), LENGTHB('한글'), 1</text:p>
      <text:p text:style-name="P8">from DUAL;</text:p>
      <text:p text:style-name="P8">(DUAL: 직접 만드는 표) (LENGTH: 문자길이)</text:p>
      <text:p text:style-name="P6"/>
      <text:p text:style-name="P5">{{{{{{{</text:p>
      <text:p text:style-name="P8">select SUBSTR(ENAME,-3) AS 세번째글자부터, SUBSTR(ENAME,2,3) AS 두번째글자부터네번째글자까지</text:p>
      <text:p text:style-name="P8">from EMP</text:p>
      <text:p text:style-name="P8">(글자를 지정해서 검색하기) <text:s text:c="4"/>SUBSTR(문자열 데이터,시작 위치,추출 길이)</text:p>
      <text:p text:style-name="P1">}}}}}}}</text:p>
      <text:p text:style-name="P1"/>
      <text:p text:style-name="P5">{{{{{{{</text:p>
      <text:p text:style-name="P7">SELECT 'HELLO, ORACLE!' AS STR,</text:p>
      <text:p text:style-name="P7"><text:s text:c="8"/>INSTR('HELLO, ORACLE!', 'L') AS INSTR_1,</text:p>
      <text:p text:style-name="P7"><text:s text:c="9"/>INSTR('HELLO, ORACLE!', 'L', 5) AS INSTR_2,</text:p>
      <text:p text:style-name="P7"><text:s text:c="10"/>INSTR('HELLO, ORACLE!', 'L', 2, 2) AS INSTR_3</text:p>
      <text:p text:style-name="P7">FROM dual;</text:p>
      <text:p text:style-name="P7"/>
      <text:p text:style-name="P8">문자열 데이터 안에서 특정 문자 위치를 찾는 함수 INSTR</text:p>
      <text:p text:style-name="P7">INSTR(<text:span text:style-name="T5">대상 ,선택문자,시작위치)</text:span></text:p>
      <text:p text:style-name="P8"/>
      <text:p text:style-name="P8">select * from emp</text:p>
      <text:p text:style-name="P8">where INSTR(ENAME, 'S') &gt;0</text:p>
      <text:p text:style-name="P5"/>
      <text:p text:style-name="P1">}}}}}}}</text:p>
      <text:p text:style-name="P3">select '010-1234-5678' AS 원본문자열,</text:p>
      <text:p text:style-name="P3"><text:s text:c="4"/>REPLACE('010-1234-5678', '-', ' <text:s/>') AS 하이픈을공백으로,</text:p>
      <text:p text:style-name="P3"><text:s text:c="4"/>REPLACE('010-1234-5678', '-') AS 하이픈만제거</text:p>
      <text:p text:style-name="P3">FROM DUAL</text:p>
      <text:p text:style-name="P1"/>
      <text:p text:style-name="P1">REPLACE(지정<text:span text:style-name="T5">문자열,바꿀문자,교체할문자)</text:span></text:p>
      <text:p text:style-name="P1"/>
      <text:p text:style-name="P5">{{{{{{{</text:p>
      <text:p text:style-name="P3">SELECT 'ORACLE',</text:p>
      <text:p text:style-name="P3"><text:s text:c="8"/>LPAD('ORACLE',10, '#') AS LPAD1,</text:p>
      <text:p text:style-name="P3"><text:s text:c="8"/>RPAD('ORACLE',10,'*') AS RPAD1,</text:p>
      <text:p text:style-name="P3"><text:s text:c="8"/>LPAD('ORACLE',10) AS LPAD2,</text:p>
      <text:p text:style-name="P3"><text:s text:c="8"/>RPAD('ORACLE',10) AS RPAD2</text:p>
      <text:p text:style-name="P3"><text:s text:c="4"/>FROM DUAL;</text:p>
      <text:p text:style-name="P3"/>
      <text:p text:style-name="P3">SELECT '신분증',</text:p>
      <text:p text:style-name="P3"><text:s text:c="8"/>RPAD('789456-',14, '*') AS 주민등록번호1,</text:p>
      <text:p text:style-name="P3"><text:s text:c="8"/>RPAD('010-4412-',13,'*')AS 전화번호</text:p>
      <text:p text:style-name="P3"><text:s text:c="4"/>FROM DUAL;</text:p>
      <text:p text:style-name="P3">{L<text:span text:style-name="T5">혹은RPAD (</text:span></text:p>
      <text:p text:style-name="P1">}}}}}}}</text:p>
      <text:p text:style-name="P5"><text:soft-page-break/>{{{{{{{</text:p>
      <text:p text:style-name="P3">CONCAT: <text:span text:style-name="T5">두 개의 문자열 데이터를 하나의 데이터로 연결</text:span></text:p>
      <text:p text:style-name="P4"/>
      <text:p text:style-name="P3">SELECT CONCAT(EMPNO, ENAME),</text:p>
      <text:p text:style-name="P3"><text:s text:c="8"/>CONCAT(EMPNO, CONCAT(' : ', ENAME)),</text:p>
      <text:p text:style-name="P3"><text:s text:c="8"/>EMPNO || ':' || ENAME</text:p>
      <text:p text:style-name="P3">FROM EMP;</text:p>
      <text:p text:style-name="P1">}}}}}}}</text:p>
      <text:p text:style-name="P5">{{{{{{{</text:p>
      <text:p text:style-name="P3">TRIM: <text:span text:style-name="T5">앞 뒤 공백 제거</text:span></text:p>
      <text:p text:style-name="P4">LEADING FROM: 앞의 공백을 제거</text:p>
      <text:p text:style-name="P4">TRAILING FROM: 뒤의 공백을 제거</text:p>
      <text:p text:style-name="P4">BOTH FROM: 앞 뒤 공백 제거 = TRIM</text:p>
      <text:p text:style-name="P3"/>
      <text:p text:style-name="P3">SELECT '[' || TRIM(' _ _ORACLE_ _ ') || ']' TRIM,</text:p>
      <text:p text:style-name="P3"><text:s text:c="8"/>'[' || TRIM(LEADING FROM ' _ _ORACLE_ _ ') || ']' AS TRIM_LEADING,</text:p>
      <text:p text:style-name="P3"><text:s text:c="9"/>'[' || TRIM(TRAILING FROM ' _ _ORACLE_ _ ') || ']' AS TRIM_TRAILING,</text:p>
      <text:p text:style-name="P3"><text:s text:c="10"/>'[' || TRIM(BOTH FROM ' _ _ORACLE_ _ ') || ']' AS TRIM_BOTH</text:p>
      <text:p text:style-name="P3"><text:s text:c="10"/>FROM DUAL;</text:p>
      <text:p text:style-name="P3"/>
      <text:p text:style-name="P3">SELECT '[' || TRIM(' _ _ORACLE_ _ ') || ']' TRIM,</text:p>
      <text:p text:style-name="P3"><text:s text:c="8"/>'[' || TRIM(LEADING '_' FROM ' _ _ORACLE_ _ ') || ']' AS TRIM_LEADING,</text:p>
      <text:p text:style-name="P3"><text:s text:c="7"/>'[' || TRIM(TRAILING '_' FROM ' _ _ORACLE_ _ ') || ']' ASTRIM_TRAILING,</text:p>
      <text:p text:style-name="P3"><text:s text:c="7"/>'[' || TRIM(BOTH '_' FROM ' _ _ORACLE_ _ ') || ']' AS TRIM_BOTH</text:p>
      <text:p text:style-name="P3"><text:s text:c="9"/>FROM DUAL;</text:p>
      <text:p text:style-name="P3"/>
      <text:p text:style-name="P3">FROM <text:span text:style-name="T5">앞의 문자</text:span>: <text:span text:style-name="T5">삭제할 문자</text:span></text:p>
      <text:p text:style-name="P3"/>
      <text:p text:style-name="P3">SELECT '[' || TRIM('_'FROM'_ _ORACLE_ _') || ']' TRIM,</text:p>
      <text:p text:style-name="P3"><text:s text:c="8"/>'[' || TRIM(LEADING '_' FROM '_ _ORACLE_ _') || ']' AS TRIM_LEADING,</text:p>
      <text:p text:style-name="P3"><text:s text:c="9"/>'[' || TRIM(TRAILING '_' FROM '_ _ORACLE_ _') || ']' AS TRIM_TRAILING,</text:p>
      <text:p text:style-name="P3"><text:s text:c="10"/>'[' || TRIM(BOTH '_' FROM '_ _ORACLE_ _') || ']' AS TRIM_BOTH</text:p>
      <text:p text:style-name="P3"><text:s text:c="10"/>FROM DUAL;</text:p>
      <text:p text:style-name="P3"/>
      <text:p text:style-name="P3">SELECT '[' || TRIM(' _ORACLE_ ') || ']' AS TRIM,</text:p>
      <text:p text:style-name="P3"><text:s text:c="4"/>'[' || LTRIM(' _ORACLE_ ') || ']' AS TRIM,</text:p>
      <text:p text:style-name="P3"><text:s text:c="4"/>'[' || LTRIM('&lt;_&lt;_&lt;__&lt;ORACLE&gt;__&gt;_&gt;_&gt;','_&lt;') || ']' AS TRIM,</text:p>
      <text:p text:style-name="P3"><text:s text:c="4"/>'[' || RTRIM(' _ORACLE_ ') || ']' AS TRIM,</text:p>
      <text:p text:style-name="P3"><text:s text:c="4"/>'[' || RTRIM('&lt;_&lt;_&lt;__&lt;ORACLE&gt;__&gt;_&gt;_&gt;','&gt;_') || ']' AS TRIM,</text:p>
      <text:p text:style-name="P3"><text:s text:c="4"/>'[' || LTRIM('&lt;_&lt;_&lt;_O_&lt;ORACLE&gt;_O_&gt;_&gt;_&gt;','_&lt;') || ']' AS TRIM,</text:p>
      <text:p text:style-name="P3"><text:s text:c="4"/>'[' || RTRIM('&lt;_&lt;_&lt;_O_&lt;ORACLE&gt;_O_&gt;_&gt;_&gt;','&gt;_') || ']' AS TRIM</text:p>
      <text:p text:style-name="P3"><text:s/>FROM DUAL;</text:p>
      <text:p text:style-name="P1">}}}}}}}</text:p>
      <text:p text:style-name="P1"/>
      <text:p text:style-name="P1"/>
      <text:p text:style-name="P1"/>
      <text:p text:style-name="P5"><text:soft-page-break/>{{{{{{{</text:p>
      <text:p text:style-name="P3">SELECT ROUND(1234.5678),</text:p>
      <text:p text:style-name="P3"><text:s text:c="8"/>ROUND(1234.5678,0), <text:s text:c="2"/>//0<text:span text:style-name="T5">은 소수점 그 자체를 의미한다.</text:span></text:p>
      <text:p text:style-name="P3"><text:s text:c="8"/>ROUND(1234.5678,1), <text:s text:c="2"/>//1<text:span text:style-name="T5">은 소숫점 첫째 자리</text:span></text:p>
      <text:p text:style-name="P3"><text:s text:c="8"/>ROUND(1234.5678,2), </text:p>
      <text:p text:style-name="P3"><text:s text:c="8"/>ROUND(1234.5678,-1), <text:s text:c="2"/>//-1<text:span text:style-name="T5">은 정수 첫째 자리</text:span></text:p>
      <text:p text:style-name="P3"><text:s text:c="8"/>ROUND(1234.5678,-2)</text:p>
      <text:p text:style-name="P3"><text:s/>FROM DUAL;</text:p>
      <text:p text:style-name="P3"/>
      <text:p text:style-name="P3"><text:s/>ROUND(<text:span text:style-name="T5">숫자</text:span>,<text:span text:style-name="T5">반올림할 자릿수</text:span>)</text:p>
      <text:p text:style-name="P1">}}}}}}}</text:p>
      <text:p text:style-name="P5">{{{{{{{</text:p>
      <text:p text:style-name="P3">SELECT TRUNC(1234.5678),</text:p>
      <text:p text:style-name="P3"><text:s text:c="8"/>TRUNC(1234.5678,0), </text:p>
      <text:p text:style-name="P3"><text:s text:c="8"/>TRUNC(1234.5678,1), </text:p>
      <text:p text:style-name="P3"><text:s text:c="8"/>TRUNC(1234.5678,2), </text:p>
      <text:p text:style-name="P3"><text:s text:c="8"/>TRUNC(1234.5678,-1), </text:p>
      <text:p text:style-name="P3"><text:s text:c="8"/>TRUNC(1234.5678,-2)</text:p>
      <text:p text:style-name="P3"><text:s/>FROM DUAL;</text:p>
      <text:p text:style-name="P3"/>
      <text:p text:style-name="P3">TRUNC(<text:span text:style-name="T5">숫자,버릴 자릿수)</text:span></text:p>
      <text:p text:style-name="P1">}}}}}}}</text:p>
      <text:p text:style-name="P5">{{{{{{{</text:p>
      <text:p text:style-name="P3">SELECT CEIL(3.14),</text:p>
      <text:p text:style-name="P3"><text:s text:c="8"/>FLOOR(3.14),</text:p>
      <text:p text:style-name="P3"><text:s text:c="8"/>CEIL(-3.14),</text:p>
      <text:p text:style-name="P3"><text:s text:c="8"/>FLOOR(-3.14)</text:p>
      <text:p text:style-name="P3"><text:s text:c="4"/>FROM DUAL;</text:p>
      <text:p text:style-name="P4"/>
      <text:p text:style-name="P4">--CEIL,FLOOR : 정수 찾기</text:p>
      <text:p text:style-name="P4">--CEIL: 천장을 만들다. (무조건 올림)</text:p>
      <text:p text:style-name="P4">--FLOOR: 바닥을 이룬다. (무조건 내림)</text:p>
      <text:p text:style-name="P1">}}}}}}}</text:p>
      <text:p text:style-name="P5">{{{{{{{</text:p>
      <text:p text:style-name="P3">SELECT MOD(15,6),MOD(10,2),MOD(11,2)</text:p>
      <text:p text:style-name="P3">FROM DUAL;</text:p>
      <text:p text:style-name="P3"/>
      <text:p text:style-name="P3">--MOD: <text:span text:style-name="T5">나머지 구하기</text:span></text:p>
      <text:p text:style-name="P1">}}}}}}}</text:p>
      <text:p text:style-name="P5">{{{{{{{</text:p>
      <text:p text:style-name="P3">SELECT SYSDATE,</text:p>
      <text:p text:style-name="P3"><text:s text:c="8"/>SYSDATE -1,</text:p>
      <text:p text:style-name="P3"><text:s text:c="8"/>SYSDATE +1</text:p>
      <text:p text:style-name="P3"><text:s text:c="4"/>FROM DUAL;</text:p>
      <text:p text:style-name="P3"/>
      <text:p text:style-name="P3">--SYSDATE: <text:span text:style-name="T5">현 시각 날짜</text:span></text:p>
      <text:p text:style-name="P1"><text:soft-page-break/>}}}}}}}</text:p>
      <text:p text:style-name="P1"/>
      <text:p text:style-name="P5">{{{{{{{</text:p>
      <text:p text:style-name="P3">SELECT SYSDATE,</text:p>
      <text:p text:style-name="P3"><text:s text:c="8"/>ADD_MONTHS(SYSDATE, 3123)</text:p>
      <text:p text:style-name="P3"><text:s text:c="4"/>FROM DUAL</text:p>
      <text:p text:style-name="P3"/>
      <text:p text:style-name="P3">SELECT EMPNO, ENAME, HIREDATE, ADD_MONTHS(HIREDATE,120) FROM EMP</text:p>
      <text:p text:style-name="P3"/>
      <text:p text:style-name="P3">SELECT SYSDATE, ADD_MONTHS(SYSDATE, 6), ADD_MONTHS(SYSDATE, -13*12), ADD_MONTHS(SYSDATE, 12*26)</text:p>
      <text:p text:style-name="P3">FROM DUAL;</text:p>
      <text:p text:style-name="P1">}}}}}}}</text:p>
      <text:p text:style-name="P5">{{{{{{{</text:p>
      <text:p text:style-name="P3">SELECT EMPNO, ENAME, HIREDATE, SYSDATE, TRUNC(MONTHS_BETWEEN(HIREDATE, SYSDATE)) AS MONTH1,</text:p>
      <text:p text:style-name="P3">TRUNC( MONTHS_BETWEEN(SYSDATE, HIREDATE)) AS MONTH2</text:p>
      <text:p text:style-name="P3">FROM EMP;</text:p>
      <text:p text:style-name="P1">}}}}}}}</text:p>
      <text:p text:style-name="P5">{{{{{{{</text:p>
      <text:p text:style-name="P3">SELECT SYSDATE, NEXT_DAY(SYSDATE, '월요일'), LAST_DAY(SYSDATE) FROM DUAL;</text:p>
      <text:p text:style-name="P3"/>
      <text:p text:style-name="P3">--NEXT_DAY:<text:span text:style-name="T5">특정날짜 기준으로 돌아오는 요일의 날짜 출력</text:span></text:p>
      <text:p text:style-name="P4">--LAST_DAY: 해달 달의 마지막 날 출력</text:p>
      <text:p text:style-name="P5"/>
      <text:p text:style-name="P1">}}}}}}}</text:p>
      <text:p text:style-name="P5">{{{{{{{</text:p>
      <text:p text:style-name="P3">SELECT SYSDATE,</text:p>
      <text:p text:style-name="P3"><text:s text:c="8"/>ROUND(SYSDATE, 'CC'),</text:p>
      <text:p text:style-name="P3"><text:s text:c="9"/>ROUND(SYSDATE, 'YYYY'),</text:p>
      <text:p text:style-name="P3"><text:s text:c="10"/>ROUND(SYSDATE, 'Q'),</text:p>
      <text:p text:style-name="P3"><text:s text:c="11"/>ROUND(SYSDATE, 'DDD'),</text:p>
      <text:p text:style-name="P3"><text:s text:c="12"/>ROUND(SYSDATE, 'HH')</text:p>
      <text:p text:style-name="P3">FROM DUAL;</text:p>
      <text:p text:style-name="P3"/>
      <text:p text:style-name="P1">}}}}}}}</text:p>
      <text:p text:style-name="P5">{{{{{{{</text:p>
      <text:p text:style-name="P4">--TO_CHAR : 숫자 또는 날짜 데이터를 문자 데이터로 변환</text:p>
      <text:p text:style-name="P4">--TO_NUMBER : 문자 데이터를 숫자 데이터로 변환</text:p>
      <text:p text:style-name="P4">--TO_DATE : 문자 데이터를 날짜 데이터로 변환</text:p>
      <text:p text:style-name="P4"/>
      <text:p text:style-name="P4">SELECT TO_CHAR(SYSDATE, 'YYYY/MM/DD/DAY HH24:MI:SS') AS QWE FROM DUAL;</text:p>
      <text:p text:style-name="P4">--(날짜 데이터를 원하는 형태의 문자열로 출력)</text:p>
      <text:p text:style-name="P4"><text:soft-page-break/></text:p>
      <text:p text:style-name="P4"/>
      <text:p text:style-name="P4">SELECT SYSDATE, TO_CHAR(SYSDATE,'MM') AS MM,</text:p>
      <text:p text:style-name="P4"><text:s text:c="2"/>TO_CHAR(SYSDATE,'MON') AS MON,</text:p>
      <text:p text:style-name="P4"><text:s text:c="3"/>TO_CHAR(SYSDATE,'MONTH') AS MONTH, </text:p>
      <text:p text:style-name="P4"><text:s text:c="3"/>TO_CHAR(SYSDATE,'DD') AS DD,</text:p>
      <text:p text:style-name="P4"><text:s text:c="4"/>TO_CHAR(SYSDATE,'DY') AS DY,</text:p>
      <text:p text:style-name="P4"><text:s text:c="5"/>TO_CHAR(SYSDATE, 'DAY') AS DAY</text:p>
      <text:p text:style-name="P4">FROM DUAL;</text:p>
      <text:p text:style-name="P1">}}}}}}}</text:p>
      <text:p text:style-name="P5">{{{{{{{</text:p>
      <text:p text:style-name="P5"/>
      <text:p text:style-name="P5">TO_CHAR <text:span text:style-name="T5">응용</text:span></text:p>
      <text:p text:style-name="P5"/>
      <text:p text:style-name="P3">SELECT SYSDATE, TO_CHAR(SYSDATE,'MM') AS MM,</text:p>
      <text:p text:style-name="P3"><text:s text:c="2"/>TO_CHAR(SYSDATE,'DD') AS DD,</text:p>
      <text:p text:style-name="P3"><text:s text:c="3"/>TO_CHAR(SYSDATE,'DY', 'NLS_DATE_LANGUAGE = KOREAN') AS DY_KOR, </text:p>
      <text:p text:style-name="P3"><text:s text:c="4"/>TO_CHAR(SYSDATE,'DY', 'NLS_DATE_LANGUAGE = JAPANESE') AS DY_JPN, </text:p>
      <text:p text:style-name="P3"><text:s text:c="5"/>TO_CHAR(SYSDATE,'DY', 'NLS_DATE_LANGUAGE = ENGLISH') AS DY_ENG, </text:p>
      <text:p text:style-name="P3"><text:s text:c="6"/>TO_CHAR(SYSDATE,'DY', 'NLS_DATE_LANGUAGE = KOREAN') AS DAY_KOR, </text:p>
      <text:p text:style-name="P3"><text:s text:c="7"/>TO_CHAR(SYSDATE,'DY', 'NLS_DATE_LANGUAGE = JAPANESE') AS DAY_JPN, </text:p>
      <text:p text:style-name="P3"><text:s text:c="8"/>TO_CHAR(SYSDATE,'DY', 'NLS_DATE_LANGUAGE = ENGLISH') AS DAY_ENG</text:p>
      <text:p text:style-name="P3"/>
      <text:p text:style-name="P3">FROM DUAL;</text:p>
      <text:p text:style-name="P3"/>
      <text:p text:style-name="P10">----------------------------------------------------------------</text:p>
      <text:p text:style-name="P10"/>
      <text:p text:style-name="P3">SELECT SYSDATE, TO_CHAR(SYSDATE,'MM') AS MM,</text:p>
      <text:p text:style-name="P3"><text:s text:c="3"/>TO_CHAR(SYSDATE,'MON', 'NLS_DATE_LANGUAGE = KOREAN') AS MON_KOR, </text:p>
      <text:p text:style-name="P3"><text:s text:c="4"/>TO_CHAR(SYSDATE,'MON', 'NLS_DATE_LANGUAGE = JAPANESE') AS MON_JPN, </text:p>
      <text:p text:style-name="P3"><text:s text:c="5"/>TO_CHAR(SYSDATE,'MON', 'NLS_DATE_LANGUAGE = ENGLISH') AS MON_ENG, </text:p>
      <text:p text:style-name="P3"><text:s text:c="6"/>TO_CHAR(SYSDATE,'MONTH', 'NLS_DATE_LANGUAGE = KOREAN') AS MONTH_KOR, </text:p>
      <text:p text:style-name="P3"><text:s text:c="7"/>TO_CHAR(SYSDATE,'MONTH', 'NLS_DATE_LANGUAGE = JAPANESE') AS MONTH_JPN, </text:p>
      <text:p text:style-name="P3"><text:s text:c="8"/>TO_CHAR(SYSDATE,'MONTH', 'NLS_DATE_LANGUAGE = ENGLISH') AS MONTH_ENG</text:p>
      <text:p text:style-name="P3"/>
      <text:p text:style-name="P3">FROM DUAL;</text:p>
      <text:p text:style-name="P3"/>
      <text:p text:style-name="P1"><text:soft-page-break/>}}}}}}}</text:p>
      <text:p text:style-name="P1"/>
      <text:p text:style-name="P1"/>
      <text:p text:style-name="P5">{{{{{{{</text:p>
      <text:p text:style-name="P8">--시간을 문자로</text:p>
      <text:p text:style-name="P7"/>
      <text:p text:style-name="P7">SELECT SYSDATE,</text:p>
      <text:p text:style-name="P7"><text:s text:c="8"/>TO_CHAR(SYSDATE, 'HH24:MI:SS') AS HH24MISS,</text:p>
      <text:p text:style-name="P7"><text:s text:c="8"/>TO_CHAR(SYSDATE, 'HH12:MI:SS AM') AS HH24MISS_AM,</text:p>
      <text:p text:style-name="P7"><text:s text:c="8"/>TO_CHAR(SYSDATE, 'HH:MI:SS P.M.') AS HH24MISS_PM</text:p>
      <text:p text:style-name="P7">FROM DUAL</text:p>
      <text:p text:style-name="P1">}}}}}}}</text:p>
      <text:p text:style-name="P5">{{{{{{{</text:p>
      <text:p text:style-name="P8">--정수를 문자로</text:p>
      <text:p text:style-name="P5"/>
      <text:p text:style-name="P7">SELECT SAL,</text:p>
      <text:p text:style-name="P7"><text:s text:c="8"/>TO_CHAR(SAL, '$999,999') AS SAL_$,</text:p>
      <text:p text:style-name="P7"><text:s text:c="8"/>TO_CHAR(SAL, 'L999,999') AS SAL_L,</text:p>
      <text:p text:style-name="P7"><text:s text:c="8"/>TO_CHAR(SAL, '999,999.00') AS SAL_1, </text:p>
      <text:p text:style-name="P7"><text:s text:c="8"/>TO_CHAR(SAL, '000,999,999.00') AS SAL_2,</text:p>
      <text:p text:style-name="P7"><text:s text:c="8"/>TO_CHAR(SAL, '000999999.99') AS SAL_3,</text:p>
      <text:p text:style-name="P7"><text:s text:c="8"/>TO_CHAR(SAL, '999,999,00') AS SAL_4</text:p>
      <text:p text:style-name="P7">FROM EMP</text:p>
      <text:p text:style-name="P1">}}}}}}}</text:p>
      <text:p text:style-name="P5">{{{{{{{</text:p>
      <text:p text:style-name="P8">--숫자로</text:p>
      <text:p text:style-name="P7">SELECT TO_NUMBER('1,300', '999,999') - TO_NUMBER('1,500', '999,999')</text:p>
      <text:p text:style-name="P7">FROM DUAL</text:p>
      <text:p text:style-name="P1">}}}}}}}</text:p>
      <text:p text:style-name="P5">{{{{{{{</text:p>
      <text:p text:style-name="P8">--문자를 날짜로</text:p>
      <text:p text:style-name="P7">SELECT TO_DATE('2024-07-04', 'YYYY-MM-DD')</text:p>
      <text:p text:style-name="P7">FROM DUAL</text:p>
      <text:p text:style-name="P7"/>
      <text:p text:style-name="P7">SELECT *</text:p>
      <text:p text:style-name="P7">FROM EMP</text:p>
      <text:p text:style-name="P7">WHERE HIREDATE &gt; TO_DATE('1981/06/01', 'YYYY/MM/DD')</text:p>
      <text:p text:style-name="P7"/>
      <text:p text:style-name="P12">SELECT *</text:p>
      <text:p text:style-name="P12">FROM EMP</text:p>
      <text:p text:style-name="P12">WHERE '1981-06-01'&lt;HIREDATE; <text:span text:style-name="T5">이것도 가능하지만 기존 데이터가 이미 날짜데이터이기 때문</text:span></text:p>
      <text:p text:style-name="P13"/>
      <text:p text:style-name="P4">SELECT TO_CHAR(TO_DATE('49/12/10', 'YY/MM/DD'), 'YYYY/MM/DD')AS A,</text:p>
      <text:p text:style-name="P4"><text:s text:c="8"/>TO_CHAR(TO_DATE('49/12/10', 'RR/MM/DD'), 'YYYY/MM/DD')AS B,</text:p>
      <text:p text:style-name="P4"><text:s text:c="8"/>TO_CHAR(TO_DATE('50/12/10', 'YY/MM/DD'), 'YYYY/MM/DD')AS C,</text:p>
      <text:p text:style-name="P4"><text:soft-page-break/><text:s text:c="8"/>TO_CHAR(TO_DATE('50/12/10', 'RR/MM/DD'), 'YYYY/MM/DD')AS D</text:p>
      <text:p text:style-name="P4">FROM DUAL;</text:p>
      <text:p text:style-name="P13">D는 1950년도로 나온다.(RR은 1951~2050년도를 표시하기 때문)(Y는2000~2100까지)</text:p>
      <text:p text:style-name="P1">}}}}}}}</text:p>
      <text:p text:style-name="P5">{{{{{{{</text:p>
      <text:p text:style-name="P4">--NULL 처리 함수 (NVL) ( NVL, NVL2, NVL3)</text:p>
      <text:p text:style-name="P3"/>
      <text:p text:style-name="P4">SELECT EMPNO, ENAME, SAL, COMM, SAL+COMM, NVL(COMM, '0'),</text:p>
      <text:p text:style-name="P4">NVL(SAL, '0')+NVL(COMM, '0')AS ASDW</text:p>
      <text:p text:style-name="P4">FROM EMP;</text:p>
      <text:p text:style-name="P4"/>
      <text:p text:style-name="P4">SELECT EMPNO, ENAME, SAL, COMM, SAL+COMM, NVL(COMM, '0'),</text:p>
      <text:p text:style-name="P4">NVL2(COMM, SAL+COMM,SAL)AS ASDW</text:p>
      <text:p text:style-name="P4">FROM EMP;</text:p>
      <text:p text:style-name="P4"/>
      <text:p text:style-name="P4">SELECT EMPNO, ENAME, SAL, COMM, SAL+COMM, NVL(COMM, '0'),</text:p>
      <text:p text:style-name="P4">NVL2(COMM, SAL*12+COMM,SAL*12)AS ASDW</text:p>
      <text:p text:style-name="P4">FROM EMP;</text:p>
      <text:p text:style-name="P4"/>
      <text:p text:style-name="P4">NVL2:열 또는 데이터를 입력하여 해당 데이터가 NULL이 아닐 때와 NULL일 때 출력</text:p>
      <text:p text:style-name="P4">데이터를 각각 지정한다.</text:p>
      <text:p text:style-name="P4">NVL2(NULL인지 검사할 데이터,</text:p>
      <text:p text:style-name="P4">앞 데이터가 NULL이 아닐 경우 반환할 데이터,</text:p>
      <text:p text:style-name="P4"><text:s/>앞 데이터가 NULL일 경우 반환할 데이터)</text:p>
      <text:p text:style-name="P4"/>
      <text:p text:style-name="P4">SELECT EMPNO, ENAME, SAL, COMM, MGR,</text:p>
      <text:p text:style-name="P4">NVL2(MGR, '직원','대표')AS ASDW</text:p>
      <text:p text:style-name="P4">FROM EMP;</text:p>
      <text:p text:style-name="P1">}}}}}}}</text:p>
      <text:p text:style-name="P5">{{{{{{{</text:p>
      <text:p text:style-name="P3">DEC<text:span text:style-name="T5">ODE: JAVA의 SWICH-CASE와 비슷하다.</text:span></text:p>
      <text:p text:style-name="P3"/>
      <text:p text:style-name="P3">SELECT EMPNO, ENAME, JOB, SAL,</text:p>
      <text:p text:style-name="P3"><text:s text:c="8"/>DECODE(JOB,</text:p>
      <text:p text:style-name="P3"><text:s text:c="8"/>'MANAGER',SAL*1.1, </text:p>
      <text:p text:style-name="P3"><text:s text:c="8"/>'SALESMAN',SAL*1.05,</text:p>
      <text:p text:style-name="P3"><text:s text:c="8"/>'ANALYST', SAL,</text:p>
      <text:p text:style-name="P3"><text:s text:c="8"/>SAL*1.03) AS UPSAL</text:p>
      <text:p text:style-name="P3">FROM EMP</text:p>
      <text:p text:style-name="P1">}}}}}}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{{{{{{{</text:p>
      <text:p text:style-name="P3">CASE<text:span text:style-name="T5">문: <text:s/>IF문과 비슷하다.</text:span></text:p>
      <text:p text:style-name="P4">SELECT EMPNO, ENAME, JOB, SAL,</text:p>
      <text:p text:style-name="P4"><text:s text:c="8"/>CASE JOB</text:p>
      <text:p text:style-name="P4"><text:s text:c="12"/>WHEN 'MANAGER' THEN SAL*1.1</text:p>
      <text:p text:style-name="P4"><text:s text:c="12"/>WHEN 'SALEMAN' THEN SAL*1.05</text:p>
      <text:p text:style-name="P4"><text:s text:c="12"/>WHEN 'ANALYST' THEN SAL</text:p>
      <text:p text:style-name="P4"><text:s text:c="12"/>ELSE SAL*1.03</text:p>
      <text:p text:style-name="P4"><text:s text:c="8"/>END</text:p>
      <text:p text:style-name="P4"><text:s text:c="12"/>AS UPSAL</text:p>
      <text:p text:style-name="P4">FROM EMP;</text:p>
      <text:p text:style-name="P3"/>
      <text:p text:style-name="P11">----------------------------------------------------------------</text:p>
      <text:p text:style-name="P11"/>
      <text:p text:style-name="P3">SELECT EMPNO, ENAME, COMM,</text:p>
      <text:p text:style-name="P3"><text:s text:c="8"/>CASE </text:p>
      <text:p text:style-name="P3"><text:s text:c="12"/>WHEN COMM IS NULL THEN '해당사항 없음' </text:p>
      <text:p text:style-name="P3"><text:s text:c="12"/>WHEN COMM = 0 THEN '수장없음'</text:p>
      <text:p text:style-name="P3"><text:s text:c="12"/>WHEN COMM &gt; 0 THEN '수당: ' || COMM</text:p>
      <text:p text:style-name="P3"><text:s text:c="12"/>ELSE '그럴리가없는데?'</text:p>
      <text:p text:style-name="P3"><text:s text:c="8"/>END</text:p>
      <text:p text:style-name="P3"><text:s text:c="12"/>AS 추가수당</text:p>
      <text:p text:style-name="P3">FROM EMP;</text:p>
      <text:p text:style-name="P1">}}}}}}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{{{{{{{</text:p>
      <text:p text:style-name="P3">--1</text:p>
      <text:p text:style-name="P3">SELECT EMPNO, RPAD(SUBSTR(EMPNO,1,2),4,'*') AS MASKING_EMPNO, ENAME,</text:p>
      <text:p text:style-name="P3"><text:s text:c="4"/>RPAD(SUBSTR(ENAME,1,1),LENGTH(ENAME),'*') AS MASKING_ENAME</text:p>
      <text:p text:style-name="P3">FROM EMP</text:p>
      <text:p text:style-name="P3">WHERE LENGTH(ENAME) &gt;=5 AND LENGTH(ENAMD) &lt;6;</text:p>
      <text:p text:style-name="P3"/>
      <text:p text:style-name="P3">SELECT EMPNO,LPAD(EMPNO,2,'*')||'**' AS MASKING_EMPNO,ENAME, RPAD(ENAME,1,'*')||'*****' AS MASKING_ENAME</text:p>
      <text:p text:style-name="P3"><text:s/>FROM EMP</text:p>
      <text:p text:style-name="P3">WHERE <text:s/>LENGTH(ENAME) &gt;=5 AND LENGTH(ENAME)&lt;6;</text:p>
      <text:p text:style-name="P3">--2</text:p>
      <text:p text:style-name="P3">SELECT EMPNO, ENAME, SAL, TRUNC((TO_NUMBER(SAL,'999999')/21.5),2) AS DAY_PAY, ROUND(TO_NUMBER(SAL,'999999')/21.5/8,1) AS TIME_PAY</text:p>
      <text:p text:style-name="P3">FROM EMP;</text:p>
      <text:p text:style-name="P3"/>
      <text:p text:style-name="P3">SELECT EMPNO, ENAME, SAL, TRUNC(SAL/21.5, 2) AS DAY_PAY, ROUND(SAL/21.5/8,1) AS TIME_PAY</text:p>
      <text:p text:style-name="P3">FROM EMP;</text:p>
      <text:p text:style-name="P3"/>
      <text:p text:style-name="P3">--3</text:p>
      <text:p text:style-name="P3">SELECT EMPNO, ENAME, HIREDATE, ADD_MONTHS(HIREDATE,3) AS R_JOB, COMM</text:p>
      <text:p text:style-name="P3">FROM EMP;</text:p>
      <text:p text:style-name="P3"/>
      <text:p text:style-name="P3">SELECT EMPNO, ENAME, HIREDATE, TO_CHAR(NEXT_DAY(ADD_MONTHS(HIREDATE,3),'월요일'),'YYYY-MM-DD') AS R_JOB, COMM</text:p>
      <text:p text:style-name="P3">FROM EMP;</text:p>
      <text:p text:style-name="P3">--4</text:p>
      <text:p text:style-name="P3">SELECT EMPNO, ENAME, MGR, NVL2(MGR,MGR,0000)||DECODE(MGR,'75%','848541') <text:s/>AS CHG_MGR</text:p>
      <text:p text:style-name="P3">FROM EMP;</text:p>
      <text:p text:style-name="P3"/>
      <text:p text:style-name="P3">SELECT EMPNO, ENAME, MGR, </text:p>
      <text:p text:style-name="P3"><text:s text:c="8"/>CASE</text:p>
      <text:p text:style-name="P3"><text:s text:c="12"/>WHEN MGR IS NULL THEN '0000'</text:p>
      <text:p text:style-name="P3"><text:s text:c="12"/>WHEN SUBSTR(TO_CHAR(MGR),1,2) = '75' THEN '5555'</text:p>
      <text:p text:style-name="P3"><text:s text:c="12"/>WHEN SUBSTR(TO_CHAR(MGR),1,2) = '76' THEN '6666'</text:p>
      <text:p text:style-name="P3"><text:s text:c="12"/>WHEN SUBSTR(TO_CHAR(MGR),1,2) = '77' THEN '7777'</text:p>
      <text:p text:style-name="P3"><text:s text:c="12"/>WHEN SUBSTR(TO_CHAR(MGR),1,2) = '78' THEN '8888'</text:p>
      <text:p text:style-name="P3"><text:s text:c="12"/>ELSE TO_CHAR(MGR)</text:p>
      <text:p text:style-name="P3"><text:soft-page-break/><text:s text:c="8"/>END</text:p>
      <text:p text:style-name="P3"><text:s text:c="14"/>AS CHG_MGR</text:p>
      <text:p text:style-name="P3">FROM EMP;</text:p>
      <text:p text:style-name="P5">{{{{{{{ <text:s text:c="16"/></text:p>
      <text:p text:style-name="P3">SELECT SUM(SAL)</text:p>
      <text:p text:style-name="P3">FROM EMP;</text:p>
      <text:p text:style-name="P3"/>
      <text:p text:style-name="P3">SELECT ENAME, SUM(SAL)</text:p>
      <text:p text:style-name="P3">FROM EMP;<text:tab/><text:tab/><text:tab/><text:tab/><text:tab/><text:tab/>//<text:span text:style-name="T5">에러</text:span></text:p>
      <text:p text:style-name="P4"/>
      <text:p text:style-name="P4">SELECT SUM(SAL), SUM(ALL SAL), SUM(DISTINCT SAL)</text:p>
      <text:p text:style-name="P4">FROM EMP;<text:tab/><text:tab/><text:tab/><text:tab/><text:tab/><text:tab/> SUM(DISTINCT <text:s text:c="2"/>):중복 제거 후 더함<text:tab/></text:p>
      <text:p text:style-name="P1">}}}}}}}</text:p>
      <text:p text:style-name="P5">{{{{{{{</text:p>
      <text:p text:style-name="P3">SELECT COUNT(*)</text:p>
      <text:p text:style-name="P3">FROM EMP;</text:p>
      <text:p text:style-name="P3"/>
      <text:p text:style-name="P3">SELECT COUNT(DEPTNO)</text:p>
      <text:p text:style-name="P3">FROM EMP</text:p>
      <text:p text:style-name="P3">WHERE DEPTNO = 30</text:p>
      <text:p text:style-name="P3"/>
      <text:p text:style-name="P3">SELECT COUNT(SAL), COUNT(ALL SAL), COUNT(DISTINCT SAL)</text:p>
      <text:p text:style-name="P3">FROM EMP</text:p>
      <text:p text:style-name="P3"/>
      <text:p text:style-name="P3">SELECT COUNT(*)</text:p>
      <text:p text:style-name="P3">FROM EMP<text:tab/><text:tab/><text:tab/><text:tab/><text:tab/><text:tab/>//COUNT<text:span text:style-name="T5">값은 NULL을 포함하지 않기 때<text:tab/><text:tab/><text:tab/><text:tab/><text:tab/><text:tab/><text:tab/>문에 NULL까지 계산하려면 *을 해야한다.</text:span></text:p>
      <text:p text:style-name="P1">}}}}}}}</text:p>
      <text:p text:style-name="P5">{{{{{{{</text:p>
      <text:p text:style-name="P3">SELECT MAX(SAL)</text:p>
      <text:p text:style-name="P3">FROM EMP</text:p>
      <text:p text:style-name="P3">WHERE DEPTNO =30;</text:p>
      <text:p text:style-name="P3"/>
      <text:p text:style-name="P3">SELECT MIN(SAL)</text:p>
      <text:p text:style-name="P3">FROM EMP</text:p>
      <text:p text:style-name="P3">WHERE DEPTNO =30;</text:p>
      <text:p text:style-name="P3"/>
      <text:p text:style-name="P3">SELECT MAX(HIREDATE)</text:p>
      <text:p text:style-name="P3">FROM EMP;</text:p>
      <text:p text:style-name="P3"/>
      <text:p text:style-name="P1">}}}}}}}</text:p>
      <text:p text:style-name="P5">{{{{{{{</text:p>
      <text:p text:style-name="P4">SELECT AVG(SAL), '10' AS DEPTNO FROM EMP WHERE DEPTNO = 10</text:p>
      <text:p text:style-name="P4">UNION</text:p>
      <text:p text:style-name="P4">SELECT AVG(SAL), '20' AS DEPTNO FROM EMP WHERE DEPTNO = 20</text:p>
      <text:p text:style-name="P4">UNION</text:p>
      <text:p text:style-name="P4"><text:soft-page-break/>SELECT AVG(SAL), '30' AS DEPTNO FROM EMP WHERE DEPTNO = 30;</text:p>
      <text:p text:style-name="P4"/>
      <text:p text:style-name="P4">를 더 간단하게 표현하면 아래와 같다. GROUP BY로 표현하였다.</text:p>
      <text:p text:style-name="P3">SELECT AVG(SAL), DEPTNO</text:p>
      <text:p text:style-name="P3">FROM EMP</text:p>
      <text:p text:style-name="P3">GROUP BY DEPTNO;</text:p>
      <text:p text:style-name="P3"/>
      <text:p text:style-name="P4">SQL은 기본적으로 정렬이 안된다.</text:p>
      <text:p text:style-name="P3"/>
      <text:p text:style-name="P1">}}}}}}}</text:p>
      <text:p text:style-name="P5">{{{{{{{</text:p>
      <text:p text:style-name="P3">SELECT DEPTNO, JOB, AVG(SAL)</text:p>
      <text:p text:style-name="P3">FROM EMP</text:p>
      <text:p text:style-name="P3">GROUP BY DEPTNO, JOB</text:p>
      <text:p text:style-name="P3">ORDER BY DEPTNO, JOB;</text:p>
      <text:p text:style-name="P3"/>
      <text:p text:style-name="P4">부서번호와 직업별로 월급의 평균을 구한것</text:p>
      <text:p text:style-name="P1">}}}}}}}</text:p>
      <text:p text:style-name="P5">{{{{{{{</text:p>
      <text:p text:style-name="P3">SELECT DEPTNO, JOB, AVG(SAL) FROM EMP</text:p>
      <text:p text:style-name="P3">GROUP BY DEPTNO, JOB</text:p>
      <text:p text:style-name="P3"><text:s text:c="4"/>HAVING AVG(SAL) &gt;= 2000;</text:p>
      <text:p text:style-name="P4">HAVING절 사용 :부서별 직급별 평균 급여가 2000이상인 직원을 알고 싶다.</text:p>
      <text:p text:style-name="P4"/>
      <text:p text:style-name="P4"/>
      <text:p text:style-name="P4">SELECT ENAME, DEPTNO, JOB, AVG(SAL) <text:s/>FROM EMP</text:p>
      <text:p text:style-name="P4">WHERE SAL &lt;=3000</text:p>
      <text:p text:style-name="P4">GROUP BY ENAME, DEPTNO, JOB</text:p>
      <text:p text:style-name="P4"><text:s text:c="4"/>HAVING AVG(SAL) &gt;= 2000</text:p>
      <text:p text:style-name="P4"/>
      <text:p text:style-name="P4">급여가 3천 이하인 직원들을 부서별, 직급별로 평균을 내서 그 평균이 2000이상인 직원들을 구하고 싶다.</text:p>
      <text:p text:style-name="P3"/>
      <text:p text:style-name="P3">GROUP BY<text:span text:style-name="T5">는 UNION(합집합)이다.</text:span></text:p>
      <text:p text:style-name="P3">GROUP BY<text:span text:style-name="T5">에는 바로 데이터 값을 쓸 수 없다. 문법적으로 잘못되었기 때문,</text:span></text:p>
      <text:p text:style-name="P4">GROUP BY에는 SUM,AVG,MIN,MAX 같은 묶음 문법을 써야 한다.</text:p>
      <text:p text:style-name="P4"/>
      <text:p text:style-name="P4"/>
      <text:p text:style-name="P4">SELECT DEPTNO,JOB, AVG(SAL)</text:p>
      <text:p text:style-name="P4">FROM EMP</text:p>
      <text:p text:style-name="P4">GROUP BY DEPTNO, JOB</text:p>
      <text:p text:style-name="P4"><text:s text:c="4"/>HAVING AVG(SAL) &gt;= 500</text:p>
      <text:p text:style-name="P4"><text:s text:c="4"/>ORDER BY DEPTNO, JOB</text:p>
      <text:p text:style-name="P4"/>
      <text:p text:style-name="P4"/>
      <text:p text:style-name="P4">직원들의 부서별 직책의 평균 급여가 500 이상인 사원들의 부서 번호, 직책, 부서 별 직책<text:soft-page-break/>의 평균 급여가 출력 되도록 SQL문을 작성</text:p>
      <text:p text:style-name="P4"/>
      <text:p text:style-name="P4"/>
      <text:p text:style-name="P1">}}}}}}}</text:p>
      <text:p text:style-name="P5">{{{{{{{</text:p>
      <text:p text:style-name="P4">SQL 순서</text:p>
      <text:p text:style-name="P3">SELECT :2</text:p>
      <text:p text:style-name="P3">FROM : 1</text:p>
      <text:p text:style-name="P3">WHERE : 3</text:p>
      <text:p text:style-name="P3">GROUP BY : 4</text:p>
      <text:p text:style-name="P3">HAVING : 5</text:p>
      <text:p text:style-name="P1">}}}}}}}</text:p>
      <text:p text:style-name="P5">{{{{{{{</text:p>
      <text:p text:style-name="P3">SELECT DEPTNO, JOB, COUNT(*), MAX(SAL), SUM(SAL), AVG(SAL)</text:p>
      <text:p text:style-name="P3">FROM EMP</text:p>
      <text:p text:style-name="P3">GROUP BY ROLLUP(DEPTNO , JOB)</text:p>
      <text:p text:style-name="P3">ORDER BY DEPTNO , JOB</text:p>
      <text:p text:style-name="P3"/>
      <text:p text:style-name="P3">SELECT DEPTNO, JOB, COUNT(*), MAX(SAL), SUM(SAL), AVG(SAL)</text:p>
      <text:p text:style-name="P3">FROM EMP</text:p>
      <text:p text:style-name="P3">GROUP BY CUBE(DEPTNO , JOB)</text:p>
      <text:p text:style-name="P3">ORDER BY DEPTNO , JOB</text:p>
      <text:p text:style-name="P3"/>
      <text:p text:style-name="P14">ROLLUP, CUBE <text:span text:style-name="T5">함수</text:span></text:p>
      <text:p text:style-name="P14">ROLLUP: <text:span text:style-name="T5">포함 관계에 따라 묶음</text:span></text:p>
      <text:p text:style-name="P14">CUBE: <text:span text:style-name="T5">포함 관계 무시하고 다방면에서 묶음</text:span></text:p>
      <text:p text:style-name="P15"/>
      <text:p text:style-name="P15"><text:s text:c="2"/>그룹화: <text:s text:c="9"/>가장 소 그룹의 결과</text:p>
      <text:p text:style-name="P15"><text:s text:c="2"/>ROLLUP: <text:s text:c="5"/>소 그룹 &gt; 대 그룹의 결과</text:p>
      <text:p text:style-name="P15"><text:s text:c="2"/>CUBE: <text:s text:c="9"/>조합 가능한 그룹의 결과</text:p>
      <text:p text:style-name="P3"/>
      <text:p text:style-name="P3">SELECT DEPTNO, JOB, COUNT(*)</text:p>
      <text:p text:style-name="P3">FROM EMP</text:p>
      <text:p text:style-name="P3">GROUP BY DEPTNO, ROLLUP(JOB);</text:p>
      <text:p text:style-name="P3"/>
      <text:p text:style-name="P3">SELECT JOB,DEPTNO, COUNT(*)</text:p>
      <text:p text:style-name="P3">FROM EMP</text:p>
      <text:p text:style-name="P3">GROUP BY JOB, ROLLUP(DEPTNO);</text:p>
      <text:p text:style-name="P3"/>
      <text:p text:style-name="P3">SELECT JOB,DEPTNO, COUNT(*)</text:p>
      <text:p text:style-name="P3">FROM EMP</text:p>
      <text:p text:style-name="P3">GROUP BY DEPTNO, JOB</text:p>
      <text:p text:style-name="P3">ORDER BY DEPTNO, JOB</text:p>
      <text:p text:style-name="P3"/>
      <text:p text:style-name="P3">SELECT JOB,DEPTNO, COUNT(*)</text:p>
      <text:p text:style-name="P3">FROM EMP</text:p>
      <text:p text:style-name="P3"><text:soft-page-break/>GROUP BY GROUPING SETS( DEPTNO, JOB)</text:p>
      <text:p text:style-name="P3">ORDER BY DEPTNO, JOB</text:p>
      <text:p text:style-name="P4"/>
      <text:p text:style-name="P1">}}}}}}}</text:p>
      <text:p text:style-name="P5">{{{{{{{</text:p>
      <text:p text:style-name="P3">SELECT DEPTNO, JOB, COUNT(*), MAX(SAL), SUM(SAL), AVG(SAL), GROUPING(DEPTNO), GROUPING(JOB)</text:p>
      <text:p text:style-name="P3">FROM EMP</text:p>
      <text:p text:style-name="P3">GROUP BY CUBE(DEPTNO, JOB)</text:p>
      <text:p text:style-name="P3">ORDER BY DEPTNO, JOB;</text:p>
      <text:p text:style-name="P3"/>
      <text:p text:style-name="P3">SELECT DECODE(GROUPING(DEPTNO), </text:p>
      <text:p text:style-name="P3"><text:s text:c="12"/>1, 'ALL_DEPT',DEPTNO) AS DEPTNO,</text:p>
      <text:p text:style-name="P3"><text:s text:c="8"/>DECODE(GROUPING (JOB),</text:p>
      <text:p text:style-name="P3"><text:s text:c="12"/>1, 'ALL_JOB', JOB) AS JOB,</text:p>
      <text:p text:style-name="P3"><text:s text:c="12"/>JOB, COUNT(*), MAX(SAL), SUM(SAL), AVG(SAL), GROUPING(DEPTNO), GROUPING(JOB)</text:p>
      <text:p text:style-name="P3">FROM EMP</text:p>
      <text:p text:style-name="P3">GROUP BY CUBE(DEPTNO, JOB)</text:p>
      <text:p text:style-name="P3">ORDER BY DEPTNO</text:p>
      <text:p text:style-name="P3"/>
      <text:p text:style-name="P4">GROUPING 함수:</text:p>
      <text:p text:style-name="P1">}}}}}}}</text:p>
      <text:p text:style-name="P5">{{{{{{{</text:p>
      <text:p text:style-name="P3">SELECT DEPTNO, JOB, COUNT(*), MAX(SAL), GROUPING(DEPTNO), GROUPING(JOB),GROUPING_ID(DEPTNO,JOB)</text:p>
      <text:p text:style-name="P3">FROM EMP</text:p>
      <text:p text:style-name="P3">GROUP BY CUBE(DEPTNO, JOB)</text:p>
      <text:p text:style-name="P3">ORDER BY DEPTNO, JOB</text:p>
      <text:p text:style-name="P5"><text:tab/><text:tab/><text:tab/><text:tab/><text:tab/><text:tab/><text:tab/><text:tab/>-<text:span text:style-name="T5">여기-</text:span></text:p>
      <text:p text:style-name="P1">}}}}}}}</text:p>
      <text:p text:style-name="P5">{{{{{{{</text:p>
      <text:p text:style-name="P3">SELECT DEPTNO, </text:p>
      <text:p text:style-name="P3"><text:s text:c="8"/>LISTAGG(ENAME, ', <text:s text:c="2"/>')</text:p>
      <text:p text:style-name="P3"><text:s text:c="8"/>WITHIN GROUP(ORDER BY SAL DESC) AS ENAMES</text:p>
      <text:p text:style-name="P3"><text:s text:c="8"/>FROM EMP</text:p>
      <text:p text:style-name="P3"><text:s text:c="8"/>GROUP BY DEPTNO</text:p>
      <text:p text:style-name="P3"/>
      <text:p text:style-name="P4">LISTAGG함수: 그룹에 속해있는 데이터를 가로로 표현</text:p>
      <text:p text:style-name="P1">}}}}}}}</text:p>
      <text:p text:style-name="P5">{{{{{{{</text:p>
      <text:p text:style-name="P3">SELECT *</text:p>
      <text:p text:style-name="P3">FROM (SELECT DEPTNO, JOB, SAL</text:p>
      <text:p text:style-name="P3"><text:s text:c="8"/>FROM EMP</text:p>
      <text:p text:style-name="P3"><text:s text:c="8"/>)</text:p>
      <text:p text:style-name="P3">PIVOT(MAX(SAL) FOR DEPTNO IN (10,20,30))</text:p>
      <text:p text:style-name="P3"><text:soft-page-break/>ORDER BY JOB</text:p>
      <text:p text:style-name="P3"/>
      <text:p text:style-name="P3">PIVOT: <text:span text:style-name="T5">행을 열로 변환</text:span></text:p>
      <text:p text:style-name="P5">{{{{{{{{{{{{{{{{</text:p>
      <text:p text:style-name="P5"/>
      <text:p text:style-name="P3">--1</text:p>
      <text:p text:style-name="P3">SELECT DEPTNO, TRUNC(AVG(SAL),0) AS AVG_SAL, MAX(SAL),MIN(SAL),COUNT(*) AS CNT</text:p>
      <text:p text:style-name="P3">FROM EMP</text:p>
      <text:p text:style-name="P3">GROUP BY DEPTNO;</text:p>
      <text:p text:style-name="P3"/>
      <text:p text:style-name="P3">SELECT DEPTNO, TRUNC(AVG(SAL),0) AS AVG_SAL, MAX(SAL),MIN(SAL),COUNT(*) AS CNT</text:p>
      <text:p text:style-name="P3">FROM EMP</text:p>
      <text:p text:style-name="P3">GROUP BY DEPTNO;</text:p>
      <text:p text:style-name="P3"/>
      <text:p text:style-name="P3">--2</text:p>
      <text:p text:style-name="P3">SELECT JOB, COUNT(*)</text:p>
      <text:p text:style-name="P3">FROM EMP</text:p>
      <text:p text:style-name="P3">GROUP BY JOB</text:p>
      <text:p text:style-name="P3">HAVING COUNT(DEPTNO) &gt;= 3;</text:p>
      <text:p text:style-name="P3"/>
      <text:p text:style-name="P3">SELECT JOB, COUNT(*)</text:p>
      <text:p text:style-name="P3">FROM EMP</text:p>
      <text:p text:style-name="P3">GROUP BY JOB</text:p>
      <text:p text:style-name="P3">HAVING COUNT(*) &gt;= 3;</text:p>
      <text:p text:style-name="P3"/>
      <text:p text:style-name="P3">--3</text:p>
      <text:p text:style-name="P3">SELECT TO_DATE(HIREDATE,99999), DEPTNO, COUNT(*) AS CNT</text:p>
      <text:p text:style-name="P3">FROM EMP</text:p>
      <text:p text:style-name="P3">GROUP BY DEPTNO;</text:p>
      <text:p text:style-name="P3"/>
      <text:p text:style-name="P3">SELECT TO_CHAR(HIREDATE,'YYYY') AS HIRE_YEAR, DEPTNO, COUNT(*) AS CNT</text:p>
      <text:p text:style-name="P3">FROM EMP</text:p>
      <text:p text:style-name="P3">GROUP BY TO_CHAR(HIREDATE,'YYYY'), DEPTNO;</text:p>
      <text:p text:style-name="P3"/>
      <text:p text:style-name="P3">--4</text:p>
      <text:p text:style-name="P3">SELECT NVL2(COMM, 'O','X') AS EXIST_COMM, COUNT(*)AS CNT</text:p>
      <text:p text:style-name="P3">FROM EMP</text:p>
      <text:p text:style-name="P3">GROUP BY COMM;</text:p>
      <text:p text:style-name="P3"/>
      <text:p text:style-name="P3">SELECT NVL2(COMM, 'O','X') AS EXIST_COMM, COUNT(*)AS CNT</text:p>
      <text:p text:style-name="P3">FROM EMP</text:p>
      <text:p text:style-name="P3">GROUP BY NVL2(COMM,'O','X');</text:p>
      <text:p text:style-name="P3"/>
      <text:p text:style-name="P3"><text:soft-page-break/></text:p>
      <text:p text:style-name="P3"/>
      <text:p text:style-name="P3"/>
      <text:p text:style-name="P3">--5</text:p>
      <text:p text:style-name="P3">SELECT DEPTNO, TO_CHAR(HIREDATE,'YYYY') AS HIRE_YEAR, COUNT(*) AS CNT,</text:p>
      <text:p text:style-name="P3"><text:s text:c="8"/>MAX(SAL) AS MAX_SAL,</text:p>
      <text:p text:style-name="P3"><text:s text:c="8"/>SUM(SAL) AS SUM_SAL,</text:p>
      <text:p text:style-name="P3"><text:s text:c="8"/>AVG(SAL) AS AVG_SAL</text:p>
      <text:p text:style-name="P3">FROM EMP</text:p>
      <text:p text:style-name="P3">GROUP BY ROLLUP(DEPTNO, TO_CHAR(HIREDATE,'YYYY'))</text:p>
      <text:p text:style-name="P3">ORDER BY DEPTNO, TO_CHAR(HIREDATE,'YYYY');</text:p>
      <text:p text:style-name="P5"/>
      <text:p text:style-name="P5">}}}}}}}}}}}}}}}}}}}}}}}}</text:p>
      <text:p text:style-name="P5">{{{{{{{</text:p>
      <text:p text:style-name="P3">SELECT * </text:p>
      <text:p text:style-name="P3">FROM EMP </text:p>
      <text:p text:style-name="P3">ORDER BY EMPNO; <text:s text:c="7"/>(14<text:span text:style-name="T5">개의 행)</text:span></text:p>
      <text:p text:style-name="P3"/>
      <text:p text:style-name="P3">SELECT *</text:p>
      <text:p text:style-name="P3">FROM DEPT</text:p>
      <text:p text:style-name="P3">ORDER BY DEPTNO;<text:tab/><text:tab/>(4<text:span text:style-name="T5">개의 행)</text:span></text:p>
      <text:p text:style-name="P14">----------------------------------------------------------------</text:p>
      <text:p text:style-name="P3">SELECT * </text:p>
      <text:p text:style-name="P3">FROM EMP,DEPT</text:p>
      <text:p text:style-name="P3">ORDER BY EMPNO;<text:tab/><text:tab/>(56<text:span text:style-name="T5">개의 행)<text:tab/><text:tab/><text:tab/>(크로스 함수)</text:span></text:p>
      <text:p text:style-name="P1">}}}}}}}</text:p>
      <text:p text:style-name="P5">{{{{{{{</text:p>
      <text:p text:style-name="P5"/>
      <text:p text:style-name="P3"><text:s/>SELECT * </text:p>
      <text:p text:style-name="P3">FROM EMP,DEPT</text:p>
      <text:p text:style-name="P3">WHERE <text:s/>EMP.DEPTNO = DEPT.DEPTNO</text:p>
      <text:p text:style-name="P3">ORDER BY EMPNO;<text:tab/><text:tab/><text:tab/><text:tab/><text:tab/>(14<text:span text:style-name="T5">개의 행)(JOIN 함수)</text:span></text:p>
      <text:p text:style-name="P5"/>
      <text:p text:style-name="P3">SELECT * </text:p>
      <text:p text:style-name="P3">FROM EMP E,DEPT D</text:p>
      <text:p text:style-name="P3">WHERE <text:s/>E.DEPTNO = D.DEPTNO</text:p>
      <text:p text:style-name="P3">ORDER BY EMPNO</text:p>
      <text:p text:style-name="P1">}}}}}}}</text:p>
      <text:p text:style-name="P5">{{{{{{{</text:p>
      <text:p text:style-name="P3">SELECT EMP.EMPNO, EMP.ENAME, DEPT.DEPTNO, DEPT.DNAME, DEPT.LOC</text:p>
      <text:p text:style-name="P3">FROM EMP , DEPT </text:p>
      <text:p text:style-name="P3">WHERE EMP.DEPTNO = DEPT.DEPTNO</text:p>
      <text:p text:style-name="P3">ORDER BY EMPNO</text:p>
      <text:p text:style-name="P3"><text:tab/><text:tab/><text:tab/><text:tab/><text:tab/><text:tab/><text:tab/><text:tab/>(<text:span text:style-name="T5">등가조인)(대표조인)</text:span></text:p>
      <text:p text:style-name="P3">SELECT E.EMPNO, E.ENAME, D.DEPTNO, D.DNAME, D.LOC</text:p>
      <text:p text:style-name="P3"><text:soft-page-break/>FROM EMP E, DEPT D</text:p>
      <text:p text:style-name="P3">WHERE E.DEPTNO = D.DEPTNO</text:p>
      <text:p text:style-name="P3"/>
      <text:p text:style-name="P3">SELECT EMPNO, ENAME, D.DEPTNO, DNAME, LOC</text:p>
      <text:p text:style-name="P3">FROM EMP E, DEPT D</text:p>
      <text:p text:style-name="P3">WHERE E.DEPTNO = D.DEPTNO</text:p>
      <text:p text:style-name="P1">}}}}}}}</text:p>
      <text:p text:style-name="P5">{{{{{{{</text:p>
      <text:p text:style-name="P3">SELECT EMPNO, ENAME, SAL, E.DEPTNO, LOC</text:p>
      <text:p text:style-name="P3">FROM EMP E, DEPT D</text:p>
      <text:p text:style-name="P3">WHERE E.DEPTNO = D.DEPTNO AND EMPNO&lt;=9999 AND SAL&lt;=2500</text:p>
      <text:p text:style-name="P1">}}}}}}}</text:p>
      <text:p text:style-name="P5">{{{{{{{</text:p>
      <text:p text:style-name="P3">SELECT *</text:p>
      <text:p text:style-name="P3">FROM EMP E, SALGRADE S</text:p>
      <text:p text:style-name="P3">WHERE E.SAL &gt;= S.LOSAL AND E.SAL &lt;= S.HISAL;</text:p>
      <text:p text:style-name="P3"><text:tab/><text:tab/><text:tab/><text:tab/><text:tab/><text:tab/>(<text:span text:style-name="T5">비등가 조인)</text:span></text:p>
      <text:p text:style-name="P1">}}}}}}}</text:p>
      <text:p text:style-name="P5">{{{{{{{</text:p>
      <text:p text:style-name="P3">SELECT E1.EMPNO, E1.ENAME, E1.MGR, E2.EMPNO AS 상사사번, E2.ENAME AS 상사이름</text:p>
      <text:p text:style-name="P3">FROM EMP E1, EMP E2</text:p>
      <text:p text:style-name="P3">WHERE E1.MGR = E2.EMPNO;</text:p>
      <text:p text:style-name="P3"><text:tab/><text:tab/><text:tab/><text:tab/><text:tab/><text:tab/><text:tab/>(<text:span text:style-name="T5">자체 조인)</text:span></text:p>
      <text:p text:style-name="P1">}}}}}}}</text:p>
      <text:p text:style-name="P5">{{{{{{{</text:p>
      <text:p text:style-name="P3">SELECT E1.EMPNO, E1.ENAME, E1.MGR, E2.EMPNO AS 상사사번, E2.ENAME AS 상사이름</text:p>
      <text:p text:style-name="P3">FROM EMP E1, EMP E2</text:p>
      <text:p text:style-name="P3">WHERE E1.MGR = E2.EMPNO(+);</text:p>
      <text:p text:style-name="P3"/>
      <text:p text:style-name="P3">SELECT E1.EMPNO, E1.ENAME, E1.MGR, E2.EMPNO AS 상사사번, E2.ENAME AS 상사이름</text:p>
      <text:p text:style-name="P3">FROM EMP E1, EMP E2</text:p>
      <text:p text:style-name="P3">WHERE E1.MGR(+) = E2.EMPNO</text:p>
      <text:p text:style-name="P3">ORDER BY E1.EMPNO;<text:tab/><text:tab/></text:p>
      <text:p text:style-name="P3"/>
      <text:p text:style-name="P14">(<text:span text:style-name="T5">아우터 조인)((+)기호를 붙이면 붙인 기준으로 가지지 않는 행들을 불러 온다.)</text:span></text:p>
      <text:p text:style-name="P3"/>
      <text:p text:style-name="P1">}}}}}}}</text:p>
      <text:p text:style-name="P5">{{{{{{{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4">SELECT E.EMPNO, E.ENAME, E.JOB, E.MGR, E.HIREDATE, E.SAL, E.COMM, D.DEPTNO, D.DNAME, D.LOC</text:p>
      <text:p text:style-name="P4">FROM EMP E, DEPT D</text:p>
      <text:p text:style-name="P4">WHERE E.DEPTNO = D.DEPTNO;</text:p>
      <text:p text:style-name="P4"/>
      <text:p text:style-name="P4">SELECT EMPNO, ENAME, JOB, MGR, HIREDATE, SAL, COMM, DEPTNO, DNAME, LOC</text:p>
      <text:p text:style-name="P4">FROM EMP E NATURAL JOIN DEPT E; <text:s text:c="4"/><text:span text:style-name="T8"><text:s/>( NATURAL JOIN)</text:span></text:p>
      <text:p text:style-name="P4"/>
      <text:p text:style-name="P4">SELECT EMPNO, ENAME, JOB, MGR, HIREDATE, SAL, COMM, DEPTNO, DNAME, LOC</text:p>
      <text:p text:style-name="P4">FROM EMP JOIN DEPT USING (DEPTNO)<text:tab/><text:tab/><text:span text:style-name="T8">( JOIN USING)</text:span></text:p>
      <text:p text:style-name="P4">WHERE SAL &gt;= 3000;</text:p>
      <text:p text:style-name="P4"/>
      <text:p text:style-name="P4">SELECT E.EMPNO, E.ENAME, E.JOB, E.MGR, E.HIREDATE, E.SAL, E.COMM, D.DEPTNO, D.DNAME, D.LOC</text:p>
      <text:p text:style-name="P4">FROM EMP E JOIN DEPT D ON (E.DEPTNO = D.DEPTNO);<text:tab/><text:tab/><text:span text:style-name="T8">( JOIN ON)</text:span></text:p>
      <text:p text:style-name="P4"/>
      <text:p text:style-name="P4"/>
      <text:p text:style-name="P1">}}}}}}}</text:p>
      <text:p text:style-name="P5">{{{{{{{</text:p>
      <text:p text:style-name="P3">SELECT E1.EMPNO, E1.ENAME, E1.MGR, E2.EMPNO, E2.ENAME</text:p>
      <text:p text:style-name="P3">FROM EMP E1, EMP E2</text:p>
      <text:p text:style-name="P3">WHERE E1.MGR = E2.EMPNO<text:span text:style-name="T8">(+)</text:span>;</text:p>
      <text:p text:style-name="P3"><text:tab/><text:tab/><text:tab/><text:tab/><text:tab/><text:tab/><text:tab/><text:tab/><text:tab/>(<text:span text:style-name="T8">(+)</text:span><text:span text:style-name="T9">기호</text:span><text:span text:style-name="T5">)</text:span></text:p>
      <text:p text:style-name="P3">SELECT E1.EMPNO, E1.ENAME, E1.MGR, E2.EMPNO, E2.ENAME</text:p>
      <text:p text:style-name="P3">FROM EMP E1 <text:span text:style-name="T8">LEFT</text:span> OUTER JOIN EMP E2 ON (E1.MGR = E2.EMPNO)</text:p>
      <text:p text:style-name="P3">ORDER BY E1.EMPNO; <text:s text:c="31"/><text:span text:style-name="T8"><text:s text:c="3"/>(LEFT)</text:span></text:p>
      <text:p text:style-name="P3"/>
      <text:p text:style-name="P3">SELECT E1.EMPNO, E1.ENAME, E1.MGR, E2.EMPNO, E2.ENAME</text:p>
      <text:p text:style-name="P3">FROM EMP E1 <text:span text:style-name="T8">RIGHT</text:span> OUTER JOIN EMP E2 ON (E1.MGR = E2.EMPNO)</text:p>
      <text:p text:style-name="P3">ORDER BY E1.EMPNO;<text:tab/><text:tab/><text:tab/><text:tab/><text:span text:style-name="T8">(RIGHT)</text:span></text:p>
      <text:p text:style-name="P3"/>
      <text:p text:style-name="P3">SELECT E1.EMPNO, E1.ENAME, E1.MGR, E2.EMPNO, E2.ENAME</text:p>
      <text:p text:style-name="P3">FROM EMP E1 <text:span text:style-name="T8">FULL</text:span> OUTER JOIN EMP E2 ON (E1.MGR = E2.EMPNO)</text:p>
      <text:p text:style-name="P3">ORDER BY E1.EMPNO;<text:tab/><text:tab/><text:tab/><text:tab/><text:span text:style-name="T8"><text:tab/>(FULL)</text:span></text:p>
      <text:p text:style-name="P3"/>
      <text:p text:style-name="P4">아우터 조인 종류들</text:p>
      <text:p text:style-name="P1">}}}}}}}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{{{{{{{</text:p>
      <text:p text:style-name="P3">--1.1 오라클 방식</text:p>
      <text:p text:style-name="P3">SELECT D.DEPTNO, D.DNAME, E.EMPNO, E.ENAME, E.SAL</text:p>
      <text:p text:style-name="P3">FROM EMP E, DEPT D </text:p>
      <text:p text:style-name="P3">WHERE E.DEPTNO = D.DEPTNO AND SAL&gt;2000</text:p>
      <text:p text:style-name="P3">ORDER BY D.DEPTNO;</text:p>
      <text:p text:style-name="P3">--1.2 SQL-99 방식</text:p>
      <text:p text:style-name="P3">SELECT DEPTNO, DNAME, EMPNO, ENAME, SAL</text:p>
      <text:p text:style-name="P3">FROM EMP NATURAL JOIN DEPT</text:p>
      <text:p text:style-name="P3">WHERE SAL &gt;2000</text:p>
      <text:p text:style-name="P3">ORDER BY DEPTNO;</text:p>
      <text:p text:style-name="P3"/>
      <text:p text:style-name="P3">SELECT DEPTNO, DNAME, EMPNO, ENAME, SAL</text:p>
      <text:p text:style-name="P3">FROM EMP JOIN DEPT USING(DEPTNO)</text:p>
      <text:p text:style-name="P3">WHERE SAL &gt;2000</text:p>
      <text:p text:style-name="P3">ORDER BY DEPTNO;</text:p>
      <text:p text:style-name="P3"/>
      <text:p text:style-name="P3">SELECT D.DEPTNO, D.DNAME, E.EMPNO, E.ENAME, E.SAL</text:p>
      <text:p text:style-name="P3">FROM EMP E JOIN DEPT D ON (D.DEPTNO = E.DEPTNO)</text:p>
      <text:p text:style-name="P3">WHERE <text:s/>SAL&gt;2000</text:p>
      <text:p text:style-name="P3">ORDER BY D.DEPTNO;</text:p>
      <text:p text:style-name="P3"/>
      <text:p text:style-name="P3">--2.XXX</text:p>
      <text:p text:style-name="P3">SELECT <text:s/>AVG(E.SAL), MAX(E.SAL), MIN(E.SAL)</text:p>
      <text:p text:style-name="P3">FROM EMP E, DEPT D</text:p>
      <text:p text:style-name="P3">WHERE E.DEPTNO = D.DEPTNO</text:p>
      <text:p text:style-name="P3">GROUP BY E.SAL;</text:p>
      <text:p text:style-name="P3"/>
      <text:p text:style-name="P3">SELECT D.DEPTNO, D.DNAME, TRUNC(AVG(SAL)) AS AVG_SAL, MAX(SAL) AS MAX_SAL, <text:s/>MIN(SAL) AS MIN_SAL, COUNT(E.EMPNO)</text:p>
      <text:p text:style-name="P3">FROM EMP E, DEPT D</text:p>
      <text:p text:style-name="P3">WHERE E.DEPTNO = D.DEPTNO</text:p>
      <text:p text:style-name="P3">GROUP BY D.DEPTNO,D.DNAME;</text:p>
      <text:p text:style-name="P3"/>
      <text:p text:style-name="P3">SELECT DEPTNO, DNAME, TRUNC(AVG(SAL)) AS AVG_SAL, MAX(SAL) AS MAX_SAL, MIN(SAL) AS MIN_SAL, COUNT(EMPNO) AS CNT</text:p>
      <text:p text:style-name="P3">FROM EMP JOIN DEPT USING(DEPTNO)</text:p>
      <text:p text:style-name="P3">GROUP BY DEPTNO, DNAME;</text:p>
      <text:p text:style-name="P3"/>
      <text:p text:style-name="P3">--3. XXX</text:p>
      <text:p text:style-name="P3">SELECT D.DEPTNO, D.DNAME, E.EMPNO, E.ENAME, E.JOB, E.SAL</text:p>
      <text:p text:style-name="P3">FROM EMP E, DEPT D</text:p>
      <text:p text:style-name="P3">WHERE E.DEPTNO = D.DEPTNO</text:p>
      <text:p text:style-name="P3"><text:soft-page-break/>ORDER BY D.DEPTNO || E.ENAME;</text:p>
      <text:p text:style-name="P3"/>
      <text:p text:style-name="P3">SELECT D.DEPTNO, D.DNAME, E.EMPNO, E.ENAME, E.JOB, E.SAL</text:p>
      <text:p text:style-name="P3">FROM DEPT D, EMP E</text:p>
      <text:p text:style-name="P3">WHERE D.DEPTNO = E.DEPTNO(+)</text:p>
      <text:p text:style-name="P3">ORDER BY D.DEPTNO;</text:p>
      <text:p text:style-name="P3"/>
      <text:p text:style-name="P3">SELECT DEPTNO, DNAME, EMPNO, ENAME, JOB, SAL</text:p>
      <text:p text:style-name="P3">FROM DEPT LEFT OUTER JOIN EMP USING (DEPTNO)</text:p>
      <text:p text:style-name="P3">ORDER BY DEPTNO;</text:p>
      <text:p text:style-name="P3"/>
      <text:p text:style-name="P3">SELECT D.DEPTNO, D.DNAME, E.EMPNO, E.ENAME, E.MGR, E.SAL, S.LOSAL, S.HISAL, S.GRADE, E2.EMPNO, E2.ENAME</text:p>
      <text:p text:style-name="P3">FROM DEPT D LEFT OUTER JOIN EMP E ON(D.DEPTNO = E.DEPTNO)</text:p>
      <text:p text:style-name="P3"><text:s text:c="6"/>LEFT OUTER JOIN SALGRADE S ON(E.SAL BETWEEN S.LOSAL AND S.HISAL) <text:s text:c="4"/></text:p>
      <text:p text:style-name="P3"><text:s text:c="6"/>LEFT OUTER JOIN EMP E2 ON (E.MGR = E2.EMPNO)</text:p>
      <text:p text:style-name="P3">ORDER BY D.DEPTNO, E.EMPNO;</text:p>
      <text:p text:style-name="P1">}}}}}}}</text:p>
      <text:p text:style-name="P1">{{{{{{{{{{{{{{{{{{{{{{{</text:p>
      <text:p text:style-name="P3">SELECT SAL </text:p>
      <text:p text:style-name="P3">FROM EMP</text:p>
      <text:p text:style-name="P3">WHERE ENAME = 'JONES';</text:p>
      <text:p text:style-name="P3"/>
      <text:p text:style-name="P3">SELECT *</text:p>
      <text:p text:style-name="P3">FROM EMP</text:p>
      <text:p text:style-name="P3">WHERE SAL &gt;2975;</text:p>
      <text:p text:style-name="P3"/>
      <text:p text:style-name="P3">SELECT *</text:p>
      <text:p text:style-name="P3">FROM EMP</text:p>
      <text:p text:style-name="P3">WHERE SAL &gt; (SELECT SAL FROM EMP WHERE ENAME = 'JONES');</text:p>
      <text:p text:style-name="P3"/>
      <text:p text:style-name="P3"/>
      <text:p text:style-name="P3">(<text:span text:style-name="T5">이름이 JONES인 사원보다 월급을 많이 받는 직원의 정보 출력)</text:span></text:p>
      <text:p text:style-name="P4">서브 쿼리의 이해</text:p>
      <text:p text:style-name="P1"/>
      <text:p text:style-name="P1"/>
      <text:p text:style-name="P1"/>
      <text:p text:style-name="P1">}}}}}}}}}}}}}}}}}}}}}}}</text:p>
      <text:p text:style-name="P1">{{{{{{{{{{{{{{{{{{{{{{{</text:p>
      <text:p text:style-name="P3">SELECT *</text:p>
      <text:p text:style-name="P3">FROM EMP</text:p>
      <text:p text:style-name="P3">WHERE SAL &lt;= (SELECT AVG(SAL) FROM EMP ) AND DEPTNO = 20;</text:p>
      <text:p text:style-name="P3"/>
      <text:p text:style-name="P4">직원 테이블에서 전체 직원의 평균 급여보다 작거나 같은 급여를 받고 있는 20번 부서의 사원 및 부서의 정보를 모두 구할 수 있도록 쿼리를 작성</text:p>
      <text:p text:style-name="P3"><text:soft-page-break/></text:p>
      <text:p text:style-name="P4">단일행 서브쿼리</text:p>
      <text:p text:style-name="P3"/>
      <text:p text:style-name="P1">}}}}}}}}}}}}}}}}}}}}}}}</text:p>
      <text:p text:style-name="P1">{{{{{{{{{{{{{{{{{{{{{{{</text:p>
      <text:p text:style-name="P3"/>
      <text:p text:style-name="P3">SELECT * FROM EMP</text:p>
      <text:p text:style-name="P3">WHERE SAL IN (SELECT MAX(SAL) FROM EMP GROUP BY DEPTNO);</text:p>
      <text:p text:style-name="P3">--WHERE SAL <text:span text:style-name="T3">IN</text:span>(2850,3000,5000);</text:p>
      <text:p text:style-name="P3"/>
      <text:p text:style-name="P3">(SELECT MAX(SAL) FROM EMP GROUP BY DEPTNO);</text:p>
      <text:p text:style-name="P3"/>
      <text:p text:style-name="P3">SELECT * FROM EMP</text:p>
      <text:p text:style-name="P3">WHERE SAL <text:span text:style-name="T3">= ANY</text:span> (SELECT MAX(SAL) FROM EMP GROUP BY DEPTNO);</text:p>
      <text:p text:style-name="P3"/>
      <text:p text:style-name="P3">SELECT * FROM EMP</text:p>
      <text:p text:style-name="P3">WHERE SAL <text:span text:style-name="T3">= SOME</text:span> (SELECT MAX(SAL) FROM EMP GROUP BY DEPTNO);</text:p>
      <text:p text:style-name="P3"/>
      <text:p text:style-name="P3">SELECT * FROM EMP</text:p>
      <text:p text:style-name="P3">WHERE SAL <text:span text:style-name="T3">&lt; ANY</text:span> (SELECT SAL FROM EMP WHERE DEPTNO = 30);</text:p>
      <text:p text:style-name="P3"/>
      <text:p text:style-name="P3">SELECT SAL FROM EMP WHERE DEPTNO = 30;</text:p>
      <text:p text:style-name="P3"/>
      <text:p text:style-name="P3">SELECT * FROM EMP</text:p>
      <text:p text:style-name="P3">WHERE SAL &lt; <text:s/>(SELECT MAX(SAL) FROM EMP WHERE DEPTNO =30);</text:p>
      <text:p text:style-name="P3"/>
      <text:p text:style-name="P3">SELECT * FROM EMP</text:p>
      <text:p text:style-name="P3">WHERE SAL <text:span text:style-name="T3">&lt; ALL</text:span> (SELECT SAL FROM EMP WHERE DEPTNO = 30);</text:p>
      <text:p text:style-name="P3">--1600, 1250, 2850, 1500, 950 보다 작아야 한다.</text:p>
      <text:p text:style-name="P3"/>
      <text:p text:style-name="P3">SELECT * FROM EMP</text:p>
      <text:p text:style-name="P3">WHERE <text:span text:style-name="T3">EXISTS</text:span>(SELECT ENAME FROM EMP WHERE ENAME = 'JONESEEEEEE');</text:p>
      <text:p text:style-name="P3"/>
      <text:p text:style-name="P3">SELECT * FROM EMP</text:p>
      <text:p text:style-name="P3">WHERE <text:span text:style-name="T3">EXISTS</text:span>(SELECT ENAME FROM EMP WHERE ENAME = 'FORD');</text:p>
      <text:p text:style-name="P3"/>
      <text:p text:style-name="P4">다중행 서브쿼리(IN, (ANY, SOME), ALL, EXISTS) </text:p>
      <text:p text:style-name="P1">}}}}}}}}}}}}}}}}}}}}}}}</text:p>
      <text:p text:style-name="P1">{{{{{{{{{{{{{{{{{{{{{{{</text:p>
      <text:p text:style-name="P3">select *</text:p>
      <text:p text:style-name="P3">from emp</text:p>
      <text:p text:style-name="P3">where hiredate &lt; (select min(hiredate) from emp where deptno = 10);</text:p>
      <text:p text:style-name="P3"/>
      <text:p text:style-name="P3">select *</text:p>
      <text:p text:style-name="P3">from emp</text:p>
      <text:p text:style-name="P3">where hiredate &lt; all (select hiredate from emp where deptno = 10);</text:p>
      <text:p text:style-name="P3"><text:soft-page-break/></text:p>
      <text:p text:style-name="P3">서브 쿼리를 이용해서 직원 중에서 10번 부서에 속한 모든 사원들보다 빨리 입사한 사원 정보를 구합니다.</text:p>
      <text:p text:style-name="P1">}}}}}}}}}}}}}}}}}}}}}}}</text:p>
      <text:p text:style-name="P1">{{{{{{{{{{{{{{{{{{{{{{{</text:p>
      <text:p text:style-name="P3">SELECT *</text:p>
      <text:p text:style-name="P3">FROM EMP</text:p>
      <text:p text:style-name="P3">WHERE (DEPTNO, SAL) IN (SELECT DEPTNO, MAX(SAL) FROM EMP GROUP BY DEPTNO);</text:p>
      <text:p text:style-name="P1">}}}}}}}}}}}}}}}}}}}}}}}</text:p>
      <text:p text:style-name="P1">{{{{{{{{{{{{{{{{{{{{{{{</text:p>
      <text:p text:style-name="P3">SELECT E.EMPNO, E.ENAME, E.DEPTNO, D.DNAME, D.LOC</text:p>
      <text:p text:style-name="P3">FROM (SELECT * FROM EMP WHERE DEPTNO = 10) E,</text:p>
      <text:p text:style-name="P3"><text:s text:c="16"/>(SELECT * FROM DEPT) D</text:p>
      <text:p text:style-name="P3">WHERE E.DEPTNO = D.DEPTNO;</text:p>
      <text:p text:style-name="P3"/>
      <text:p text:style-name="P3">WITH </text:p>
      <text:p text:style-name="P3">E AS (SELECT * FROM EMP WHERE DEPTNO = 10),</text:p>
      <text:p text:style-name="P3">D AS (SELECT * FROM DEPT)</text:p>
      <text:p text:style-name="P3">SELECT E.EMPNO, E.ENAME, E.DEPTNO, D.DNAME, D.LOC</text:p>
      <text:p text:style-name="P3">FROM E JOIN D ON(D.DEPTNO = E.DEPTNO);</text:p>
      <text:p text:style-name="P3"/>
      <text:p text:style-name="P3"/>
      <text:p text:style-name="P3"/>
      <text:p text:style-name="P4">부서번호 10번에 존재하는 직원들의 직원정보와 부서정보를 FROM절 서브쿼리를 이용해 출력</text:p>
      <text:p text:style-name="P1"/>
      <text:p text:style-name="P1">}}}}}}}}}}}}}}}}}}}}}}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{{{{{{{{{{{{{{{{{{{{{{{</text:p>
      <text:p text:style-name="P3">--1</text:p>
      <text:p text:style-name="P3">SELECT E.JOB, E.EMPNO, E.ENAME, D.DEPTNO, D.DNAME</text:p>
      <text:p text:style-name="P3">FROM EMP E JOIN DEPT D ON(E.DEPTNO = D.DEPTNO)</text:p>
      <text:p text:style-name="P3">WHERE JOB = (SELECT JOB FROM EMP WHERE ENAME = 'ALLEN');</text:p>
      <text:p text:style-name="P3"/>
      <text:p text:style-name="P3"/>
      <text:p text:style-name="P3">--2</text:p>
      <text:p text:style-name="P3">SELECT E.EMPNO, E.ENAME, E.HIREDATE, D.LOC, E.SAL, S.GRADE</text:p>
      <text:p text:style-name="P3">FROM EMP E JOIN DEPT D ON (E.DEPTNO = D.DEPTNO)</text:p>
      <text:p text:style-name="P3"><text:s text:c="8"/>JOIN SALGRADE S ON (E.SAL BETWEEN S.LOSAL AND S.HISAL)</text:p>
      <text:p text:style-name="P3">WHERE E.SAL &gt; (SELECT AVG(SAL) FROM EMP)</text:p>
      <text:p text:style-name="P3">ORDER BY E.SAL DESC, E.EMPNO ASC;</text:p>
      <text:p text:style-name="P3"/>
      <text:p text:style-name="P3">--3</text:p>
      <text:p text:style-name="P3">SELECT E.EMPNO, E.ENAME, E.JOB, D.DEPTNO, D.DNAME, D.LOC</text:p>
      <text:p text:style-name="P3">FROM EMP E JOIN DEPT D ON (E.DEPTNO = D.DEPTNO)</text:p>
      <text:p text:style-name="P3">WHERE JOB NOT IN (SELECT DISTINCT JOB FROM EMP WHERE DEPTNO = 30);</text:p>
      <text:p text:style-name="P3"/>
      <text:p text:style-name="P3">--4</text:p>
      <text:p text:style-name="P3">SELECT E.EMPNO, E.ENAME, E.SAL, S.GRADE</text:p>
      <text:p text:style-name="P3">FROM EMP E JOIN SALGRADE S ON (E.SAL BETWEEN S.LOSAL AND S.HISAL)</text:p>
      <text:p text:style-name="P3">WHERE SAL &gt; (SELECT MAX(SAL) FROM EMP WHERE JOB = 'SALESMAN');</text:p>
      <text:p text:style-name="P3"/>
      <text:p text:style-name="P3"/>
      <text:p text:style-name="P3">SELECT E.EMPNO, E.ENAME, E.SAL, S.GRADE</text:p>
      <text:p text:style-name="P3">FROM EMP E JOIN SALGRADE S ON (E.SAL BETWEEN S.LOSAL AND S.HISAL)</text:p>
      <text:p text:style-name="P3">WHERE E.SAL &gt; ALL (SELECT DISTINCT SAL FROM EMP WHERE JOB = 'SALESMAN');</text:p>
      <text:p text:style-name="P1">}}}}}}}}}}}}}}}}}}}}}}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{{{{{{{{{{{{{{{{{{{{{{{</text:p>
      <text:p text:style-name="P3"/>
      <text:p text:style-name="P3">CREATE TABLE DEPT_TEMP</text:p>
      <text:p text:style-name="P3"><text:s text:c="4"/>AS SELECT * FROM DEPT;</text:p>
      <text:p text:style-name="P3"/>
      <text:p text:style-name="P4">테이블 생성</text:p>
      <text:p text:style-name="P3"/>
      <text:p text:style-name="P3">DROP TABLE DEPT_TEMP;</text:p>
      <text:p text:style-name="P3"/>
      <text:p text:style-name="P4">테이블 삭제</text:p>
      <text:p text:style-name="P3"/>
      <text:p text:style-name="P3"/>
      <text:p text:style-name="P3">INSERT INTO DEPT_TEMP (DEPTNO, DNAME, LOC)</text:p>
      <text:p text:style-name="P3"><text:s text:c="20"/>VALUES(50,'DATABASE','SEOUL');</text:p>
      <text:p text:style-name="P3"/>
      <text:p text:style-name="P3">INSERT INTO DEPT_TEMP (DEPTNO, DNAME, LOC)</text:p>
      <text:p text:style-name="P3"><text:s text:c="20"/>VALUES(60,'NETWORK','BUSAN');</text:p>
      <text:p text:style-name="P3"><text:s text:c="20"/></text:p>
      <text:p text:style-name="P3">INSERT INTO DEPT_TEMP(DEPTNO, DNAME, LOC)</text:p>
      <text:p text:style-name="P3"><text:s text:c="16"/>VALUES(70,'WEB',NULL); <text:s text:c="8"/></text:p>
      <text:p text:style-name="P3"/>
      <text:p text:style-name="P3">INSERT INTO DEPT_TEMP(DEPTNO, DNAME, LOC)</text:p>
      <text:p text:style-name="P3"><text:s text:c="16"/>VALUES(70,'WEB','');<text:tab/><text:tab/><text:tab/>(<text:span text:style-name="T5">NULL, 혹은 ''으로 공백 <text:s/>생성 가능)</text:span></text:p>
      <text:p text:style-name="P4"/>
      <text:p text:style-name="P3">INSERT INTO DEPT_TEMP(DEPTNO, LOC)</text:p>
      <text:p text:style-name="P3"><text:s text:c="16"/>VALUES(90,'INCHEON');</text:p>
      <text:p text:style-name="P4">삽입</text:p>
      <text:p text:style-name="P4">데이터 삽입시 1.순서 2.갯수 3.자료형 4.제약조건 을 지켜야 삽입할 수 있다.</text:p>
      <text:p text:style-name="P4"/>
      <text:p text:style-name="P3"/>
      <text:p text:style-name="P1">}}}}}}}}}}}}}}}}}}}}}}}</text:p>
      <text:p text:style-name="P1">{{{{{{{{{{{{{{{{{{{{{{{</text:p>
      <text:p text:style-name="P1"/>
      <text:p text:style-name="P3">CREATE TABLE EMP_TEMP</text:p>
      <text:p text:style-name="P3"><text:s text:c="8"/>AS SELECT * FROM EMP WHERE 1&lt;&gt;1;</text:p>
      <text:p text:style-name="P3"><text:tab/><text:tab/><text:tab/><text:tab/><text:tab/><text:span text:style-name="T10">(</text:span><text:span text:style-name="T11">데이터가 복사가 되지 않는 테이블 생성)</text:span></text:p>
      <text:p text:style-name="P3">SELECT * FROM EMP_TEMP;</text:p>
      <text:p text:style-name="P3"/>
      <text:p text:style-name="P3">INSERT INTO EMP_TEMP(EMPNO, ENAME, JOB, MGR,HIREDATE, SAL, COMM, DEPTNO)</text:p>
      <text:p text:style-name="P3"><text:s text:c="14"/>VALUES(9999,'홍길동','PRESIDENT',NULL,'2001/01/01', 5000,1000,10);</text:p>
      <text:p text:style-name="P3"/>
      <text:p text:style-name="P3">INSERT INTO EMP_TEMP(EMPNO, ENAME, JOB, MGR,HIREDATE, SAL, COMM, <text:soft-page-break/>DEPTNO)</text:p>
      <text:p text:style-name="P3"><text:s text:c="16"/>VALUES(1111,'성춘향','MANAGER',9999,'2001-01-05', 4000,NULL,20);</text:p>
      <text:p text:style-name="P4"/>
      <text:p text:style-name="P4">INSERT INTO EMP_TEMP(EMPNO, ENAME, JOB, MGR,HIREDATE, SAL, COMM, DEPTNO)</text:p>
      <text:p text:style-name="P4"><text:s text:c="16"/>VALUES(1111,'이순신','MANAGER',9999,TO_DATE('07/01/2001','DD/MM/YYYY'), 4000,NULL,20);</text:p>
      <text:p text:style-name="P4"/>
      <text:p text:style-name="P3">INSERT INTO EMP_TEMP(EMPNO, ENAME, JOB, MGR,HIREDATE, SAL, COMM, DEPTNO)</text:p>
      <text:p text:style-name="P3"><text:s text:c="16"/>VALUES(1311,'심청이','MANAGER',9999,SYSDATE, 4000,NULL,30);</text:p>
      <text:p text:style-name="P3"/>
      <text:p text:style-name="P1">}}}}}}}}}}}}}}}}}}}}}}}</text:p>
      <text:p text:style-name="P1">{{{{{{{{{{{{{{{{{{{{{{{</text:p>
      <text:p text:style-name="P1"/>
      <text:p text:style-name="P3">INSERT INTO EMP_TEMP(EMPNO, ENAME, JOB, MGR, HIREDATE, SAL, COMM, DEPTNO)</text:p>
      <text:p text:style-name="P3"><text:s text:c="16"/>SELECT E.EMPNO, E.ENAME, E.JOB, E.MGR, E.HIREDATE, E.SAL, E.COMM, E.DEPTNO</text:p>
      <text:p text:style-name="P3"><text:s text:c="24"/>FROM EMP E JOIN SALGRADE S ON(E.SAL BETWEEN S.LOSAL AND S.HISAL)</text:p>
      <text:p text:style-name="P3"><text:s text:c="28"/>WHERE S.GRADE = 1;</text:p>
      <text:p text:style-name="P1"><text:tab/><text:tab/><text:tab/><text:tab/><text:tab/><text:span text:style-name="T12"><text:tab/>(</text:span><text:span text:style-name="T13">다른 테이블에서 데이터를 끌어다 삽입)</text:span></text:p>
      <text:p text:style-name="P1">}}}}}}}}}}}}}}}}}}}}}}}</text:p>
      <text:p text:style-name="P1">{{{{{{{{{{{{{{{{{{{{{{{</text:p>
      <text:p text:style-name="P3"/>
      <text:p text:style-name="P3">CREATE TABLE DEPT_TEMP2 AS SELECT * FROM DEPT;</text:p>
      <text:p text:style-name="P3"/>
      <text:p text:style-name="P3">SELECT * FROM DEPT_TEMP2;</text:p>
      <text:p text:style-name="P3"/>
      <text:p text:style-name="P3">UPDATE DEPT_TEMP2</text:p>
      <text:p text:style-name="P3">SET LOC = 'SEOUL'; <text:s text:c="3"/>(<text:span text:style-name="T12">WHERE</text:span><text:span text:style-name="T13">절이 없으면 모든 LOC값이 SEOUL이 된다.</text:span><text:span text:style-name="T5">)</text:span></text:p>
      <text:p text:style-name="P3"/>
      <text:p text:style-name="P3">ROLLBACK;</text:p>
      <text:p text:style-name="P3"/>
      <text:p text:style-name="P3">SELECT * FROM DEPT_TEMP2;</text:p>
      <text:p text:style-name="P3"/>
      <text:p text:style-name="P3">UPDATE DEPT_TEMP2</text:p>
      <text:p text:style-name="P3">SET LOC = 'SEOUL'</text:p>
      <text:p text:style-name="P3">WHERE DEPTNO = 40;</text:p>
      <text:p text:style-name="P3"/>
      <text:p text:style-name="P3">SELECT * FROM DEPT_TEMP2;</text:p>
      <text:p text:style-name="P3"/>
      <text:p text:style-name="P4">업데이트</text:p>
      <text:p text:style-name="P1">}}}}}}}}}}}}}}}}}}}}}}}</text:p>
      <text:p text:style-name="P1"/>
      <text:p text:style-name="P1"><text:soft-page-break/></text:p>
      <text:p text:style-name="P1"/>
      <text:p text:style-name="P1"/>
      <text:p text:style-name="P1">{{{{{{{{{{{{{{<text:span text:style-name="T1">{{{{{{{{{</text:span></text:p>
      <text:p text:style-name="P3"/>
      <text:p text:style-name="P3">CREATE TABLE EMP_TEMP2 AS SELECT * FROM EMP;</text:p>
      <text:p text:style-name="P3"/>
      <text:p text:style-name="P3">SELECT * FROM EMP_TEMP2;</text:p>
      <text:p text:style-name="P3"/>
      <text:p text:style-name="P3">DELETE FROM EMP_TEMP2</text:p>
      <text:p text:style-name="P3">WHERE JOB = 'MANAGER';</text:p>
      <text:p text:style-name="P3"/>
      <text:p text:style-name="P3">SELECT * FROM EMP_TEMP2;</text:p>
      <text:p text:style-name="P3"/>
      <text:p text:style-name="P16">----------------------------------------------------------------</text:p>
      <text:p text:style-name="P3"/>
      <text:p text:style-name="P3">SELECT * FROM EMP_TEMP2;</text:p>
      <text:p text:style-name="P3"/>
      <text:p text:style-name="P3">DELETE FROM EMP_TEMP2</text:p>
      <text:p text:style-name="P3">WHERE EMPNO IN(SELECT E.EMPNO FROM EMP_TEMP2 E JOIN SALGRADE S ON (E.SAL BETWEEN S.LOSAL AND S.HISAL)</text:p>
      <text:p text:style-name="P3">WHERE E.DEPTNO = 30 AND S.GRADE = 3);</text:p>
      <text:p text:style-name="P3"/>
      <text:p text:style-name="P3">ROLLBACK;</text:p>
      <text:p text:style-name="P3"/>
      <text:p text:style-name="P16">----------------------------------------------------------------</text:p>
      <text:p text:style-name="P3"/>
      <text:p text:style-name="P3">SELECT * FROM EMP_TEMP2;</text:p>
      <text:p text:style-name="P3"/>
      <text:p text:style-name="P3">DELETE FROM EMP_TEMP2 WHERE SAL &gt;=3000;</text:p>
      <text:p text:style-name="P3"/>
      <text:p text:style-name="P3">ROLLBACK;</text:p>
      <text:p text:style-name="P3"/>
      <text:p text:style-name="P3">DELETE<text:span text:style-name="T5">문 사용</text:span></text:p>
      <text:p text:style-name="P1"/>
      <text:p text:style-name="P1">}}}}}}}}}}}}}}}}}}}}}}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{{{{{{{{{{{{{{{{{{{{{{{</text:p>
      <text:p text:style-name="P3"><text:s/>CHAP10HW_EMP AS SELECT * FROM EMP;</text:p>
      <text:p text:style-name="P3">CREATE TABLE CHAP10HW_DEPT AS SELECT * FROM DEPT;</text:p>
      <text:p text:style-name="P3">CREATE TABLE CHAP10HW_SALGRADE AS SELECT * FROM SALGRADE;</text:p>
      <text:p text:style-name="P3"/>
      <text:p text:style-name="P3">SELECT * FROM CHAP10HW_EMP;</text:p>
      <text:p text:style-name="P3">SELECT * FROM CHAP10HW_DEPT;</text:p>
      <text:p text:style-name="P3">SELECT * FROM CHAP10HW_SALGRADE;</text:p>
      <text:p text:style-name="P3"/>
      <text:p text:style-name="P3"><text:s text:c="3"/>ROLLBACK;</text:p>
      <text:p text:style-name="P3">--1</text:p>
      <text:p text:style-name="P3">INSERT INTO CHAP10HW_DEPT(DEPTNO,DNAME,LOC) VALUES(50,'ORACLE','BUSAN');</text:p>
      <text:p text:style-name="P3">INSERT INTO CHAP10HW_DEPT(DEPTNO,DNAME,LOC) VALUES(60,'SQL','ILSAN');</text:p>
      <text:p text:style-name="P3">INSERT INTO CHAP10HW_DEPT(DEPTNO,DNAME,LOC) VALUES(70,'SELECT','INCHEON');</text:p>
      <text:p text:style-name="P3">INSERT INTO CHAP10HW_DEPT(DEPTNO,DNAME,LOC) VALUES(80,'DML','BUNDANG');</text:p>
      <text:p text:style-name="P3">--2</text:p>
      <text:p text:style-name="P3">INSERT INTO CHAP10HW_EMP(EMPNO,ENAME,JOB,MGR,HIREDATE,SAL,COMM,DEPTNO)</text:p>
      <text:p text:style-name="P3"><text:s text:c="8"/>VALUES(7201,'TEST_USER1','MANAGER',7788,'2016/01/02',4500,NULL,50);</text:p>
      <text:p text:style-name="P3">INSERT INTO CHAP10HW_EMP(EMPNO,ENAME,JOB,MGR,HIREDATE,SAL,COMM,DEPTNO)</text:p>
      <text:p text:style-name="P3"><text:s text:c="8"/>VALUES(7202,'TEST_USER2','CLERK',7201,'2016/02/21',1800,NULL,50);</text:p>
      <text:p text:style-name="P3">INSERT INTO CHAP10HW_EMP(EMPNO,ENAME,JOB,MGR,HIREDATE,SAL,COMM,DEPTNO)</text:p>
      <text:p text:style-name="P3"><text:s text:c="8"/>VALUES(7203,'TEST_USER3','ANALYST',7201,'2016/04/11',3400,NULL,60);</text:p>
      <text:p text:style-name="P3">INSERT INTO CHAP10HW_EMP(EMPNO,ENAME,JOB,MGR,HIREDATE,SAL,COMM,DEPTNO)</text:p>
      <text:p text:style-name="P3"><text:s text:c="8"/>VALUES(7204,'TEST_USER4','SALESMAN',7201,'2016/05/31',2700,300,60);</text:p>
      <text:p text:style-name="P3">INSERT INTO CHAP10HW_EMP(EMPNO,ENAME,JOB,MGR,HIREDATE,SAL,COMM,DEPTNO)</text:p>
      <text:p text:style-name="P3"><text:s text:c="8"/>VALUES(7205,'TEST_USER5','CLERK',7201,'2016/07/20',2600,NULL,70);</text:p>
      <text:p text:style-name="P3">INSERT INTO CHAP10HW_EMP(EMPNO,ENAME,JOB,MGR,HIREDATE,SAL,COMM,DEPTNO)</text:p>
      <text:p text:style-name="P3"><text:s text:c="8"/>VALUES(7206,'TEST_USER6','CLERK',7201,'2016/09/08',2600,NULL,70);</text:p>
      <text:p text:style-name="P3">INSERT INTO CHAP10HW_EMP(EMPNO,ENAME,JOB,MGR,HIREDATE,SAL,COMM,DEPTNO)</text:p>
      <text:p text:style-name="P3"><text:s text:c="8"/>VALUES(7207,'TEST_USER7','LECTURER',7201,'2016/10/28',2300,NULL,80);</text:p>
      <text:p text:style-name="P3">INSERT INTO <text:soft-page-break/>CHAP10HW_EMP(EMPNO,ENAME,JOB,MGR,HIREDATE,SAL,COMM,DEPTNO)</text:p>
      <text:p text:style-name="P3"><text:s text:c="8"/>VALUES(7201,'TEST_USER8','STUDENT',7201,'2016/03/09',1200,NULL,80);</text:p>
      <text:p text:style-name="P3"/>
      <text:p text:style-name="P3">--3</text:p>
      <text:p text:style-name="P3">SELECT *</text:p>
      <text:p text:style-name="P3">FROM CHAP10HW_EMP</text:p>
      <text:p text:style-name="P3">WHERE SAL &gt; (SELECT AVG(SAL)FROM CHAP10HW_EMP WHERE DEPTNO =50);</text:p>
      <text:p text:style-name="P3"/>
      <text:p text:style-name="P3">UPDATE CHAP10HW_EMP</text:p>
      <text:p text:style-name="P3">SET DEPTNO = 70</text:p>
      <text:p text:style-name="P3">WHERE SAL &gt; (SELECT AVG(SAL)FROM CHAP10HW_EMP WHERE DEPTNO =50);</text:p>
      <text:p text:style-name="P3">--4</text:p>
      <text:p text:style-name="P3">SELECT *</text:p>
      <text:p text:style-name="P3">FROM CHAP10HW_EMP</text:p>
      <text:p text:style-name="P3">WHERE HIREDATE &gt; (SELECT MIN(HIREDATE)FROM CHAP10HW_EMP WHERE DEPTNO =60);</text:p>
      <text:p text:style-name="P3"/>
      <text:p text:style-name="P3">UPDATE CHAP10HW_EMP</text:p>
      <text:p text:style-name="P3">SET DEPTNO=80, SAL=SAL*1.1</text:p>
      <text:p text:style-name="P3">WHERE HIREDATE &gt; (SELECT MIN(HIREDATE)FROM CHAP10HW_EMP WHERE DEPTNO =60);</text:p>
      <text:p text:style-name="P3">--5</text:p>
      <text:p text:style-name="P3">SELECT E.EMPNO, E.ENAME, E.JOB, E.MGR, E.HIREDATE, E.SAL, E.COMM, E.DEPTNO, S.GRADE</text:p>
      <text:p text:style-name="P3">FROM CHAP10HW_EMP E JOIN SALGRADE S ON(E.SAL BETWEEN S.LOSAL AND S.HISAL)</text:p>
      <text:p text:style-name="P3">WHERE <text:s/>S.GRADE = 5;</text:p>
      <text:p text:style-name="P3"/>
      <text:p text:style-name="P3">DELETE </text:p>
      <text:p text:style-name="P3">FROM <text:s/>CHAP10HW_EMP</text:p>
      <text:p text:style-name="P3">WHERE <text:s/>EMPNO IN (SELECT E.EMPNO </text:p>
      <text:p text:style-name="P3"><text:s text:c="20"/>FROM CHAP10HW_EMP E JOIN SALGRADE S ON(E.SAL BETWEEN S.LOSAL AND S.HISAL)</text:p>
      <text:p text:style-name="P3"><text:s text:c="20"/>WHERE S. GRADE =5);</text:p>
      <text:p text:style-name="P1">}}}}}}}}}}}}}}}}}}}}}}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{{{{{{{{{{{{{{{{{{{{{{{</text:p>
      <text:p text:style-name="P3">create <text:s/>table dept_tcl as select * from dept;</text:p>
      <text:p text:style-name="P3">select * from dept_tcl;</text:p>
      <text:p text:style-name="P3"/>
      <text:p text:style-name="P3">insert into dept_tcl values(50,'DATABASE','SEOUL');</text:p>
      <text:p text:style-name="P3">update dept_tcl set loc='BUSAN' where deptno =40;</text:p>
      <text:p text:style-name="P3">delete from dept_tcl where dname = 'RESEARCH';</text:p>
      <text:p text:style-name="P3">select * from dept_tcl;</text:p>
      <text:p text:style-name="P3">ROLLBACK;</text:p>
      <text:p text:style-name="P3"/>
      <text:p text:style-name="P3">insert into dept_tcl values(50,'NETWORK','SEOUL');</text:p>
      <text:p text:style-name="P3">update dept_tcl set loc='BUSAN' where deptno =20;</text:p>
      <text:p text:style-name="P3">delete from dept_tcl where deptno =40;</text:p>
      <text:p text:style-name="P3">select * from dept_tcl;</text:p>
      <text:p text:style-name="P3">COMMIT;</text:p>
      <text:p text:style-name="P3"/>
      <text:p text:style-name="P3">ROLLBACK;</text:p>
      <text:p text:style-name="P3">select * from dept_tcl;</text:p>
      <text:p text:style-name="P3"/>
      <text:p text:style-name="P3">DCL:<text:span text:style-name="T5">데이터 제어 언어</text:span></text:p>
      <text:p text:style-name="P1"/>
      <text:p text:style-name="P1">}}}}}}}}}}}}}}}}}}}}}}}</text:p>
      <text:p text:style-name="P1">{{{{{{{{{{{{{{{{{{{{{{{</text:p>
      <text:p text:style-name="P3">CREATE TABLE EMP_DDL(</text:p>
      <text:p text:style-name="P3"><text:s text:c="8"/>EMPNO NUMBER(4),</text:p>
      <text:p text:style-name="P3"><text:s text:c="8"/>ENAME VARCHAR2(10),</text:p>
      <text:p text:style-name="P3"><text:s text:c="8"/>JOB VARCHAR2(9),</text:p>
      <text:p text:style-name="P3"><text:s text:c="8"/>MGR NUMBER(4),</text:p>
      <text:p text:style-name="P3"><text:s text:c="8"/>HIREDATE DATE,</text:p>
      <text:p text:style-name="P3"><text:s text:c="8"/>SAL NUMBER(7,2),</text:p>
      <text:p text:style-name="P3"><text:s text:c="8"/>COMM NUMBER(7,2),</text:p>
      <text:p text:style-name="P3"><text:s text:c="8"/>DEPTNO NUMBER(2)</text:p>
      <text:p text:style-name="P3">);</text:p>
      <text:p text:style-name="P12">---------------------------------------------------------------</text:p>
      <text:p text:style-name="P3"/>
      <text:p text:style-name="P3">CREATE TABLE EMP_DDL(</text:p>
      <text:p text:style-name="P3"><text:s text:c="8"/>EMPNO NUMBER(4),</text:p>
      <text:p text:style-name="P3"><text:s text:c="8"/>ENAME VARCHAR2(10),</text:p>
      <text:p text:style-name="P3"><text:s text:c="8"/>JOB VARCHAR2(9),</text:p>
      <text:p text:style-name="P3"><text:s text:c="8"/>MGR NUMBER(4),</text:p>
      <text:p text:style-name="P3"><text:s text:c="8"/>HIREDATE DATE,</text:p>
      <text:p text:style-name="P3"><text:s text:c="8"/>SAL NUMBER(7,2),</text:p>
      <text:p text:style-name="P3"><text:s text:c="8"/>COMM NUMBER(7,2),</text:p>
      <text:p text:style-name="P3"><text:soft-page-break/><text:s text:c="8"/>DEPTNO NUMBER(2)</text:p>
      <text:p text:style-name="P3">);</text:p>
      <text:p text:style-name="P3">DESC EMP_DDL;</text:p>
      <text:p text:style-name="P3"/>
      <text:p text:style-name="P3">CREATE TABLE DEPT_DDL AS SELECT * FROM DEPT;</text:p>
      <text:p text:style-name="P3"/>
      <text:p text:style-name="P3">DESC DEPT_DDL;</text:p>
      <text:p text:style-name="P3"/>
      <text:p text:style-name="P12">----------------------------------------------------------------</text:p>
      <text:p text:style-name="P3"/>
      <text:p text:style-name="P3">CREATE TABLE EMP_DDL_31 AS SELECT * FROM EMP WHERE DEPTNO =30;</text:p>
      <text:p text:style-name="P3"/>
      <text:p text:style-name="P3">DESC EMP_DDL_31;</text:p>
      <text:p text:style-name="P3"/>
      <text:p text:style-name="P3">SELECT *</text:p>
      <text:p text:style-name="P3">FROM EMP_DDL_31;</text:p>
      <text:p text:style-name="P3"/>
      <text:p text:style-name="P3"/>
      <text:p text:style-name="P3"/>
      <text:p text:style-name="P3"/>
      <text:p text:style-name="P3"/>
      <text:p text:style-name="P4">DDL: 데이터 정의 언어</text:p>
      <text:p text:style-name="P1">}}}}}}}}}}}}}}}}}}}}}}}</text:p>
      <text:p text:style-name="P1">{{{{{{{{{{{{{{{{{{{{{{{</text:p>
      <text:p text:style-name="P3">CREATE TABLE EMPDEPT_DDL4(</text:p>
      <text:p text:style-name="P3"><text:s text:c="12"/>EMPNO NUMBER(4),</text:p>
      <text:p text:style-name="P3"><text:s text:c="12"/>ENAME VARCHAR2(10),</text:p>
      <text:p text:style-name="P3"><text:s text:c="12"/>JOB VARCHAR2(9),</text:p>
      <text:p text:style-name="P3"><text:s text:c="12"/>MGR NUMBER(4),</text:p>
      <text:p text:style-name="P3"><text:s text:c="12"/>HIREDATE DATE,</text:p>
      <text:p text:style-name="P3"><text:s text:c="12"/>SAL NUMBER(4),</text:p>
      <text:p text:style-name="P3"><text:s text:c="12"/>COMM NUMBER(4),</text:p>
      <text:p text:style-name="P3"><text:s text:c="12"/>DEMPNO NUMBER(4),</text:p>
      <text:p text:style-name="P3"><text:s text:c="12"/>LOC VARCHAR(10)</text:p>
      <text:p text:style-name="P3">);</text:p>
      <text:p text:style-name="P3">DESC EMPDEPT_DDL4;</text:p>
      <text:p text:style-name="P3"/>
      <text:p text:style-name="P3">CREATE TABLE EMPDEPT_DDL3</text:p>
      <text:p text:style-name="P3"><text:s text:c="8"/>AS SELECT E.EMPNO, E.ENAME, E.JOB, E.MGR, E.HIREDATE, E.SAL, E.COMM, D.DEPTNO, D.DNAME, D.LOC</text:p>
      <text:p text:style-name="P3"><text:s text:c="20"/>FROM EMP E <text:s/>JOIN DEPT D ON(E.DEPTNO = D.DEPTNO)</text:p>
      <text:p text:style-name="P3"><text:s text:c="20"/>WHERE 1=2;</text:p>
      <text:p text:style-name="P3">SELECT * FROM EMPDEPT_DDL3;</text:p>
      <text:p text:style-name="P3">DESC EMPDEPT_DDL3;</text:p>
      <text:p text:style-name="P1">}}}}}}}}}}}}}}}}}}}}}}}</text:p>
      <text:p text:style-name="P1"/>
      <text:p text:style-name="P1"><text:soft-page-break/></text:p>
      <text:p text:style-name="P1"/>
      <text:p text:style-name="P1"/>
      <text:p text:style-name="P1">{{{{{{{{{{{{{{{{{{{{{{{</text:p>
      <text:p text:style-name="P3">CREATE TABLE EMP_ALTER AS SELECT * FROM EMP;</text:p>
      <text:p text:style-name="P3">SELECT * FROM EMP_ALTER;</text:p>
      <text:p text:style-name="P3">DESC EMP_ALRER;</text:p>
      <text:p text:style-name="P3"/>
      <text:p text:style-name="P3">ALTER TABLE EMP_ALTER</text:p>
      <text:p text:style-name="P3"><text:s text:c="8"/>ADD HP VARCHAR2(20);</text:p>
      <text:p text:style-name="P3">SELECT * FROM EMP_ALTER;</text:p>
      <text:p text:style-name="P3"/>
      <text:p text:style-name="P18">DDL<text:span text:style-name="T5">은 ROLLBACK이 안된다.</text:span></text:p>
      <text:p text:style-name="P1">}}}}}}}}}}}}}}}}}}}}}}}</text:p>
      <text:p text:style-name="P1">{{{{{{{{{{{{{{{{{{{{{{{</text:p>
      <text:p text:style-name="P3">CREATE TABLE EMP_ALTER AS SELECT * FROM EMP;</text:p>
      <text:p text:style-name="P3">SELECT * FROM EMP_ALTER;</text:p>
      <text:p text:style-name="P3">DESC EMP_ALRER;</text:p>
      <text:p text:style-name="P3"/>
      <text:p text:style-name="P3">ALTER TABLE EMP_ALTER</text:p>
      <text:p text:style-name="P3"><text:s text:c="8"/>ADD HP VARCHAR2(20);</text:p>
      <text:p text:style-name="P3">SELECT * FROM EMP_ALTER;</text:p>
      <text:p text:style-name="P3"/>
      <text:p text:style-name="P3">ALTER TABLE EMP_ALTER</text:p>
      <text:p text:style-name="P3"><text:s text:c="8"/>RENAME COLUMN HP TO TEL;</text:p>
      <text:p text:style-name="P3">SELECT * FROM EMP_ALTER;</text:p>
      <text:p text:style-name="P3"/>
      <text:p text:style-name="P3">ALTER TABLE EMP_ALTER</text:p>
      <text:p text:style-name="P3"><text:s text:c="8"/>MODIFY EMPNO NUMBER(5);</text:p>
      <text:p text:style-name="P3">SELECT * FROM EMP_ALTER;</text:p>
      <text:p text:style-name="P3"/>
      <text:p text:style-name="P3">ALTER TABLE EMP_ALTER</text:p>
      <text:p text:style-name="P3"><text:s text:c="8"/>DROP COLUMN TEL;</text:p>
      <text:p text:style-name="P3">SELECT * FROM EMP_ALTER;</text:p>
      <text:p text:style-name="P1">}}}}}}}}}}}}}}}}}}}}}}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{{{{{{{{{{{{{{{{{{{{{{{</text:p>
      <text:p text:style-name="P3">CREATE TABLE OWJ(</text:p>
      <text:p text:style-name="P3"><text:s text:c="4"/>NAME VARCHAR(2),</text:p>
      <text:p text:style-name="P3"><text:s text:c="4"/>BORN DATE,</text:p>
      <text:p text:style-name="P3"><text:s text:c="4"/>SEX VARCHAR(2),</text:p>
      <text:p text:style-name="P3"><text:s text:c="4"/>LOC VARCHAR(10),</text:p>
      <text:p text:style-name="P3"><text:s text:c="4"/>TEL NUMBER(2)</text:p>
      <text:p text:style-name="P3">);</text:p>
      <text:p text:style-name="P3">SELECT * FROM OWJ;</text:p>
      <text:p text:style-name="P3">DESC OWJ;</text:p>
      <text:p text:style-name="P3"/>
      <text:p text:style-name="P3">ALTER TABLE OWJ</text:p>
      <text:p text:style-name="P3"><text:s text:c="8"/>MODIFY NAME VARCHAR(8);</text:p>
      <text:p text:style-name="P3">ALTER TABLE OWJ</text:p>
      <text:p text:style-name="P3"><text:s text:c="8"/>MODIFY SEX VARCHAR(5);</text:p>
      <text:p text:style-name="P3">ALTER TABLE OWJ</text:p>
      <text:p text:style-name="P3"><text:s text:c="8"/>MODIFY TEL NUMBER(10);</text:p>
      <text:p text:style-name="P3"/>
      <text:p text:style-name="P3">INSERT INTO OWJ(NAME,BORN,SEX,LOC,TEL)</text:p>
      <text:p text:style-name="P3"><text:s text:c="8"/>VALUES('OHWOOJE','1992-10-12','MALE','KOREA','01022863600');</text:p>
      <text:p text:style-name="P3"/>
      <text:p text:style-name="P3"/>
      <text:p text:style-name="P3">TRUNCATE TABLE OWJ; <text:span text:style-name="T10"><text:s/>(--DELETE FROM OWJ)</text:span></text:p>
      <text:p text:style-name="P19">왠만하면 ROLLBACK을 쓴다.</text:p>
      <text:p text:style-name="P19"/>
      <text:p text:style-name="P4">DROP TABLE OWJ;</text:p>
      <text:p text:style-name="P4">SELECT * FROM OWJ;</text:p>
      <text:p text:style-name="P1">}}}}}}}}}}}}}}}}}}}}}}}</text:p>
      <text:p text:style-name="P1">{{{{{{{{{{{{{{{{{{{{{{{</text:p>
      <text:p text:style-name="P3">CREATE TABLE QQQ(</text:p>
      <text:p text:style-name="P3"><text:s text:c="4"/>EMPNO NUMBER(4),</text:p>
      <text:p text:style-name="P3"><text:s text:c="4"/>ENAME VARCHAR2(10),</text:p>
      <text:p text:style-name="P3"><text:s text:c="4"/>JOB VARCHAR2(9),</text:p>
      <text:p text:style-name="P3"><text:s text:c="4"/>MGR NUMBER(4),</text:p>
      <text:p text:style-name="P3"><text:s text:c="4"/>HIREDATE DATE,</text:p>
      <text:p text:style-name="P3"><text:s text:c="4"/>SAL NUMBER(7,2),</text:p>
      <text:p text:style-name="P3"><text:s text:c="4"/>COMM NUMBER(7,2),</text:p>
      <text:p text:style-name="P3"><text:s text:c="4"/>DEPTNO NUMBER(2)</text:p>
      <text:p text:style-name="P3">);</text:p>
      <text:p text:style-name="P3">DESC QQQ;</text:p>
      <text:p text:style-name="P3"/>
      <text:p text:style-name="P3">ALTER TABLE QQQ </text:p>
      <text:p text:style-name="P3"><text:s text:c="4"/>ADD BIGO VARCHAR2(20);</text:p>
      <text:p text:style-name="P3"><text:soft-page-break/>SELECT * FROM QQQ;</text:p>
      <text:p text:style-name="P3"/>
      <text:p text:style-name="P3"/>
      <text:p text:style-name="P3">ALTER TABLE QQQ</text:p>
      <text:p text:style-name="P3"><text:s text:c="4"/>MODIFY BIGO VARCHAR2(30);</text:p>
      <text:p text:style-name="P3"/>
      <text:p text:style-name="P3">ALTER TABLE QQQ</text:p>
      <text:p text:style-name="P3"><text:s text:c="4"/>RENAME COLUMN BIGO TO REMART;</text:p>
      <text:p text:style-name="P3"><text:s text:c="4"/></text:p>
      <text:p text:style-name="P3">INSERT INTO QQQ(EMPNO,ENAME ,JOB, MGR,HIREDATE,SAL,COMM,DEPTNO,REMART)</text:p>
      <text:p text:style-name="P3"><text:s text:c="8"/>VALUES(7369,'SMITH','CLERK',7902,'1980-12-17',800,NULL,20,NULL);</text:p>
      <text:p text:style-name="P3">INSERT INTO QQQ(EMPNO,ENAME ,JOB, MGR,HIREDATE,SAL,COMM,DEPTNO,REMART)</text:p>
      <text:p text:style-name="P3"><text:s text:c="8"/>VALUES(7499,'ALLEN','SALESMAN',7698,'1981-02-20',1600,300,30,NULL);</text:p>
      <text:p text:style-name="P3">INSERT INTO QQQ(EMPNO,ENAME ,JOB, MGR,HIREDATE,SAL,COMM,DEPTNO,REMART)</text:p>
      <text:p text:style-name="P3"><text:s text:c="8"/>VALUES(7521,'WARD','SALESMAN',7698,'1981-02-22',1250,500,30,NULL);</text:p>
      <text:p text:style-name="P3">INSERT INTO QQQ(EMPNO,ENAME ,JOB, MGR,HIREDATE,SAL,COMM,DEPTNO,REMART)</text:p>
      <text:p text:style-name="P3"><text:s text:c="8"/>VALUES(7566,'JONES','MANAGER',7839,'1981-04-02',2975,NULL,20,NULL);</text:p>
      <text:p text:style-name="P3">INSERT INTO QQQ(EMPNO,ENAME ,JOB, MGR,HIREDATE,SAL,COMM,DEPTNO,REMART)</text:p>
      <text:p text:style-name="P3"><text:s text:c="8"/>VALUES(7654,'MARTIN','SALESMAN',7698,'1981-09-28',1250,1400,30,NULL);</text:p>
      <text:p text:style-name="P3">INSERT INTO QQQ(EMPNO,ENAME ,JOB, MGR,HIREDATE,SAL,COMM,DEPTNO,REMART)</text:p>
      <text:p text:style-name="P3"><text:s text:c="8"/>VALUES(7782,'BLAKE','MANAGER',7839,'1981-05-01',2850,NULL,30,NULL);</text:p>
      <text:p text:style-name="P3">INSERT INTO QQQ(EMPNO,ENAME ,JOB, MGR,HIREDATE,SAL,COMM,DEPTNO,REMART)</text:p>
      <text:p text:style-name="P3"><text:s text:c="8"/>VALUES(7788,'CLARK','MANAGER',7839,'1981-06-09',2450,NULL,10,NULL);</text:p>
      <text:p text:style-name="P3">INSERT INTO QQQ(EMPNO,ENAME ,JOB, MGR,HIREDATE,SAL,COMM,DEPTNO,REMART)</text:p>
      <text:p text:style-name="P3"><text:s text:c="8"/>VALUES(7839,'SCOTT','ANALYST',7566,'1987-04-10',3000,NULL,20,NULL);</text:p>
      <text:p text:style-name="P3"><text:s text:c="8"/></text:p>
      <text:p text:style-name="P3">INSERT INTO QQQ</text:p>
      <text:p text:style-name="P3">SELECT EMPNO,ENAME ,JOB, MGR,HIREDATE,SAL,COMM,DEPTNO,NULL</text:p>
      <text:p text:style-name="P3"><text:s text:c="4"/>FROM EMP;</text:p>
      <text:p text:style-name="P3"/>
      <text:p text:style-name="P3"><text:s text:c="8"/>SELECT * FROM QQQ;</text:p>
      <text:p text:style-name="P3"><text:s text:c="8"/>ROLLBACK;</text:p>
      <text:p text:style-name="P3"><text:s text:c="8"/></text:p>
      <text:p text:style-name="P3"><text:soft-page-break/>DROP TABLE QQQ;</text:p>
      <text:p text:style-name="P1">}}}}}}}}}}}}}}}}}}}}}}}</text:p>
      <text:p text:style-name="P1"/>
      <text:p text:style-name="P1">{{{{{{{{{{{{{{{{{{{{{{{</text:p>
      <text:p text:style-name="P3"/>
      <text:p text:style-name="P3">SELECT * FROM DICT;</text:p>
      <text:p text:style-name="P3"/>
      <text:p text:style-name="P4">데이터 사전 DD</text:p>
      <text:p text:style-name="P3"/>
      <text:p text:style-name="P3">SELECT * FROM USER_TABLES; <text:s text:c="2"/>(<text:span text:style-name="T5">사용자가 가지고 있는 테이블 들)</text:span></text:p>
      <text:p text:style-name="P3"/>
      <text:p text:style-name="P3">SELECT * FROM ALL_TABLES; <text:s text:c="2"/>(오라클이 가지고 있는 <text:span text:style-name="T5">모든 테이블)</text:span></text:p>
      <text:p text:style-name="P4"/>
      <text:p text:style-name="P4">SELECT * FROM DBA_TABLES; (SYS 혹은 SYSTEM 사용자만 연람이 가능)</text:p>
      <text:p text:style-name="P3"/>
      <text:p text:style-name="P1">}}}}}}}}}}}}}}}}}}}}}}}</text:p>
      <text:p text:style-name="P1">{{{{{{{{{{{{{{{{{{{{{{{</text:p>
      <text:p text:style-name="P3"/>
      <text:p text:style-name="P3">SELECT * from user_indexes;<text:tab/><text:tab/><text:tab/><text:tab/>(<text:span text:style-name="T5">인덱스)</text:span></text:p>
      <text:p text:style-name="P3"/>
      <text:p text:style-name="P3">CREATE INDEX IDX_EMP_SAL ON EMP(SAL);<text:tab/><text:tab/>(<text:span text:style-name="T5">인덱스 만들기)</text:span></text:p>
      <text:p text:style-name="P4"/>
      <text:p text:style-name="P3">SELECT * FROM USER_IND_COLUMNS;<text:tab/><text:tab/><text:tab/>(<text:span text:style-name="T5">인덱스 찾기)</text:span></text:p>
      <text:p text:style-name="P3"/>
      <text:p text:style-name="P3">DROP INDEX IDX_EMP_SAL;<text:tab/><text:tab/><text:tab/> <text:s text:c="11"/>(<text:span text:style-name="T5">인덱스 삭제)</text:span></text:p>
      <text:p text:style-name="P4"/>
      <text:p text:style-name="P4"/>
      <text:p text:style-name="P4">CREATE INDEX IDX_EMP_SAL ON EMP(HIREDATE);</text:p>
      <text:p text:style-name="P4"/>
      <text:p text:style-name="P4">SELECT * FROM USER_IND_COLUMNS;</text:p>
      <text:p text:style-name="P4"/>
      <text:p text:style-name="P4"><text:s/>DROP INDEX IDX_EMP_SAL;</text:p>
      <text:p text:style-name="P1">}}}}}}}}}}}}}}}}}}}}}}}</text:p>
      <text:p text:style-name="P1">{{{{{{{{{{{{{{{{{{{{{{{</text:p>
      <text:p text:style-name="P1"/>
      <text:p text:style-name="P3">create view vw_emp20 as (select empno, ename, job, deptno from emp where deptno=20); <text:s text:c="2"/><text:tab/><text:tab/><text:span text:style-name="T3"><text:tab/>(ORA-01031: 권한이 불충분합니다)</text:span></text:p>
      <text:p text:style-name="P3"/>
      <text:p text:style-name="P20">cmd<text:span text:style-name="T5">서 권한 부여 (grant)</text:span></text:p>
      <text:p text:style-name="P13"/>
      <text:p text:style-name="P12">Microsoft Windows [Version 10.0.19045.4529]</text:p>
      <text:p text:style-name="P12">(c) Microsoft Corporation. All rights reserved.</text:p>
      <text:p text:style-name="P12"/>
      <text:p text:style-name="P12">C:\Users\user1&gt;sqlplus system/oracle</text:p>
      <text:p text:style-name="P12"/>
      <text:p text:style-name="P12">SQL&gt; grant CREATE VIEW TO scott;</text:p>
      <text:p text:style-name="P12"><text:soft-page-break/></text:p>
      <text:p text:style-name="P12">권한이 부여되었습니다.</text:p>
      <text:p text:style-name="P12"/>
      <text:p text:style-name="P3"/>
      <text:p text:style-name="P3">create view vw_emp20 as (select empno, ename, job, deptno from emp where deptno=20);</text:p>
      <text:p text:style-name="P3"/>
      <text:p text:style-name="P3">select * from vw_emp20;<text:tab/><text:tab/><text:span text:style-name="T3"><text:tab/><text:tab/>(</text:span><text:span text:style-name="T4">뷰 생성)</text:span><text:span text:style-name="T3"><text:tab/></text:span></text:p>
      <text:p text:style-name="P3"/>
      <text:p text:style-name="P3">select *from (select empno, ename, job, deptno from emp where deptno=20);</text:p>
      <text:p text:style-name="P3"><text:tab/><text:tab/><text:tab/><text:tab/><text:tab/><text:span text:style-name="T3"><text:tab/><text:tab/>(</text:span><text:span text:style-name="T4">실제 테이블)</text:span></text:p>
      <text:p text:style-name="P3"><text:tab/><text:tab/><text:tab/></text:p>
      <text:p text:style-name="P3">select * from user_views;<text:tab/><text:tab/><text:span text:style-name="T3"><text:tab/><text:tab/>(</text:span><text:span text:style-name="T4">생성된 뷰 확인)</text:span></text:p>
      <text:p text:style-name="P1"/>
      <text:p text:style-name="P1">}}}}}}}}}}}}}}}}}}}}}}}</text:p>
      <text:p text:style-name="P1">{{{{{{{{{{{{{{{{{{{{{{{</text:p>
      <text:p text:style-name="P3">create view vw_emp30 as (select * from emp where comm&gt;1 and deptno=30);</text:p>
      <text:p text:style-name="P3"/>
      <text:p text:style-name="P3">select * from vw_emp30;</text:p>
      <text:p text:style-name="P3"/>
      <text:p text:style-name="P3">select * from (select * from emp where comm&gt;1 and deptno=30);</text:p>
      <text:p text:style-name="P3"/>
      <text:p text:style-name="P3">select * from user_views;</text:p>
      <text:p text:style-name="P3"/>
      <text:p text:style-name="P4">drop view vw_emp30;</text:p>
      <text:p text:style-name="P4">drop view vw_emp20;<text:tab/><text:tab/><text:tab/><text:span text:style-name="T3"><text:tab/>(뷰 삭제)</text:span></text:p>
      <text:p text:style-name="P1">}}}}}}}}}}}}}}}}}}}}}}}</text:p>
      <text:p text:style-name="P1">{{{{{{{{{{{{{{{{{{{{{{{</text:p>
      <text:p text:style-name="P3">select rownum, e.*</text:p>
      <text:p text:style-name="P3">from emp e</text:p>
      <text:p text:style-name="P3">ORDER BY SAL DESC;</text:p>
      <text:p text:style-name="P3"><text:tab/><text:tab/><text:tab/><text:span text:style-name="T6">ROWNUM</text:span><text:span text:style-name="T7">이 먼저 수행되어 정렬되고 그다음이 수행된다.</text:span></text:p>
      <text:p text:style-name="P3"/>
      <text:p text:style-name="P3"/>
      <text:p text:style-name="P3">SELECT ROWNUM, E.*</text:p>
      <text:p text:style-name="P3">FROM (select * from emp e ORDER BY SAL DESC) E;</text:p>
      <text:p text:style-name="P3"/>
      <text:p text:style-name="P3"><text:tab/><text:tab/><text:tab/><text:span text:style-name="T6">()</text:span><text:span text:style-name="T7">안 SELECT가 먼저 수행되고 밖깥 SELECT가 실행되어 정렬)</text:span></text:p>
      <text:p text:style-name="P3"><text:tab/><text:tab/><text:tab/><text:tab/><text:tab/><text:tab/><text:tab/><text:span text:style-name="T6">(</text:span><text:span text:style-name="T7">인라인 뷰)</text:span></text:p>
      <text:p text:style-name="P11"/>
      <text:p text:style-name="P3">WITH E AS (SELECT * FROM EMP E ORDER BY SAL DESC)</text:p>
      <text:p text:style-name="P3">SELECT ROWNUM, E.*</text:p>
      <text:p text:style-name="P11">FROM E; <text:s text:c="11"/>(FROM절에서 이미 정렬이 완료된 상태로 ROWNUM을 적용시킨다.)</text:p>
      <text:p text:style-name="P11"/>
      <text:p text:style-name="P4"/>
      <text:p text:style-name="P3">SELECT ROWNUM, E.*</text:p>
      <text:p text:style-name="P3"><text:soft-page-break/>FROM (select * from emp e ORDER BY SAL DESC) E</text:p>
      <text:p text:style-name="P3">WHERE ROWNUM &lt;=3;</text:p>
      <text:p text:style-name="P3"><text:tab/><text:tab/><text:span text:style-name="T6"><text:tab/><text:tab/>(ROWNUM</text:span><text:span text:style-name="T7">을 이용해 순위를 매길 수 있다.)</text:span></text:p>
      <text:p text:style-name="P1">}}}}}}}}}}}}}}}}}}}}}}}</text:p>
      <text:p text:style-name="P1">{{{{{{{{{{{{{{{{{{{{{{{</text:p>
      <text:p text:style-name="P3">SELECT * FROM EMP ORDER BY HIREDATE ASC</text:p>
      <text:p text:style-name="P3"/>
      <text:p text:style-name="P3"><text:tab/><text:tab/><text:tab/><text:tab/><text:tab/><text:tab/><text:tab/><text:tab/><text:span text:style-name="T11">입사일이 빠른 순으로 출력</text:span></text:p>
      <text:p text:style-name="P4"/>
      <text:p text:style-name="P3">WITH E AS(SELECT * FROM EMP ORDER BY HIREDATE ASC)</text:p>
      <text:p text:style-name="P3">SELECT *<text:tab/><text:tab/><text:tab/><text:tab/><text:tab/><text:tab/><text:span text:style-name="T10">(ROWNUM, E.*)</text:span><text:span text:style-name="T11">를 생략해보았다.</text:span></text:p>
      <text:p text:style-name="P3">FROM E</text:p>
      <text:p text:style-name="P3">WHERE ROWNUM &lt;= 5;</text:p>
      <text:p text:style-name="P3"><text:tab/><text:tab/><text:tab/><text:tab/><text:tab/><text:tab/><text:tab/><text:span text:style-name="T10">입사일이 가장 빠른 5명 출력</text:span></text:p>
      <text:p text:style-name="P3"/>
      <text:p text:style-name="P3"/>
      <text:p text:style-name="P3">WITH E AS (SELECT * FROM EMP ORDER BY HIREDATE DESC)</text:p>
      <text:p text:style-name="P3">SELECT ROWNUM, E.*</text:p>
      <text:p text:style-name="P3">FROM E</text:p>
      <text:p text:style-name="P3">WHERE ROWNUM &lt;= 10;</text:p>
      <text:p text:style-name="P3"/>
      <text:p text:style-name="P3"><text:tab/><text:tab/><text:tab/><text:tab/><text:tab/><text:tab/><text:tab/><text:span text:style-name="T10">가장 최근에 입사한 10명 출력</text:span></text:p>
      <text:p text:style-name="P4"/>
      <text:p text:style-name="P4">WITH E AS(SELECT * FROM EMP ORDER BY EMPNO ASC)</text:p>
      <text:p text:style-name="P4">SELECT ROWNUM, E.* , D.DNAME</text:p>
      <text:p text:style-name="P4">FROM E JOIN DEPT D ON(E.DEPTNO=D.DEPTNO)</text:p>
      <text:p text:style-name="P4">WHERE ROWNUM &lt;=4;</text:p>
      <text:p text:style-name="P4"/>
      <text:p text:style-name="P3"><text:span text:style-name="T5"><text:tab/><text:tab/><text:tab/><text:tab/></text:span><text:span text:style-name="T11">직</text:span><text:span text:style-name="T10">원번호가 가장 빠른 4명을 소속 부서와 이름과 함께 출력</text:span></text:p>
      <text:p text:style-name="P1">}}}}}}}}}}}}}}}}}}}}}}}</text:p>
      <text:p text:style-name="P1">{{{{{{{{{{{{{{{{{{{{{{{</text:p>
      <text:p text:style-name="P3">CREATE TABLE DEPT_SEQ AS SELECT * FROM DEPT WHERE 1&lt;&gt;1;</text:p>
      <text:p text:style-name="P3"><text:s text:c="4"/><text:tab/><text:tab/><text:tab/><text:tab/><text:tab/><text:tab/><text:tab/><text:span text:style-name="T10">(</text:span><text:span text:style-name="T11">빈 DEPT 테이블 생성 (이름:DEPT_SEQ)</text:span></text:p>
      <text:p text:style-name="P3"><text:s text:c="4"/>SELECT * FROM DEPT_SEQ;<text:tab/><text:tab/></text:p>
      <text:p text:style-name="P3"><text:tab/><text:tab/><text:tab/><text:tab/><text:tab/><text:tab/><text:tab/></text:p>
      <text:p text:style-name="P3">CREATE SEQUENCE SEQ_DEPT_SEQUENCE</text:p>
      <text:p text:style-name="P3"><text:s text:c="4"/>INCREMENT BY 10</text:p>
      <text:p text:style-name="P3"><text:s text:c="4"/>START WITH 10</text:p>
      <text:p text:style-name="P3"><text:s text:c="4"/>MAXVALUE 90</text:p>
      <text:p text:style-name="P3"><text:s text:c="4"/>MINVALUE 0</text:p>
      <text:p text:style-name="P3"><text:s text:c="4"/>NOCYCLE </text:p>
      <text:p text:style-name="P3"><text:s text:c="4"/>CACHE 2;</text:p>
      <text:p text:style-name="P3">SELECT * FROM USER_SEQUENCES;</text:p>
      <text:p text:style-name="P3"><text:tab/><text:tab/><text:tab/><text:tab/><text:tab/><text:tab/><text:span text:style-name="T10">(</text:span><text:span text:style-name="T11">시퀀스 생성 (이름SEQ_DEPT_SEQUENCE)</text:span></text:p>
      <text:p text:style-name="P3">SELECT <text:s/>SEQ_DEPT_SEQUENCE.CURRVAL</text:p>
      <text:p text:style-name="Standard"><text:span text:style-name="T1">FROM DUAL;<text:tab/><text:tab/><text:tab/><text:tab/></text:span><text:span text:style-name="T8">(CURRVAL:</text:span><text:span text:style-name="T14">현재 마지막으로 생산한 번호표</text:span><text:span text:style-name="T8"> )</text:span></text:p>
      <text:p text:style-name="P3"><text:soft-page-break/></text:p>
      <text:p text:style-name="P3">SELECT * FROM DEPT_SEQ;</text:p>
      <text:p text:style-name="P3"/>
      <text:p text:style-name="P3">INSERT INTO DEPT_SEQ (DEPTNO, DNAME, LOC)</text:p>
      <text:p text:style-name="P3"><text:s text:c="12"/>VALUES(SEQ_DEPT_SEQUENCE.NEXTVAL, 'DATABASE', 'SEOUL');</text:p>
      <text:p text:style-name="P3"/>
      <text:p text:style-name="P3">ALTER SEQUENCE SEQ_DEPT_SEQUENCE</text:p>
      <text:p text:style-name="P3"><text:s text:c="8"/>INCREMENT BY 3</text:p>
      <text:p text:style-name="P3"><text:s text:c="8"/>MAXVALUE 99</text:p>
      <text:p text:style-name="P3"><text:s text:c="8"/>CYCLE;</text:p>
      <text:p text:style-name="P3"><text:s/><text:tab/><text:tab/><text:tab/><text:tab/><text:tab/><text:tab/><text:tab/><text:span text:style-name="T10">(</text:span><text:span text:style-name="T11">시퀀스 수정)</text:span></text:p>
      <text:p text:style-name="P3"><text:s/>SELECT * FROM USER_SEQUENCES; <text:s text:c="6"/></text:p>
      <text:p text:style-name="P3"/>
      <text:p text:style-name="P3"/>
      <text:p text:style-name="P3"><text:s/>DROP SEQUENCE SEQ_DEPT_SEQUENCE;</text:p>
      <text:p text:style-name="P3"><text:tab/><text:tab/><text:tab/><text:tab/><text:tab/><text:tab/><text:tab/>(<text:span text:style-name="T5">시퀀스 삭제)</text:span></text:p>
      <text:p text:style-name="P1">}}}}}}}}}}}}}}}}}}}}}}}</text:p>
      <text:p text:style-name="P1">{{{{{{{{{{{{{{{{{{{{{{{</text:p>
      <text:p text:style-name="P3">SQL&gt; GRANT CREATE SYNONYM TO SCOTT;</text:p>
      <text:p text:style-name="P3"><text:tab/><text:tab/><text:tab/><text:tab/><text:tab/><text:tab/><text:tab/><text:tab/><text:span text:style-name="T12"><text:tab/>(CMD)</text:span></text:p>
      <text:p text:style-name="P3">권한이 부여되었습니다.</text:p>
      <text:p text:style-name="P3"/>
      <text:p text:style-name="P3">SQL&gt; GRANT CREATE PUBLIC SYNONYM TO SCOTT;</text:p>
      <text:p text:style-name="P3"/>
      <text:p text:style-name="P3">권한이 부여되었습니다.</text:p>
      <text:p text:style-name="P3"/>
      <text:p text:style-name="P3">CREATE SYNONYM E FOR EMP;</text:p>
      <text:p text:style-name="P3"><text:s/></text:p>
      <text:p text:style-name="P3">SELECT * FROM E;</text:p>
      <text:p text:style-name="P3"/>
      <text:p text:style-name="P3">DROP SYNONYM E;</text:p>
      <text:p text:style-name="P1"/>
      <text:p text:style-name="P1"><text:tab/><text:tab/><text:tab/><text:tab/><text:tab/><text:tab/><text:tab/><text:tab/><text:span text:style-name="T1"><text:tab/>(</text:span><text:span text:style-name="T2">동의어 생성 및 제거)</text:span></text:p>
      <text:p text:style-name="P1">}}}}}}}}}}}}}}}}}}}}}}}</text:p>
      <text:p text:style-name="P1">{{{{{{{{{{{{{{{{{{{{{{</text:p>
      <text:p text:style-name="P3">---1</text:p>
      <text:p text:style-name="P3">CREATE TABLE EMPIDX AS SELECT * FROM EMP;</text:p>
      <text:p text:style-name="P3">SELECT * FROM EMPIDX;</text:p>
      <text:p text:style-name="P3">CREATE INDEX IDX_EMPIDX_EMPNO ON EMPIDX(EMPNO);</text:p>
      <text:p text:style-name="P3">SELECT * FROM USER_IND_COLUMNS;</text:p>
      <text:p text:style-name="P3"/>
      <text:p text:style-name="P3"/>
      <text:p text:style-name="P3">---2</text:p>
      <text:p text:style-name="P3">create OR REPLACE view EMPIDX_OVER15K </text:p>
      <text:p text:style-name="P3"><text:s text:c="8"/>as (select empno, ename, job, deptno, SAL, NVL2(COMM,'O','X') AS COMM</text:p>
      <text:p text:style-name="P3"><text:s text:c="8"/>from EMPIDX where SAL&gt;1500);</text:p>
      <text:p text:style-name="P3"><text:soft-page-break/>select * from EMPIDX_OVER15K;</text:p>
      <text:p text:style-name="P3"/>
      <text:p text:style-name="P3"/>
      <text:p text:style-name="P3">----3, 4</text:p>
      <text:p text:style-name="P3">CREATE TABLE DEPTSEQ AS SELECT * FROM DEPT ;</text:p>
      <text:p text:style-name="P3">SELECT * FROM DEPTSEQ;</text:p>
      <text:p text:style-name="P3"/>
      <text:p text:style-name="P3">CREATE SEQUENCE DEPTSEQ_SEQUENCE</text:p>
      <text:p text:style-name="P3"><text:s text:c="4"/>INCREMENT BY 1</text:p>
      <text:p text:style-name="P3"><text:s text:c="4"/>START WITH 1</text:p>
      <text:p text:style-name="P3"><text:s text:c="4"/>MAXVALUE 99</text:p>
      <text:p text:style-name="P3"><text:s text:c="4"/>MINVALUE 1</text:p>
      <text:p text:style-name="P3"><text:s text:c="4"/>NOCYCLE </text:p>
      <text:p text:style-name="P3"><text:s text:c="4"/>NOCACHE ;</text:p>
      <text:p text:style-name="P3">SELECT * FROM USER_SEQUENCES;</text:p>
      <text:p text:style-name="P3"/>
      <text:p text:style-name="P3">INSERT INTO DEPTSEQ <text:s/>(DEPTNO, DNAME, LOC)</text:p>
      <text:p text:style-name="P3"><text:s text:c="12"/>VALUES(DEPTSEQ_SEQUENCE.NEXTVAL, 'DATABASE', 'SEOUL');</text:p>
      <text:p text:style-name="P3">INSERT INTO DEPTSEQ <text:s/>(DEPTNO, DNAME, LOC)</text:p>
      <text:p text:style-name="P3"><text:s text:c="12"/>VALUES(DEPTSEQ_SEQUENCE.NEXTVAL, 'WEB', 'BUSAN');</text:p>
      <text:p text:style-name="P3">INSERT INTO DEPTSEQ <text:s/>(DEPTNO, DNAME, LOC)</text:p>
      <text:p text:style-name="P3"><text:s text:c="12"/>VALUES(DEPTSEQ_SEQUENCE.NEXTVAL, 'MOBILE', 'ILSAN');</text:p>
      <text:p text:style-name="P3">SELECT * FROM DEPTSEQ; <text:s/></text:p>
      <text:p text:style-name="P3"/>
      <text:p text:style-name="P3"/>
      <text:p text:style-name="P3">DROP SEQUENCE DEPTSEQ_SEQUENCE;</text:p>
      <text:p text:style-name="P3">DROP TABLE DEPTSEQ;</text:p>
      <text:p text:style-name="P1">}}}}}}}}}}}}}}}}}}}}}}}</text:p>
      <text:p text:style-name="P1">{{{{{{{{{{{{{{{{{{{{{{{</text:p>
      <text:p text:style-name="P3"/>
      <text:p text:style-name="P3">CREATE TABLE TABLE_NOTNULL(</text:p>
      <text:p text:style-name="P3"><text:s text:c="12"/>LOGIN_ID VARCHAR2(20),</text:p>
      <text:p text:style-name="P3"><text:s text:c="12"/>LOGIN_PWD VARCHAR2(20),</text:p>
      <text:p text:style-name="P3"><text:s text:c="12"/>TEL VARCHAR2(20)</text:p>
      <text:p text:style-name="P3"><text:s text:c="12"/>);</text:p>
      <text:p text:style-name="P3"/>
      <text:p text:style-name="P3">CREATE TABLE TABLE_NOTNULL(</text:p>
      <text:p text:style-name="P3"><text:s text:c="12"/>LOGIN_ID VARCHAR2(20) NOT NULL,</text:p>
      <text:p text:style-name="P3"><text:s text:c="12"/>LOGIN_PWD VARCHAR2(20) NOT NULL,</text:p>
      <text:p text:style-name="P3"><text:s text:c="12"/>TEL VARCHAR2(20)</text:p>
      <text:p text:style-name="P3"><text:s text:c="12"/>);<text:tab/><text:tab/><text:tab/><text:tab/><text:tab/><text:tab/><text:tab/><text:tab/><text:span text:style-name="T12"><text:tab/>(</text:span><text:span text:style-name="T13">제약조건 생성)</text:span></text:p>
      <text:p text:style-name="P3">DESC TABLE_NOTNULL;</text:p>
      <text:p text:style-name="P3">DROP TABLE TABLE_NOTNULL;</text:p>
      <text:p text:style-name="P3"><text:tab/><text:tab/><text:tab/><text:tab/><text:tab/></text:p>
      <text:p text:style-name="P3">INSERT INTO TABLE_NOTNULL(LOGIN_ID, LOGIN_PWD ,TEL)</text:p>
      <text:p text:style-name="P3"><text:s text:c="12"/>VALUES('TEST_ID_01', NULL, '010-1234-5678');</text:p>
      <text:p text:style-name="P3"><text:soft-page-break/>오류 보고 -</text:p>
      <text:p text:style-name="P3">ORA-01400: NULL을 ("SCOTT"."TABLE_NOTNULL"."LOGIN_PWD") 안에 삽입할 수 없습니다</text:p>
      <text:p text:style-name="P1">}}}}}}}}}}}}}}}}}}}}}}}</text:p>
      <text:p text:style-name="P1">{{{{{{{{{{{{{{{{{{{{{{{</text:p>
      <text:p text:style-name="P3">INSERT INTO TABLE_NOTNULL(LOGIN_ID, LOGIN_PWD ,TEL)</text:p>
      <text:p text:style-name="P3"><text:s text:c="12"/>VALUES('TEST_ID_01', '1234', '010-1234-5678');</text:p>
      <text:p text:style-name="P3"/>
      <text:p text:style-name="P3">1 행 이(가) 삽입되었습니다.</text:p>
      <text:p text:style-name="P3"/>
      <text:p text:style-name="P3">INSERT INTO TABLE_NOTNULL(LOGIN_ID, LOGIN_PWD ,TEL)</text:p>
      <text:p text:style-name="P3"><text:s text:c="12"/>VALUES('TEST_ID_01', '1234', NULL);</text:p>
      <text:p text:style-name="P3"><text:s text:c="12"/>INSERT INTO TABLE_NOTNULL(LOGIN_ID, LOGIN_PWD ,TEL)</text:p>
      <text:p text:style-name="P3"><text:s text:c="12"/>VALUES('TEST_ID_01', '1234', '010-1234-5678');</text:p>
      <text:p text:style-name="P3"/>
      <text:p text:style-name="P3">SELECT * FROM TABLE_NOTNULL;</text:p>
      <text:p text:style-name="P3"/>
      <text:p text:style-name="P3">CREATE TABLE TABLE_NOTNULL2(</text:p>
      <text:p text:style-name="P3"><text:s text:c="8"/>LOGIN_ID VARCHAR2(20) CONSTRAINT TBLNN2_LGNID_NN <text:s/>NOT NULL,</text:p>
      <text:p text:style-name="P3"><text:s text:c="8"/>LOGIN_PWD VARCHAR2(20) CONSTRAINT TBLNN2_LGNPW_NN <text:s/>NOT NULL,</text:p>
      <text:p text:style-name="P3"><text:s text:c="8"/>TEL VARCHAR2(20)</text:p>
      <text:p text:style-name="P3"><text:s text:c="8"/>);</text:p>
      <text:p text:style-name="P3"/>
      <text:p text:style-name="P3">SELECT *FROM USER_CONSTRAINTS;<text:tab/><text:tab/><text:span text:style-name="T12"><text:tab/>(</text:span><text:span text:style-name="T13">제약조건 확인)</text:span></text:p>
      <text:p text:style-name="P3"/>
      <text:p text:style-name="P1">}}}}}}}}}}}}}}}}}}}}}}}</text:p>
      <text:p text:style-name="P1">{{{{{{{{{{{{{{{{{{{{{{{</text:p>
      <text:p text:style-name="P1"/>
      <text:p text:style-name="P3">CREATE TABLE TABLE_NOTNULL(</text:p>
      <text:p text:style-name="P3"><text:s text:c="12"/>LOGIN_ID VARCHAR2(20),</text:p>
      <text:p text:style-name="P3"><text:s text:c="12"/>LOGIN_PWD VARCHAR2(20),</text:p>
      <text:p text:style-name="P3"><text:s text:c="12"/>TEL VARCHAR2(20)</text:p>
      <text:p text:style-name="P3"><text:s text:c="12"/>);</text:p>
      <text:p text:style-name="P3"/>
      <text:p text:style-name="P3">CREATE TABLE TABLE_NOTNULL(</text:p>
      <text:p text:style-name="P3"><text:s text:c="12"/>LOGIN_ID VARCHAR2(20) NOT NULL,</text:p>
      <text:p text:style-name="P3"><text:s text:c="12"/>LOGIN_PWD VARCHAR2(20) NOT NULL,</text:p>
      <text:p text:style-name="P3"><text:s text:c="12"/>TEL VARCHAR2(20)</text:p>
      <text:p text:style-name="P3"><text:s text:c="12"/>);</text:p>
      <text:p text:style-name="P3">DESC TABLE_NOTNULL;</text:p>
      <text:p text:style-name="P3">DROP TABLE TABLE_NOTNULL2;</text:p>
      <text:p text:style-name="P3"/>
      <text:p text:style-name="P3">INSERT INTO TABLE_NOTNULL(LOGIN_ID, LOGIN_PWD ,TEL)</text:p>
      <text:p text:style-name="P3"><text:s text:c="12"/>VALUES('TEST_ID_01', '1234', NULL);</text:p>
      <text:p text:style-name="P3"><text:s text:c="12"/>INSERT INTO TABLE_NOTNULL(LOGIN_ID, LOGIN_PWD ,TEL)</text:p>
      <text:p text:style-name="P3"><text:soft-page-break/><text:s text:c="12"/>VALUES('TEST_ID_01', '1234', '010-1234-5678');</text:p>
      <text:p text:style-name="P3">SELECT * FROM TABLE_NOTNULL;</text:p>
      <text:p text:style-name="P3"/>
      <text:p text:style-name="P3"/>
      <text:p text:style-name="P3">SELECT *FROM USER_CONSTRAINTS;</text:p>
      <text:p text:style-name="P3"/>
      <text:p text:style-name="P3">CREATE TABLE TABLE_NOTNULL2(</text:p>
      <text:p text:style-name="P3"><text:s text:c="8"/>LOGIN_ID VARCHAR2(20) CONSTRAINT TBLNN2_LGNID_NN <text:s/>NOT NULL,</text:p>
      <text:p text:style-name="P3"><text:s text:c="8"/>LOGIN_PWD VARCHAR2(20) CONSTRAINT TBLNN2_LGNPW_NN <text:s/>NOT NULL,</text:p>
      <text:p text:style-name="P3"><text:s text:c="8"/>TEL VARCHAR2(20)</text:p>
      <text:p text:style-name="P3"><text:s text:c="8"/>);</text:p>
      <text:p text:style-name="P3"/>
      <text:p text:style-name="P3">ALTER TABLE TABLE_NOTNULL</text:p>
      <text:p text:style-name="P3"><text:s text:c="8"/>MODIFY(TEL NOT NULL);</text:p>
      <text:p text:style-name="P3"><text:s text:c="8"/></text:p>
      <text:p text:style-name="P3">UPDATE TABLE_NOTNULL</text:p>
      <text:p text:style-name="P3"><text:s text:c="8"/>SET TEL='010-1234-5678';</text:p>
      <text:p text:style-name="P3"/>
      <text:p text:style-name="P3">ALTER TABLE TABLE_NOTNULL2</text:p>
      <text:p text:style-name="P3"><text:s text:c="8"/>MODIFY(TEL CONSTRAINT TBLNN_AEL_NN NOT NULL);</text:p>
      <text:p text:style-name="P3"><text:s text:c="8"/></text:p>
      <text:p text:style-name="P3">SELECT *FROM USER_CONSTRAINTS;</text:p>
      <text:p text:style-name="P3"/>
      <text:p text:style-name="P3">ALTER TABLE TABLE_NOTNULL2</text:p>
      <text:p text:style-name="P3"><text:s text:c="8"/>RENAME CONSTRAINT TBLNN_AEL_NN TO TBLNN2_AEL_NN;</text:p>
      <text:p text:style-name="P3"><text:s text:c="8"/></text:p>
      <text:p text:style-name="P3">ALTER TABLE TABLE_NOTNULL2</text:p>
      <text:p text:style-name="P3"><text:s text:c="8"/>DROP CONSTRAINT TBLNN2_TEL_NN;</text:p>
      <text:p text:style-name="P3">DESC TABLE_NOTNULL2;</text:p>
      <text:p text:style-name="P1">}}}}}}}}}}}}}}}}}}}}}}}</text:p>
      <text:p text:style-name="P1">{{{{{{{{{{{{{{{{{{{{{{{</text:p>
      <text:p text:style-name="P3">CREATE TABLE TABLE_NUIQUE(</text:p>
      <text:p text:style-name="P3"><text:s text:c="4"/>LOGIN_ID VARCHAR2(20) CONSTRAINT <text:s text:c="5"/>UNIQUE,</text:p>
      <text:p text:style-name="P3"><text:s text:c="4"/>LOGIN_PWD VARCHAR2(20) CONSTRAINT TBLUNQ2_LGNPW_NN NOT NULL,</text:p>
      <text:p text:style-name="P3"><text:s text:c="4"/>TEL VARCHAR2(20)</text:p>
      <text:p text:style-name="P3"><text:s text:c="4"/>);<text:tab/><text:tab/><text:tab/><text:tab/><text:tab/><text:tab/><text:tab/>(<text:span text:style-name="T5">유니크 테이블 생성)</text:span></text:p>
      <text:p text:style-name="P3"><text:s text:c="4"/></text:p>
      <text:p text:style-name="P3">SELECT * FROM USER_CONSTRAINTS</text:p>
      <text:p text:style-name="P3">WHERE CONSTRAINT_NAME LIKE 'TBLUNQ%';</text:p>
      <text:p text:style-name="P3"><text:tab/><text:tab/><text:tab/><text:tab/><text:tab/><text:tab/><text:tab/><text:tab/>(<text:span text:style-name="T5">유니크 테이블 확인)</text:span></text:p>
      <text:p text:style-name="P3">ALTER TABLE TABLE_NUIQUE</text:p>
      <text:p text:style-name="P3"><text:s text:c="4"/>MODIFY(TEL CONSTRAINT TBLUNQ_TEL_UNQ UNIQUE);</text:p>
      <text:p text:style-name="P3"><text:tab/><text:tab/><text:tab/><text:tab/><text:tab/><text:span text:style-name="T5"><text:tab/><text:tab/><text:tab/>(유니크 테이블 유니크 변경)</text:span></text:p>
      <text:p text:style-name="P4">ALTER TABLE TABLE_NUIQUE</text:p>
      <text:p text:style-name="P4"><text:soft-page-break/><text:s text:c="4"/>RENAME CONSTRAINT TBLUNQ2_LGNPW_NN TO TBLUNQ_LGNPW_NN;</text:p>
      <text:p text:style-name="P1"><text:tab/><text:tab/><text:tab/><text:tab/><text:tab/><text:tab/><text:tab/><text:tab/><text:span text:style-name="T2">(유니크 테이블 이름 변경)</text:span></text:p>
      <text:p text:style-name="P1">}}}}}}}}}}}}}}}}}}}}}}}</text:p>
      <text:p text:style-name="P1">{{{{{{{{{{{{{{{{{{{{{{{</text:p>
      <text:p text:style-name="P3">CREATE TABLE TABKE_PK(</text:p>
      <text:p text:style-name="P3"><text:s text:c="4"/>LOGIN_ID VARCHAR2(20) CONSTRAINT TBLPK_LGNID_PK PRIMARY KEY,</text:p>
      <text:p text:style-name="P3"><text:s text:c="4"/>LOGIN_PWD VARCHAR2(20) CONSTRAINT TBLPK_LGNPW_NN NOT NULL,</text:p>
      <text:p text:style-name="P3"><text:s text:c="4"/>TEL VARCHAR2(20)</text:p>
      <text:p text:style-name="P3"><text:s text:c="4"/>);</text:p>
      <text:p text:style-name="P3"><text:s text:c="4"/></text:p>
      <text:p text:style-name="P3"><text:s text:c="4"/>SELECT * FROM USER_CONSTRAINTS WHERE TABLE_NAME LIKE UPPER('TABKE_PK%');</text:p>
      <text:p text:style-name="P3"><text:s text:c="4"/>SELECT * FROM USER_INDEXES WHERE TABLE_NAME LIKE UPPER('TABKE_PK%');</text:p>
      <text:p text:style-name="P3"><text:s text:c="4"/>DESC TABKE_PK;</text:p>
      <text:p text:style-name="P3"><text:s text:c="4"/></text:p>
      <text:p text:style-name="P3"><text:s text:c="4"/>INSERT INTO TABKE_PK(LOGIN_ID, LOGIN_PWD, TEL)</text:p>
      <text:p text:style-name="P3"><text:s text:c="12"/>VALUES('TEST_ID_01', 'PWD01', '010-1234-5678');</text:p>
      <text:p text:style-name="P3"><text:s text:c="4"/>INSERT INTO TABKE_PK(LOGIN_ID, LOGIN_PWD, TEL)</text:p>
      <text:p text:style-name="P3"><text:s text:c="12"/>VALUES('TEST_ID_01', 'PWD01', '010-1234-5678');</text:p>
      <text:p text:style-name="P3"><text:s text:c="12"/>(무결성 제약 조건(SCOTT.TBLPK_LGNID_PK)에 위배됩니다)</text:p>
      <text:p text:style-name="P3"><text:tab/><text:tab/></text:p>
      <text:p text:style-name="P3"><text:tab/><text:tab/><text:tab/><text:tab/><text:tab/><text:tab/><text:tab/>(<text:span text:style-name="T5">PRIMARY KEY)</text:span></text:p>
      <text:p text:style-name="P3"/>
      <text:p text:style-name="P3"><text:s text:c="3"/>ALTER TABLE TABKE_PK</text:p>
      <text:p text:style-name="P3"><text:s text:c="12"/>MODIFY (TEL PRIMARY KEY); (테이블에는 하나의 기본 키만 가질 수 있습니다.)</text:p>
      <text:p text:style-name="P3"/>
      <text:p text:style-name="P1">}}}}}}}}}}}}}}}}}}}}}}}</text:p>
      <text:p text:style-name="P1">{{{{{{{{{{{{{{{{{{{{{{{</text:p>
      <text:p text:style-name="P3"><text:s text:c="4"/>CREATE TABLE EMP1 (</text:p>
      <text:p text:style-name="P3"><text:s text:c="8"/>EMPNO NUMBER(4) PRIMARY KEY,</text:p>
      <text:p text:style-name="P3"><text:s text:c="8"/>ENAME VARCHAR2(10) NOT NULL,</text:p>
      <text:p text:style-name="P3"><text:s text:c="8"/>SEX VARCHAR2(3) NOT NULL,</text:p>
      <text:p text:style-name="P3"><text:s text:c="8"/>LOC VARCHAR2(50),</text:p>
      <text:p text:style-name="P3"><text:s text:c="8"/>TEL VARCHAR2(14) UNIQUE,</text:p>
      <text:p text:style-name="P3"><text:s text:c="8"/>HIREDATE DATE NOT NULL</text:p>
      <text:p text:style-name="P3"><text:s text:c="8"/>);</text:p>
      <text:p text:style-name="P1">}}}}}}}}}}}}}}}}}}}}}}}</text:p>
      <text:p text:style-name="P1">{{{{{{{{{{{{{{{{{{{{{{{</text:p>
      <text:p text:style-name="P3">SELECT OWNER, CONSTRAINT_NAME, CONSTRAINT_TYPE, TABLE_NAME, R_OWNER, R_CONSTRAINT_NAME</text:p>
      <text:p text:style-name="P3">FROM USER_CONSTRAINTS</text:p>
      <text:p text:style-name="P3">WHERE TABLE_NAME IN ('EMP','DEPT');</text:p>
      <text:p text:style-name="P1"/>
      <text:p text:style-name="P1"/>
      <text:p text:style-name="P1"><text:soft-page-break/></text:p>
      <text:p text:style-name="P1">}}}}}}}}}}}}}}}}}}}}}}}</text:p>
      <text:p text:style-name="P1"/>
      <text:p text:style-name="P1">{{{{{{{{{{{{{{{{{{{{{{{</text:p>
      <text:p text:style-name="P3">SELCET *</text:p>
      <text:p text:style-name="P3">FROM EMP JOIN DEPT ON (EMP.DEPTNO = DEPT.DEPTNO);</text:p>
      <text:p text:style-name="P3"/>
      <text:p text:style-name="P3">SELECT OWNER, CONSTRAINT_NAME, CONSTRAINT_TYPE, TABLE_NAME, R_OWNER, R_CONSTRAINT_NAME</text:p>
      <text:p text:style-name="P3">FROM USER_CONSTRAINTS</text:p>
      <text:p text:style-name="P3">WHERE TABLE_NAME IN ('EMP','DEPT');</text:p>
      <text:p text:style-name="P3"/>
      <text:p text:style-name="P3">SELECT * FROM EMP;</text:p>
      <text:p text:style-name="P3">SELECT * FROM DEPT;</text:p>
      <text:p text:style-name="P3"/>
      <text:p text:style-name="P3">INSERT INTO EMP(EMPNO,ENAME, JOB, MGR, HIREDATE, SAL, COMM, DEPTNO)</text:p>
      <text:p text:style-name="P3"><text:s text:c="8"/>VALUES(9999,'홍길동','CLERK','7788','2017/04/30',1200,NULL,50);</text:p>
      <text:p text:style-name="P3"/>
      <text:p text:style-name="P3"><text:s text:c="3"/><text:span text:style-name="T3"><text:s text:c="5"/>오류 보고 -</text:span></text:p>
      <text:p text:style-name="P12">ORA-02291: 무결성 제약조건(SCOTT.FK_DEPTNO)이 위배되었습니다- 부모 키가 없습니다</text:p>
      <text:p text:style-name="P12"/>
      <text:p text:style-name="P3">CREATE TABLE DEPT_FK(</text:p>
      <text:p text:style-name="P3"><text:s text:c="4"/>DEPTNO NUMBER(2) CONSTRAINT DEPTFK_DEPTNO_PK PRIMARY KEY,</text:p>
      <text:p text:style-name="P3"><text:s text:c="4"/>DNAME VARCHAR2(14),</text:p>
      <text:p text:style-name="P3"><text:s text:c="4"/>LOC VARCHAR2(13)</text:p>
      <text:p text:style-name="P3"><text:s text:c="4"/>);</text:p>
      <text:p text:style-name="P3"><text:s text:c="4"/></text:p>
      <text:p text:style-name="P3">CREATE <text:s/>TABLE EMP_FK(</text:p>
      <text:p text:style-name="P3"><text:s text:c="8"/>EMPNO NUMBER(4) CONSTRAINT EMPFK_EMPNO_PK PRIMARY KEY,</text:p>
      <text:p text:style-name="P3"><text:s text:c="8"/>ENAME VARCHAR2(10),</text:p>
      <text:p text:style-name="P3"><text:s text:c="8"/>JOB VARCHAR2(9),</text:p>
      <text:p text:style-name="P3"><text:s text:c="8"/>MGR NUMBER(4),</text:p>
      <text:p text:style-name="P3"><text:s text:c="8"/>HIREDATE DATE,</text:p>
      <text:p text:style-name="P3"><text:s text:c="8"/>SAL NUMBER(7,2),</text:p>
      <text:p text:style-name="P3"><text:s text:c="8"/>COMM NUMBER(7,2),</text:p>
      <text:p text:style-name="P3"><text:s text:c="8"/>DEPTNO NUMBER(2) CONSTRAINT EMPFK_DEPTNO_FK REFERENCES DEPT_FK(DEPTNO)</text:p>
      <text:p text:style-name="P3"><text:s text:c="8"/>);</text:p>
      <text:p text:style-name="P3"><text:s text:c="8"/></text:p>
      <text:p text:style-name="P3">SELECT * FROM USER_CONSTRAINTS WHERE TABLE_NAME LIKE '%FK';</text:p>
      <text:p text:style-name="P12"><text:tab/><text:tab/><text:tab/><text:tab/><text:tab/><text:tab/>(<text:span text:style-name="T5">외래키 생성)</text:span></text:p>
      <text:p text:style-name="P13"/>
      <text:p text:style-name="P3">INSERT INTO EMP_FK</text:p>
      <text:p text:style-name="P3"><text:s text:c="4"/>VALUES(9999,'홍길동','CLERK','7788','2017/04/30',1200,NULL,10);</text:p>
      <text:p text:style-name="P12"><text:soft-page-break/><text:s text:c="8"/>ORA-02291: 무결성 제약조건(SCOTT.EMPFK_DEPTNO_FK)이 위배되었습니다- 부모 키가 없습니다;</text:p>
      <text:p text:style-name="P12"/>
      <text:p text:style-name="P3">INSERT INTO DEPT_FK</text:p>
      <text:p text:style-name="P3"><text:s text:c="4"/>VALUES(10,'TEST_DNAME','TEST_LOC');</text:p>
      <text:p text:style-name="P3">INSERT INTO EMP_FK</text:p>
      <text:p text:style-name="P3"><text:s text:c="4"/>VALUES(9999,'홍길동','CLERK','7788','2017/04/30',1200,NULL,10); <text:s/></text:p>
      <text:p text:style-name="P3"><text:s text:c="2"/></text:p>
      <text:p text:style-name="P3">SELECT * FROM DEPT_FK; </text:p>
      <text:p text:style-name="P3">SELECT * FROM EMP_FK; <text:s text:c="2"/></text:p>
      <text:p text:style-name="P1">}}}}}}}}}}}}}}}}}}}}}}}</text:p>
      <text:p text:style-name="P1">{{{{{{{{{{{{{{{{{{{{{{{</text:p>
      <text:p text:style-name="P3">CREATE TABLE TABLE_CHECK(</text:p>
      <text:p text:style-name="P3"><text:s text:c="8"/>LOGIN_ID VARCHAR2(20) CONSTRAINT TBLCK_LOGINID_PK PRIMARY KEY,</text:p>
      <text:p text:style-name="P3"><text:s text:c="8"/>LOGIN_PWD VARCHAR2(20) CONSTRAINT TBLCK_LOGINPW_CK CHECK (LENGTH(LOGIN_PWD)&gt;3),</text:p>
      <text:p text:style-name="P3"><text:s text:c="8"/>TEL VARCHAR2(20)</text:p>
      <text:p text:style-name="P3"><text:s text:c="8"/>);</text:p>
      <text:p text:style-name="P3"><text:s text:c="8"/>SELECT * FROM USER_CONSTRAINTS WHERE TABLE_NAME LIKE 'TABLE_CHECK%';</text:p>
      <text:p text:style-name="P3"><text:s text:c="8"/></text:p>
      <text:p text:style-name="P3">INSERT INTO TABLE_CHECK</text:p>
      <text:p text:style-name="P3">VALUES ('TEST_ID','123','010-1234-5678');</text:p>
      <text:p text:style-name="P3">오류 보고 -</text:p>
      <text:p text:style-name="P3">ORA-02290: 체크 제약조건(SCOTT.TBLCK_LOGINPW_CK)이 위배되었습니다</text:p>
      <text:p text:style-name="P3"/>
      <text:p text:style-name="P3">INSERT INTO TABLE_CHECK</text:p>
      <text:p text:style-name="P3">VALUES ('TEST_ID','1234','010-1234-5678');</text:p>
      <text:p text:style-name="P3"/>
      <text:p text:style-name="P3"><text:tab/><text:tab/><text:tab/><text:tab/><text:tab/><text:span text:style-name="T12">CHECK</text:span></text:p>
      <text:p text:style-name="P3"/>
      <text:p text:style-name="P3">CREATE TABLE TABLE_DEFAULT(</text:p>
      <text:p text:style-name="P3"><text:s text:c="4"/>LOGIN_ID VARCHAR2(20) CONSTRAINT TBLCK2_LOGINID_PK PRIMARY KEY,</text:p>
      <text:p text:style-name="P3"><text:s text:c="8"/>LOGIN_PWD VARCHAR2(20) DEFAULT '1234',</text:p>
      <text:p text:style-name="P3"><text:s text:c="8"/>TEL VARCHAR2(20)</text:p>
      <text:p text:style-name="P3"><text:s text:c="8"/>);</text:p>
      <text:p text:style-name="P3"><text:s text:c="8"/></text:p>
      <text:p text:style-name="P3">INSERT INTO TABLE_DEFAULT VALUES ('TEST_ID',NULL,'010-1234-5678'); <text:s/></text:p>
      <text:p text:style-name="P3">INSERT INTO TABLE_DEFAULT (LOGIN_ID,TEL) VALUES('TEST_ID2','010-1234-5678'); <text:s text:c="2"/></text:p>
      <text:p text:style-name="P3"/>
      <text:p text:style-name="P3">SELECT * FROM TABLE_DEFAULT;</text:p>
      <text:p text:style-name="P1">}}}}}}}}}}}}}}}}}}}}}}}</text:p>
      <text:p text:style-name="P1"/>
      <text:p text:style-name="P1"/>
      <text:p text:style-name="P1"><text:soft-page-break/></text:p>
      <text:p text:style-name="P1"/>
      <text:p text:style-name="P1"/>
      <text:p text:style-name="P1">{{{{{{{{{{{{{{{{{{{{{{{</text:p>
      <text:p text:style-name="P3"><text:s text:c="2"/>CREATE TABLE DEPT_CONST (</text:p>
      <text:p text:style-name="P3"><text:s text:c="8"/>DEPTNO NUMBER(2) CONSTRAINT DEPTCONST_DEPTNO_PK PRIMARY KEY,</text:p>
      <text:p text:style-name="P3"><text:s text:c="8"/>DNAME VARCHAR2(14) <text:s/>CONSTRAINT DEPTCONST_DNAME_UNQ UNIQUE,</text:p>
      <text:p text:style-name="P3"><text:s text:c="8"/>LOC VARCHAR2(13) <text:s/>CONSTRAINT DEPTCONST_LOC_PK_NN NOT NULL</text:p>
      <text:p text:style-name="P3"><text:s text:c="8"/>);</text:p>
      <text:p text:style-name="P3"/>
      <text:p text:style-name="P3"><text:s text:c="4"/>CREATE TABLE EMP_CONST (</text:p>
      <text:p text:style-name="P3"><text:s text:c="8"/>EMPNO NUMBER(4) CONSTRAINT EMPCONST_EMPNO_PK PRIMARY KEY,</text:p>
      <text:p text:style-name="P3"><text:s text:c="8"/>ENAME VARCHAR2(10) CONSTRAINT EMPCONST_ENAME_NN <text:s/>NOT NULL,</text:p>
      <text:p text:style-name="P3"><text:s text:c="8"/>JOB VARCHAR2(9) ,</text:p>
      <text:p text:style-name="P3"><text:s text:c="8"/>TEL VARCHAR2(20) CONSTRAINT EMPCONST_TEL_UNQ UNIQUE,</text:p>
      <text:p text:style-name="P3"><text:s text:c="8"/>HIREDATE DATE ,</text:p>
      <text:p text:style-name="P3"><text:s text:c="8"/>SAL NUMBER(7,2) CONSTRAINT EMPCONST_SAL_CHK CHECK(SAL BETWEEN 1000 AND 9999),</text:p>
      <text:p text:style-name="P3"><text:s text:c="8"/>COMM NUMBER(7,2),</text:p>
      <text:p text:style-name="P3"><text:s text:c="8"/>DEPTNO NUMBER(2) CONSTRAINT EMPCONST_DEPTNO_FK REFERENCES DEPT_CONST(DEPTNO)</text:p>
      <text:p text:style-name="P3"><text:s text:c="16"/>);</text:p>
      <text:p text:style-name="P3"/>
      <text:p text:style-name="P3">SELECT TABLE_NAME, CONSTRAINT_NAME,CONSTRAINT_TYPE </text:p>
      <text:p text:style-name="P3"><text:s text:c="4"/>FROM USER_CONSTRAINTS</text:p>
      <text:p text:style-name="P3"><text:s text:c="4"/>WHERE TABLE_NAME IN ('DEPT_CONST','EMP_CONST');</text:p>
      <text:p text:style-name="P1">}}}}}}}}}}}}}}}}}}}}}}}</text:p>
      <text:p text:style-name="P1">{{{{{{{{{{{{{{{{{{{{{{{</text:p>
      <text:p text:style-name="P3">CREATE USER ORCLSTUDY</text:p>
      <text:p text:style-name="P3">IDENTIFIED BY ORACLE;</text:p>
      <text:p text:style-name="P3"><text:tab/><text:tab/><text:tab/><text:tab/><text:tab/><text:tab/><text:span text:style-name="T12">(</text:span><text:span text:style-name="T13">실패)</text:span></text:p>
      <text:p text:style-name="P4"/>
      <text:p text:style-name="P4">create user OWJ</text:p>
      <text:p text:style-name="P3"><text:span text:style-name="T5">identified by OWJ;<text:tab/><text:tab/><text:tab/><text:tab/><text:tab/><text:tab/><text:tab/></text:span><text:span text:style-name="T13">(계정 생성)</text:span></text:p>
      <text:p text:style-name="P4"/>
      <text:p text:style-name="P3"><text:span text:style-name="T5">GRANT CREATE SESSION TO OWJ;<text:tab/><text:tab/><text:tab/><text:tab/></text:span><text:span text:style-name="T13">(접근 권한 부여)</text:span></text:p>
      <text:p text:style-name="P4"/>
      <text:p text:style-name="P3"><text:span text:style-name="T5">ALTER USER OWJ IDENTIFIED BY OWJ123;<text:tab/><text:tab/><text:tab/></text:span><text:span text:style-name="T13">(비밀번호 변경)</text:span></text:p>
      <text:p text:style-name="P4"/>
      <text:p text:style-name="P3"><text:span text:style-name="T5">DROP USER OWJ;<text:tab/><text:tab/><text:tab/><text:tab/><text:tab/><text:tab/><text:tab/></text:span><text:span text:style-name="T13">(스키마 삭제)</text:span></text:p>
      <text:p text:style-name="P17"/>
      <text:p text:style-name="P17"/>
      <text:p text:style-name="P17"/>
      <text:p text:style-name="P17"><text:soft-page-break/></text:p>
      <text:p text:style-name="P3"><text:span text:style-name="T5"><text:tab/><text:tab/><text:tab/><text:tab/><text:tab/><text:tab/></text:span><text:span text:style-name="T13">(SYSTEM 계정으로 진행해야 한다.)</text:span></text:p>
      <text:p text:style-name="P1">}}}}}}}}}}}}}}}}}}}}}}}</text:p>
      <text:p text:style-name="P1">{{{{{{{{{{{{{{{{{{{{{{{</text:p>
      <text:p text:style-name="P3">CREATE USER ORCLSTUDY IDENTIFIED BY ORACLE;<text:tab/>(<text:span text:style-name="T5">스키마 생성)</text:span></text:p>
      <text:p text:style-name="P3"/>
      <text:p text:style-name="P3">GRANT CREATE SESSION TO ORCLSTUDY;</text:p>
      <text:p text:style-name="P3">GRANT CREATE TABLE TO ORCLSTUDY; <text:s text:c="4"/>(<text:span text:style-name="T5">접속 및 </text:span>테이블 생성 <text:span text:style-name="T5">권한부여)</text:span></text:p>
      <text:p text:style-name="P3"/>
      <text:p text:style-name="P3">CREATE TABLE EMP_TTT ( ENAME VARCHAR2(10));</text:p>
      <text:p text:style-name="P3">SELECT * FROM EMP_TTT;<text:tab/><text:tab/><text:tab/><text:tab/>(<text:span text:style-name="T5">테이블 생성)</text:span></text:p>
      <text:p text:style-name="P3"/>
      <text:p text:style-name="P3">GRANT RESOURCE TO ORCLSTUDY;</text:p>
      <text:p text:style-name="P3">INSERT INTO EMP_TTT VALUES('AAAA');</text:p>
      <text:p text:style-name="P3">SELECT * FROM EMP_TTT;<text:tab/><text:tab/><text:tab/><text:tab/>(<text:span text:style-name="T5">테이블 수정 권한 부여)</text:span></text:p>
      <text:p text:style-name="P4"><text:tab/><text:tab/><text:tab/><text:tab/><text:tab/><text:tab/><text:tab/><text:tab/>(테이블 수정)</text:p>
      <text:p text:style-name="P3"/>
      <text:p text:style-name="P16">----------------------------------------------------------------</text:p>
      <text:p text:style-name="P3"/>
      <text:p text:style-name="P3"/>
      <text:p text:style-name="P3">CREATE USER STUDY IDENTIFIED BY ORCLE;</text:p>
      <text:p text:style-name="P3">GRANT RESOURCE,CONNECT TO STUDY;</text:p>
      <text:p text:style-name="P3"/>
      <text:p text:style-name="P3">CREATE TABLE EMP_TTTVV ( ENAME VARCHAR2(10));</text:p>
      <text:p text:style-name="P3">INSERT INTO EMP_TTTVV VALUES('A3456BTGA');</text:p>
      <text:p text:style-name="P3">SELECT * FROM EMP_TTTVV;</text:p>
      <text:p text:style-name="P3"/>
      <text:p text:style-name="P3">DROP USER ORCLSTUDY;</text:p>
      <text:p text:style-name="P4"/>
      <text:p text:style-name="P4">REVOKE RESOURCE, CONNECT FROM STUDY;<text:tab/><text:tab/><text:tab/><text:tab/>(접속 권한 제거)<text:line-break/><text:tab/><text:tab/><text:tab/><text:tab/><text:tab/><text:tab/><text:tab/><text:tab/><text:tab/><text:tab/>(CMD에서 접속 불가)</text:p>
      <text:p text:style-name="P1">}}}}}}}}}}}}}}}}}}}}}}}</text:p>
      <text:p text:style-name="P1">{{{{{{{{{{{{{{{{{{{{{{{</text:p>
      <text:p text:style-name="P3">CREATE TABLE TEMP(</text:p>
      <text:p text:style-name="P3"><text:s text:c="8"/>COL1 VARCHAR2(20),</text:p>
      <text:p text:style-name="P3"><text:s text:c="8"/>COL2 VARCHAR2(20)</text:p>
      <text:p text:style-name="P3"><text:s text:c="8"/>);</text:p>
      <text:p text:style-name="P3"><text:s text:c="8"/></text:p>
      <text:p text:style-name="P3"><text:s text:c="4"/>GRANT SELECT ON TEMP TO ORCLSTUDY;<text:tab/><text:tab/><text:tab/><text:span text:style-name="T10">(</text:span><text:span text:style-name="T11">접속 권한 부여)</text:span></text:p>
      <text:p text:style-name="P3"><text:s text:c="4"/></text:p>
      <text:p text:style-name="P3"><text:s text:c="4"/>GRANT INSERT ON TEMP TO ORCLSTUDY;<text:tab/><text:tab/><text:tab/><text:span text:style-name="T10">(삽입 수정 </text:span><text:span text:style-name="T11">권한 부여)</text:span></text:p>
      <text:p text:style-name="P3"><text:s text:c="4"/></text:p>
      <text:p text:style-name="P3"><text:s text:c="4"/>CONN ORCLSTUDY/ORACLE;</text:p>
      <text:p text:style-name="P3"><text:s text:c="4"/></text:p>
      <text:p text:style-name="P3"><text:s text:c="4"/>INSERT INTO SCOTT.TEMP VALUES('TEXT', 'FROM');</text:p>
      <text:p text:style-name="P3"><text:s text:c="4"/></text:p>
      <text:p text:style-name="P3"><text:soft-page-break/><text:s text:c="4"/>SELECT * FROM TEMP;</text:p>
      <text:p text:style-name="P3"><text:s text:c="4"/></text:p>
      <text:p text:style-name="P3"><text:s text:c="4"/>SELECT * FROM SCOTT.TEMP;</text:p>
      <text:p text:style-name="P1">}}}}}}}}}}}}}}}}}}}}}}}</text:p>
      <text:p text:style-name="P1">{{{{{{{{{{{{{{{{{{{{{{{</text:p>
      <text:p text:style-name="P3">GRANT SELECT,INSERT,UPDATE,DELETE ON TEMP TO STUDY;</text:p>
      <text:p text:style-name="P3"><text:tab/><text:tab/><text:tab/><text:tab/><text:tab/><text:tab/><text:tab/><text:tab/><text:tab/>(<text:span text:style-name="T5">권한 부여)</text:span></text:p>
      <text:p text:style-name="P3">CONN STUDY/ORCLE;</text:p>
      <text:p text:style-name="P3">SELECT * FROM SCOTT.TEMP;</text:p>
      <text:p text:style-name="P3">INSERT INTO SCOTT.TEMP VALUES('TEST','FROM');</text:p>
      <text:p text:style-name="P3">UPDATE SCOTT.TEMP SET COL1='TEXT';</text:p>
      <text:p text:style-name="P3">ROLLBACK;</text:p>
      <text:p text:style-name="P3">INSERT INTO SCOTT.TEMP VALUES('TEST','FROM STUDY');</text:p>
      <text:p text:style-name="P3"><text:tab/><text:tab/><text:tab/><text:tab/><text:tab/><text:tab/><text:tab/><text:tab/><text:tab/><text:tab/>(<text:span text:style-name="T5">확인)</text:span></text:p>
      <text:p text:style-name="P3"/>
      <text:p text:style-name="P3"/>
      <text:p text:style-name="P3">REVOKE SELECT, INSERT,DELETE, UPDATE ON TEMP FROM STUDY;</text:p>
      <text:p text:style-name="P3"><text:tab/><text:tab/><text:tab/><text:tab/><text:tab/><text:tab/><text:tab/><text:tab/><text:tab/>(<text:span text:style-name="T5">권한 해제)</text:span></text:p>
      <text:p text:style-name="P1">}}}}}}}}}}}}}}}}}}}}}}}</text:p>
      <text:p text:style-name="P1">{{{{{{{{{{{{{{{{{{{{{{{</text:p>
      <text:p text:style-name="P3"><text:s text:c="4"/>CREATE ROLE ROLESTUDY;</text:p>
      <text:p text:style-name="P3"><text:s text:c="4"/><text:tab/><text:tab/><text:tab/><text:tab/><text:tab/><text:tab/><text:tab/><text:tab/><text:tab/><text:span text:style-name="T10">(system </text:span><text:span text:style-name="T11">접속)</text:span></text:p>
      <text:p text:style-name="P3"><text:s text:c="4"/>GRANT CONNECT, RESOURCE, CREATE VIEW, CREATE SYNONYM TO ROLESTUDY;</text:p>
      <text:p text:style-name="P3"><text:s text:c="4"/><text:tab/><text:tab/><text:tab/><text:tab/><text:tab/><text:tab/><text:tab/><text:tab/><text:tab/><text:span text:style-name="T10">(</text:span><text:span text:style-name="T11">롤 생성과 권한 포함)</text:span></text:p>
      <text:p text:style-name="P3"><text:s text:c="4"/>GRANT ROLESTUDY TO ORCLSTUDY;</text:p>
      <text:p text:style-name="P3"><text:tab/><text:tab/><text:tab/><text:tab/><text:tab/><text:tab/><text:tab/><text:tab/><text:tab/><text:span text:style-name="T10">(ORCLSTUDY에 ROLE 부여</text:span><text:span text:style-name="T11">)</text:span></text:p>
      <text:p text:style-name="P3"><text:s/>SELECT * FROM USER_SYS_PRIVS;<text:tab/><text:tab/><text:tab/><text:span text:style-name="T10">(ORCLSTUDY </text:span><text:span text:style-name="T11">접속)</text:span></text:p>
      <text:p text:style-name="P3"><text:s/>SELECT * FROM USER_ROLE_PRIVS;</text:p>
      <text:p text:style-name="P3"/>
      <text:p text:style-name="P3"><text:s text:c="4"/>REVOKE ROLESTUDY FROM ORCLSTUDY;</text:p>
      <text:p text:style-name="P3"><text:s text:c="4"/><text:tab/><text:tab/><text:tab/><text:tab/>(<text:span text:style-name="T5">다시 </text:span><text:span text:style-name="T11">system </text:span><text:span text:style-name="T5"><text:s/>접속) </text:span><text:tab/><text:span text:style-name="T10">(ORCLSTUDY에 ROLE 권한해제</text:span><text:span text:style-name="T11">)</text:span></text:p>
      <text:p text:style-name="P3"><text:s text:c="4"/>DROP ROLE ROLESTUDY;</text:p>
      <text:p text:style-name="P3"><text:tab/><text:tab/><text:tab/><text:tab/><text:tab/><text:tab/><text:span text:style-name="T10"><text:tab/><text:tab/>(ROLE </text:span><text:span text:style-name="T11">삭제)</text:span></text:p>
      <text:p text:style-name="P1">}}}}}}}}}}}}}}}}}}}}}}}</text:p>
      <text:p text:style-name="P1">{{{{{{{{{{{{{{{{{{{{{{{</text:p>
      <text:p text:style-name="P3">CREATE USER PREV_HW IDENTIFIED BY ORCL;</text:p>
      <text:p text:style-name="P3">GRANT CONNECT TO PREV_HW;<text:tab/><text:tab/><text:tab/><text:tab/>(<text:span text:style-name="T10">system</text:span><text:span text:style-name="T11">에서 수행)</text:span></text:p>
      <text:p text:style-name="P3"><text:tab/><text:tab/></text:p>
      <text:p text:style-name="P3">GRANT SELECT ON EMP TO PREV_HW;</text:p>
      <text:p text:style-name="P3">GRANT SELECT ON DEPT TO PREV_HW;</text:p>
      <text:p text:style-name="P3">GRANT SELECT ON SALGRADE TO PREV_HW;</text:p>
      <text:p text:style-name="P3"/>
      <text:p text:style-name="P3">REVOKE SELECT ON SALGRADE FROM PREV_HW;</text:p>
      <text:p text:style-name="P3"><text:tab/><text:tab/><text:tab/><text:tab/><text:tab/><text:tab/><text:tab/><text:tab/><text:tab/><text:span text:style-name="T10">(scott</text:span><text:span text:style-name="T11">에서 수행)</text:span></text:p>
      <text:p text:style-name="P1">}}}}}}}}}}}}}}}}}}}}}}}</text:p>
      <text:p text:style-name="P1"><text:soft-page-break/></text:p>
      <text:p text:style-name="P1"/>
      <text:p text:style-name="P1"/>
      <text:p text:style-name="P1">{{{{{{{{{{{{{{{{{{{{{{{</text:p>
      <text:p text:style-name="P4">PLSQL</text:p>
      <text:p text:style-name="P2"/>
      <text:p text:style-name="P3"><text:span text:style-name="T5">set serveroutput on; <text:s text:c="3"/></text:span><text:span text:style-name="T15">-- </text:span><text:span text:style-name="T16">실행결과를 화면에 출력하라는 옵션설정</text:span> <text:span text:style-name="T5"><text:s text:c="5"/></text:span></text:p>
      <text:p text:style-name="P4">DECLARE</text:p>
      <text:p text:style-name="P4">V_EMPNO NUMBER(4) := 7788; <text:s/>--INT V_EMPNO = 7788; --변수선언</text:p>
      <text:p text:style-name="P4">V_TAX CONSTANT NUMBER(1) := 3; <text:s text:c="2"/>-- 상수</text:p>
      <text:p text:style-name="P4">V_DEPTNO NUMBER(2) NOT NULL DEFAULT 10;</text:p>
      <text:p text:style-name="P4">V_ENAME VARCHAR2(10);</text:p>
      <text:p text:style-name="P4">BEGIN</text:p>
      <text:p text:style-name="P4"><text:s text:c="4"/>V_ENAME := 'SCOTT';</text:p>
      <text:p text:style-name="P4"><text:s text:c="2"/>-- <text:s/>V_TAX :=1; 상수는 값을 대일할 수 없다.</text:p>
      <text:p text:style-name="P4"><text:s text:c="4"/>DBMS_OUTPUT.PUT_LINE('V_ENAME: ' || V_ENAME);</text:p>
      <text:p text:style-name="P4"><text:s text:c="4"/>DBMS_OUTPUT.PUT_LINE('V_TAX: ' || V_TAX);</text:p>
      <text:p text:style-name="P4"><text:s text:c="4"/>DBMS_OUTPUT.PUT_LINE('V_DEPTNO: ' || V_DEPTNO);</text:p>
      <text:p text:style-name="P4">END;</text:p>
      <text:p text:style-name="P4">/</text:p>
      <text:p text:style-name="P4"><text:tab/><text:tab/><text:tab/><text:tab/><text:tab/><text:tab/>(PLSQL 모든 문법)</text:p>
      <text:p text:style-name="P1">}}}}}}}}}}}}}}}}}}}}}}}</text:p>
      <text:p text:style-name="P1">{{{{{{{{{{{{{{{{{{{{{{{</text:p>
      <text:p text:style-name="P3">SET SERVEROUTPUT ON;</text:p>
      <text:p text:style-name="P3">DECLARE</text:p>
      <text:p text:style-name="P3"><text:s text:c="4"/>V_DEPT_ROW DEPT%ROWTYPE;</text:p>
      <text:p text:style-name="P3">BEGIN</text:p>
      <text:p text:style-name="P3"><text:s text:c="4"/>SELECT DEPTNO, DNAME, LOC INTO V_DEPT_ROW</text:p>
      <text:p text:style-name="P3"><text:s text:c="4"/>FROM DEPT</text:p>
      <text:p text:style-name="P3"><text:s text:c="4"/>WHERE DEPTNO=40;</text:p>
      <text:p text:style-name="P3"><text:s text:c="4"/>DBMS_OUTPUT.PUT_LINE('DEPTNO : ' || V_DEPT_ROW.DEPTNO);</text:p>
      <text:p text:style-name="P3"><text:s text:c="4"/>DBMS_OUTPUT.PUT_LINE('DNAME : ' || V_DEPT_ROW.DNAME);</text:p>
      <text:p text:style-name="P3"><text:s text:c="4"/>DBMS_OUTPUT.PUT_LINE('LOC : ' || V_DEPT_ROW.LOC);</text:p>
      <text:p text:style-name="P3">END;</text:p>
      <text:p text:style-name="P3">/</text:p>
      <text:p text:style-name="P1">}}}}}}}}}}}}}}}}}}}}}}}</text:p>
      <text:p text:style-name="P1">{{{{{{{{{{{{{{{{{{{{{{{</text:p>
      <text:p text:style-name="P3">SET SERVEROUTPUT ON;</text:p>
      <text:p text:style-name="P3">DECLARE</text:p>
      <text:p text:style-name="P3"><text:s text:c="4"/>V_DEPT_ROW DEPT%ROWTYPE;</text:p>
      <text:p text:style-name="P3">BEGIN</text:p>
      <text:p text:style-name="P3"><text:s text:c="4"/>SELECT DEPTNO, DNAME, LOC INTO V_DEPT_ROW</text:p>
      <text:p text:style-name="P3"><text:s text:c="12"/>FROM DEPT <text:s text:c="2"/></text:p>
      <text:p text:style-name="P3"><text:s text:c="8"/>WHERE DEPTNO =40;</text:p>
      <text:p text:style-name="P3"><text:s text:c="8"/>DBMS_OUTPUT.PUT_LINE('DEPTNO : ' || V_DEPT_ROW.DEPTNO); <text:s text:c="5"/></text:p>
      <text:p text:style-name="P3"><text:s text:c="8"/>DBMS_OUTPUT.PUT_LINE('DNAME : ' || V_DEPT_ROW.DNAME); <text:s text:c="4"/></text:p>
      <text:p text:style-name="P3"><text:soft-page-break/><text:s text:c="8"/>DBMS_OUTPUT.PUT_LINE('LOC : ' || V_DEPT_ROW.LOC);</text:p>
      <text:p text:style-name="P3">END;</text:p>
      <text:p text:style-name="P3">/</text:p>
      <text:p text:style-name="P12"><text:tab/><text:tab/><text:tab/><text:tab/><text:tab/><text:tab/>(WHERE<text:span text:style-name="T5">절 삭제시 진행 불가)</text:span></text:p>
      <text:p text:style-name="P1">}}}}}}}}}}}}}}}}}}}}}}}</text:p>
      <text:p text:style-name="P1">{{{{{{{{{{{{{{{{{{{{{{{</text:p>
      <text:p text:style-name="P3">SET SERVEROUTPUT ON;</text:p>
      <text:p text:style-name="P3">DECLARE</text:p>
      <text:p text:style-name="P3"><text:s text:c="4"/>V_DEPT_ROW DEPT%ROWTYPE;</text:p>
      <text:p text:style-name="P3"><text:s text:c="4"/>CURSOR C1 IS</text:p>
      <text:p text:style-name="P3"><text:s text:c="8"/>SELECT DEPTNO, DNAME, LOC FROM DEPT;</text:p>
      <text:p text:style-name="P3">BEGIN</text:p>
      <text:p text:style-name="P3"><text:s text:c="4"/>OPEN C1;</text:p>
      <text:p text:style-name="P3"><text:s text:c="4"/></text:p>
      <text:p text:style-name="P3"><text:s text:c="4"/>LOOP</text:p>
      <text:p text:style-name="P3"><text:s text:c="8"/>FETCH C1 INTO V_DEPT_ROW;</text:p>
      <text:p text:style-name="P3"><text:s text:c="8"/>EXIT WHEN C1%NOTFOUND;</text:p>
      <text:p text:style-name="P3"><text:s text:c="8"/></text:p>
      <text:p text:style-name="P3"><text:s text:c="8"/>DBMS_OUTPUT.PUT_LINE('DEPTNO: ' || V_DEPT_ROW.DEPTNO || </text:p>
      <text:p text:style-name="P3"><text:s text:c="29"/>',DNAME : ' || V_DEPT_ROW.DNAME ||</text:p>
      <text:p text:style-name="P3"><text:s text:c="29"/>',LOC : ' || V_DEPT_ROW.LOC );</text:p>
      <text:p text:style-name="P3"><text:s text:c="8"/>END LOOP;</text:p>
      <text:p text:style-name="P3"><text:s text:c="4"/>CLOSE C1;</text:p>
      <text:p text:style-name="P3">END;</text:p>
      <text:p text:style-name="P3">/</text:p>
      <text:p text:style-name="P3"/>
      <text:p text:style-name="P3"><text:tab/><text:tab/><text:tab/><text:tab/><text:tab/><text:tab/><text:tab/><text:span text:style-name="T3">(</text:span><text:span text:style-name="T4">반복문으로 출력)</text:span></text:p>
      <text:p text:style-name="P1">}}}}}}}}}}}}}}}}}}}}}}}</text:p>
      <text:p text:style-name="P1">{{{{{{{{{{{{{{{{{{{{{{{</text:p>
      <text:p text:style-name="P3">CREATE PROCEDURE OOOOO</text:p>
      <text:p text:style-name="P3">IS</text:p>
      <text:p text:style-name="P3"><text:s text:c="4"/>BORN DATE <text:s/>:= '1992-10-12';</text:p>
      <text:p text:style-name="P3"><text:s text:c="4"/>NAM VARCHAR2(10):= 'OHWOOJE';</text:p>
      <text:p text:style-name="P3">BEGIN</text:p>
      <text:p text:style-name="P3"><text:s text:c="4"/>DBMS_OUTPUT.PUT_LINE(BORN);</text:p>
      <text:p text:style-name="P3"><text:s text:c="4"/>DBMS_OUTPUT.PUT_LINE(NAM);</text:p>
      <text:p text:style-name="P3">END;</text:p>
      <text:p text:style-name="P3">/</text:p>
      <text:p text:style-name="P3">EXECUTE OOOOO;</text:p>
      <text:p text:style-name="P3"/>
      <text:p text:style-name="P3"/>
      <text:p text:style-name="P3">SELECT * FROM USER_SOURCE;<text:tab/><text:tab/><text:tab/><text:tab/><text:tab/></text:p>
      <text:p text:style-name="P3"/>
      <text:p text:style-name="P3">DROP PROCEDURE OOOOO;</text:p>
      <text:p text:style-name="P1">}}}}}}}}}}}}}}}}}}}}}}}</text:p>
      <text:p text:style-name="P1"/>
      <text:p text:style-name="P1"><text:soft-page-break/></text:p>
      <text:p text:style-name="P1"/>
      <text:p text:style-name="P1"/>
      <text:p text:style-name="P1">{{{{{{{{{{{{{{{{{{{{{{{</text:p>
      <text:p text:style-name="P3">CREATE OR REPLACE PROCEDURE PRO_PARAM_IN</text:p>
      <text:p text:style-name="P3"><text:s text:c="8"/>(PARAM1 IN NUMBER, </text:p>
      <text:p text:style-name="P3"><text:s text:c="9"/>PARAM2 NUMBER, </text:p>
      <text:p text:style-name="P3"><text:s text:c="9"/>PARAM3 NUMBER :=3, </text:p>
      <text:p text:style-name="P3"><text:s text:c="9"/>PARAM4 NUMBER DEFAULT 4</text:p>
      <text:p text:style-name="P3"><text:s text:c="9"/>)<text:tab/><text:tab/><text:tab/><text:tab/>( OR REPLACE <text:span text:style-name="T5">같은 이름의 파라미터에 덮어 씌우기)</text:span></text:p>
      <text:p text:style-name="P3">IS</text:p>
      <text:p text:style-name="P3">BEGIN</text:p>
      <text:p text:style-name="P3"><text:s text:c="4"/>DBMS_OUTPUT.PUT_LINE(PARAM1);</text:p>
      <text:p text:style-name="P3"><text:s text:c="4"/>DBMS_OUTPUT.PUT_LINE(PARAM2);</text:p>
      <text:p text:style-name="P3"><text:s text:c="4"/>DBMS_OUTPUT.PUT_LINE(PARAM3);</text:p>
      <text:p text:style-name="P3"><text:s text:c="4"/>DBMS_OUTPUT.PUT_LINE(PARAM4);</text:p>
      <text:p text:style-name="P3">END;</text:p>
      <text:p text:style-name="P3">/</text:p>
      <text:p text:style-name="P3"/>
      <text:p text:style-name="P3">EXECUTE PRO_PARAM_IN(1,2,9,8);</text:p>
      <text:p text:style-name="P3">EXECUTE PRO_PARAM_IN(1,2);<text:tab/><text:tab/><text:tab/><text:tab/>(EXCUTE<text:span text:style-name="T5">에 값을 넣어준다.)</text:span></text:p>
      <text:p text:style-name="P3"/>
      <text:p text:style-name="P1"/>
      <text:p text:style-name="P3">CREATE OR REPLACE PROCEDURE PRO_PARAM_IN</text:p>
      <text:p text:style-name="P3"><text:s text:c="8"/>(PARAM1 IN NUMBER, </text:p>
      <text:p text:style-name="P3"><text:s text:c="9"/>PARAM2 NUMBER :=3, </text:p>
      <text:p text:style-name="P3"><text:s text:c="9"/>PARAM3 NUMBER , </text:p>
      <text:p text:style-name="P3"><text:s text:c="9"/>PARAM4 NUMBER DEFAULT 4</text:p>
      <text:p text:style-name="P3"><text:s text:c="9"/>)<text:tab/><text:tab/>(<text:span text:style-name="T5">자동으로 IN이 들어있다.)&lt;=&gt;(OUT:호출할 때 값을 반환한다.)</text:span></text:p>
      <text:p text:style-name="P3">IS</text:p>
      <text:p text:style-name="P3">BEGIN</text:p>
      <text:p text:style-name="P3"><text:s text:c="4"/>DBMS_OUTPUT.PUT_LINE(PARAM1);</text:p>
      <text:p text:style-name="P3"><text:s text:c="4"/>DBMS_OUTPUT.PUT_LINE(PARAM2);</text:p>
      <text:p text:style-name="P3"><text:s text:c="4"/>DBMS_OUTPUT.PUT_LINE(PARAM3);</text:p>
      <text:p text:style-name="P3"><text:s text:c="4"/>DBMS_OUTPUT.PUT_LINE(PARAM4);</text:p>
      <text:p text:style-name="P3">END;</text:p>
      <text:p text:style-name="P3">/</text:p>
      <text:p text:style-name="P3"/>
      <text:p text:style-name="P3">EXECUTE PRO_PARAM_IN(PARAM1=&gt;10, PARAM3=&gt;30);</text:p>
      <text:p text:style-name="P1">}}}}}}}}}}}}}}}}}}}}}}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{{{{{{{{{{{{{{{{{{{{{{{<text:span text:style-name="T1"><text:line-break/>create or replace procedure pro_param_out<text:line-break/>(<text:line-break/> <text:s text:c="3"/>in_empno in emp.empno%type, -- in_empno in number(4),<text:line-break/> <text:s text:c="3"/>out_ename out emp.ename%type,<text:line-break/> <text:s text:c="3"/>out_sal out emp.sal%type<text:line-break/>)<text:line-break/>is<text:line-break/>begin<text:line-break/> <text:s text:c="3"/>select ename, sal into out_ename, out_sal<text:line-break/> <text:s text:c="3"/>from emp<text:line-break/> <text:s text:c="3"/>where empno = in_empno;<text:line-break/>end;<text:line-break/>/<text:line-break/><text:line-break/>declare<text:line-break/> <text:s text:c="3"/>v_ename emp.ename%type;<text:line-break/> <text:s text:c="3"/>v_sal emp.sal%type;<text:line-break/>begin<text:line-break/> <text:s text:c="3"/>pro_param_out(7788, v_ename, v_sal);<text:line-break/> <text:s text:c="3"/>DBMS_OUTPUT.PUT_LINE(v_ename);<text:line-break/> <text:s text:c="3"/>DBMS_OUTPUT.PUT_LINE(v_sal);<text:line-break/>end;<text:line-break/>/</text:span></text:p>
      <text:p text:style-name="P3"><text:tab/><text:tab/><text:tab/><text:tab/><text:tab/><text:tab/><text:tab/><text:span text:style-name="T5">OUT:호출할 때 값을 반환한다.</text:span></text:p>
      <text:p text:style-name="P3"/>
      <text:p text:style-name="P4">CREATE OR REPLACE PROCEDURE PRO_PARAM_INOUT</text:p>
      <text:p text:style-name="P4">(</text:p>
      <text:p text:style-name="P4"><text:s text:c="4"/>INOUT_NO IN OUT NUMBER</text:p>
      <text:p text:style-name="P4">)</text:p>
      <text:p text:style-name="P4">IS</text:p>
      <text:p text:style-name="P4">BEGIN</text:p>
      <text:p text:style-name="P4"><text:s text:c="4"/>INOUT_NO := INOUT_NO *2;</text:p>
      <text:p text:style-name="P4">END;</text:p>
      <text:p text:style-name="P4">/</text:p>
      <text:p text:style-name="P4"/>
      <text:p text:style-name="P4">DECLARE </text:p>
      <text:p text:style-name="P4"><text:s text:c="4"/>NUM NUMBER;</text:p>
      <text:p text:style-name="P4"><text:s text:c="4"/>BEGIN</text:p>
      <text:p text:style-name="P4"><text:s text:c="8"/>NUM := 5;</text:p>
      <text:p text:style-name="P4"><text:s text:c="8"/>PRO_PARAM_INOUT(NUM);</text:p>
      <text:p text:style-name="P4"><text:s text:c="8"/>DBMS_OUTPUT.PUT_LINE(NUM);</text:p>
      <text:p text:style-name="P4"><text:s text:c="8"/>END;</text:p>
      <text:p text:style-name="P4"><text:soft-page-break/><text:s text:c="8"/>/</text:p>
      <text:p text:style-name="P1">}}}}}}}}}}}}}}}}}}}}}}}</text:p>
      <text:p text:style-name="P1">{{{{{{{{{{{{{{{{{{{{{{{</text:p>
      <text:p text:style-name="P3">CREATE OR REPLACE FUNCTION FUNC_AFTERTAX</text:p>
      <text:p text:style-name="P3">(</text:p>
      <text:p text:style-name="P3"><text:s text:c="8"/>SAL NUMBER</text:p>
      <text:p text:style-name="P3">)</text:p>
      <text:p text:style-name="P3">RETURN NUMBER</text:p>
      <text:p text:style-name="P3">IS </text:p>
      <text:p text:style-name="P3"><text:s text:c="4"/>TAX NUMBER := 0.05;</text:p>
      <text:p text:style-name="P3">BEGIN</text:p>
      <text:p text:style-name="P3"><text:s text:c="4"/>RETURN <text:s/>(ROUND(SAL-(SAL*TAX)));</text:p>
      <text:p text:style-name="P3">END;</text:p>
      <text:p text:style-name="P3">/</text:p>
      <text:p text:style-name="P3"/>
      <text:p text:style-name="P3">DECLARE</text:p>
      <text:p text:style-name="P3"><text:s text:c="4"/>AFTERTAX NUMBER;</text:p>
      <text:p text:style-name="P3">BEGIN</text:p>
      <text:p text:style-name="P3"><text:s text:c="4"/>AFTERTAX := FUNC_AFTERTAX(3000);</text:p>
      <text:p text:style-name="P3"><text:s text:c="4"/>DBMS_OUTPUT.PUT_LINE(AFTERTAX);</text:p>
      <text:p text:style-name="P3">END;</text:p>
      <text:p text:style-name="P3">/</text:p>
      <text:p text:style-name="P3"/>
      <text:p text:style-name="P3">SELECT FUNC_AFTERTAX(3000)</text:p>
      <text:p text:style-name="P3">FROM DUAL;<text:tab/><text:tab/><text:tab/><text:tab/><text:tab/></text:p>
      <text:p text:style-name="P3"/>
      <text:p text:style-name="P3">SELECT EMPNO, ENAME, SAL, FUNC_AFTERTAX(SAL) AS 세금적용후봉급</text:p>
      <text:p text:style-name="P3">FROM EMP;</text:p>
      <text:p text:style-name="P3"/>
      <text:p text:style-name="P3">DROP FUNCTION FUNC_AFTERTAX;</text:p>
      <text:p text:style-name="P1">}}}}}}}}}}}}}}}}}}}}}}}</text:p>
      <text:p text:style-name="P1">{{{{{{{{{{{{{{{{{{{{{{{</text:p>
      <text:p text:style-name="P3">CREATE TABLE EMP_TRG AS SELECT * FROM EMP;</text:p>
      <text:p text:style-name="P3"/>
      <text:p text:style-name="P3">update emp_trg set sal=3500 where empno = 7788;</text:p>
      <text:p text:style-name="P3">SELECT * FROM EMP_TRG WHERE EMPNO =7788;</text:p>
      <text:p text:style-name="P3">ROLLBACK;</text:p>
      <text:p text:style-name="P3"/>
      <text:p text:style-name="P3"/>
      <text:p text:style-name="P3"><text:s text:c="4"/></text:p>
      <text:p text:style-name="P3">CREATE OR REPLACE TRIGGER TRG_EMP_NODM1_WEEKEND</text:p>
      <text:p text:style-name="P3">BEFORE</text:p>
      <text:p text:style-name="P3">INSERT OR UPDATE OR DELETE ON EMP_TRG</text:p>
      <text:p text:style-name="P3">BEGIN</text:p>
      <text:p text:style-name="P3"><text:s text:c="4"/>IF TO_CHAR(SYSDATE, 'DY') IN ('금','토','일') THEN</text:p>
      <text:p text:style-name="P3"><text:s text:c="8"/>IF INSERTING THEN</text:p>
      <text:p text:style-name="P3"><text:soft-page-break/><text:s text:c="12"/>RAISE_APPLICATION_ERROR(-20000,'주말 사원정보 추가 불가');</text:p>
      <text:p text:style-name="P3"><text:s text:c="8"/>ELSIF UPDATING THEN</text:p>
      <text:p text:style-name="P3"><text:s text:c="12"/>RAISE_APPLICATION_ERROR(-20000,'주말 사원정보 추가 불가');</text:p>
      <text:p text:style-name="P3"><text:s text:c="8"/>ELSIF DELETING THEN</text:p>
      <text:p text:style-name="P3"><text:s text:c="12"/>RAISE_APPLICATION_ERROR(-20000,'주말 사원정보 추가 불가');</text:p>
      <text:p text:style-name="P3"><text:s text:c="8"/>ELSE</text:p>
      <text:p text:style-name="P3"><text:s text:c="12"/>RAISE_APPLICATION_ERROR(-20000,'주말 사원정보 추가 불가');</text:p>
      <text:p text:style-name="P3"><text:s text:c="8"/>END IF;</text:p>
      <text:p text:style-name="P3"><text:s text:c="4"/>END IF;</text:p>
      <text:p text:style-name="P3">END;</text:p>
      <text:p text:style-name="P3">/ <text:s text:c="32"/><text:span text:style-name="T3"><text:tab/><text:tab/>(</text:span><text:span text:style-name="T4">트리거)</text:span></text:p>
      <text:p text:style-name="P13">EMP_TRG 테이블에서 INSERT 나 UPDATE나 DELETE가 일어나기 전에 BEGIN 이후 의 내용이 실행된다.</text:p>
      <text:p text:style-name="P13">위의 내용은 지금 요일에 작성을 금지하는 트리거를 설정해 놓은것이다.</text:p>
      <text:p text:style-name="P4"/>
      <text:p text:style-name="P4"/>
      <text:p text:style-name="P1">}}}}}}}}}}}}}}}}}}}}}}}</text:p>
      <text:p text:style-name="P1">{{{{{{{{{{{{{{{{{{{{{{{</text:p>
      <text:p text:style-name="P3">create table emp_trg_log<text:line-break/>(<text:line-break/> <text:s text:c="3"/>tablename varchar2(10), -- DML이 수행된 테이블 이름<text:line-break/> <text:s text:c="3"/>dml_type varchar2(10), -- DML명령어의 종류<text:line-break/> <text:s text:c="3"/>empno number(4), <text:s/>-- DML의 대상이 된 사원의 번호<text:line-break/> <text:s text:c="3"/>user_name varchar2(30), -- DML을 수행한 사용자의 이름<text:line-break/> <text:s text:c="3"/>chage_date date <text:s text:c="2"/>-- DML이 수행된 날짜<text:line-break/>);<text:line-break/>select * from emp_trg_log;<text:line-break/><text:line-break/>insert into emp_trg values(9999,'testemp','clerk',7788,'2018-03-03',1200,null,20);<text:line-break/>update emp_trg set sal=1300 where mgr=7788;<text:line-break/><text:line-break/>select sys_context('USERENV','SESSION_USER')<text:line-break/>from dual;<text:line-break/>drop trigger trg_emp_nodml_weekend;<text:line-break/>create or replace trigger trg_emp_log<text:line-break/>after<text:line-break/>insert or update or delete on emp_trg<text:line-break/>for each row -- DML명령어의 대상이 되는 행별로 트리거가 각각 작동<text:line-break/>begin<text:line-break/> <text:s text:c="3"/>if inserting then<text:line-break/> <text:s text:c="7"/>insert into emp_trg_log<text:line-break/> <text:s text:c="7"/>values('emp_trg','insert',:new.empno, sys_context('USERENV','SESSION_USER'),sysdate);<text:line-break/> <text:s text:c="3"/>elsif updating then<text:line-break/> <text:s text:c="7"/>insert into emp_trg_log<text:line-break/> <text:s text:c="7"/>values('emp_trg','update',:old.empno, <text:soft-page-break/>sys_context('USERENV','SESSION_USER'),sysdate);<text:line-break/> <text:s text:c="3"/>elsif deleting then<text:line-break/> <text:s text:c="7"/>insert into emp_trg_log<text:line-break/> <text:s text:c="7"/>values('emp_trg','delete',:old.empno, sys_context('USERENV','SESSION_USER'),sysdate);<text:line-break/> <text:s text:c="3"/>end if;<text:line-break/>end;<text:line-break/>/<text:line-break/><text:line-break/>alter trigger trg_emp_log disable;<text:tab/><text:tab/>--<text:span text:style-name="T5">트리거 비활성화</text:span><text:line-break/><text:line-break/>alter table emp_trg enable all triggers; <text:s text:c="2"/>--모든 <text:span text:style-name="T5">트리거 활성화</text:span><text:line-break/><text:line-break/>select * from user_triggers; <text:s text:c="4"/>--<text:span text:style-name="T5">트리거 검색</text:span></text:p>
      <text:p text:style-name="P3"><text:s/></text:p>
      <text:p text:style-name="P3">drop trigger trg_emp_nodm1_weekend; <text:s/>–- 필요없는<text:span text:style-name="T5"> 트리거 삭제</text:span></text:p>
      <text:p text:style-name="P1">}}}}}}}}}}}}}}}}}}}}}}}</text:p>
      <text:p text:style-name="P1">{{{{{{{{{{{{{{{{{{{{{{{</text:p>
      <text:p text:style-name="P3">--1.<text:line-break/>create or replace procedure pro_dept_in<text:line-break/>(<text:line-break/> <text:s text:c="3"/>inout_deptno IN OUT dept.deptno%type,<text:line-break/> <text:s text:c="3"/>out_dname OUT dept.dname%type,<text:line-break/> <text:s text:c="3"/>out_loc OUT dept.loc%type<text:line-break/>)<text:line-break/>is<text:line-break/>begin<text:line-break/> <text:s text:c="3"/>select deptno, dname, loc into inout_deptno, out_dname, out_loc<text:line-break/> <text:s text:c="3"/>from dept<text:line-break/> <text:s text:c="3"/>where deptno = inout_deptno;<text:line-break/>end;<text:line-break/>/<text:line-break/>declare<text:line-break/> <text:s text:c="3"/>v_deptno dept.deptno%type;<text:line-break/> <text:s text:c="3"/>v_dname dept.dname%type;<text:line-break/> <text:s text:c="3"/>v_loc dept.loc%type;<text:line-break/>begin<text:line-break/> <text:s text:c="3"/>v_deptno := 10;<text:line-break/> <text:s text:c="3"/>pro_dept_in(v_deptno, v_dname, v_loc);<text:line-break/> <text:s text:c="3"/>dbms_output.put_line(v_deptno);<text:line-break/> <text:s text:c="3"/>dbms_output.put_line(v_dname);<text:line-break/> <text:s text:c="3"/>dbms_output.put_line(v_loc);<text:line-break/>end;<text:line-break/>/<text:line-break/>--2.<text:line-break/>create or replace function func_date_kor<text:line-break/><text:soft-page-break/>(<text:line-break/> <text:s text:c="3"/>iDate date<text:line-break/>)<text:line-break/>return varchar2<text:line-break/>is<text:line-break/>begin<text:line-break/> <text:s text:c="3"/>return (to_char(iDate,'YYYY"년"MM"월"DD"일"'));<text:line-break/>end;<text:line-break/>/<text:line-break/>select ename, func_date_kor(HIREDATE) as HIREDATE from emp where empno=7369;<text:line-break/>--3<text:line-break/>create table dept_trg as select * from dept;<text:line-break/>create table dept_trg_log<text:line-break/>(<text:line-break/> <text:s text:c="3"/>tablename varchar2(10),<text:line-break/> <text:s text:c="3"/>dml_type varchar2(10),<text:line-break/> <text:s text:c="3"/>deptno number(2),<text:line-break/> <text:s text:c="3"/>user_name varchar2(30),<text:line-break/> <text:s text:c="3"/>change_date date<text:line-break/>);<text:line-break/>create or replace trigger trg_dept_log<text:line-break/>after<text:line-break/>insert or update or delete on dept_trg<text:line-break/>for each row<text:line-break/>begin<text:line-break/> <text:s text:c="3"/>if inserting then<text:line-break/> <text:s text:c="7"/>insert into dept_trg_log <text:line-break/> <text:s text:c="7"/>values('dept_trg','insert', :new.deptno,sys_context('USERENV','SESSION_USER'), sysdate);<text:line-break/> <text:s text:c="3"/>elsif updating then<text:line-break/> <text:s text:c="7"/>insert into dept_trg_log <text:line-break/> <text:s text:c="7"/>values('dept_trg','update', :old.deptno,sys_context('USERENV','SESSION_USER'), sysdate);<text:line-break/> <text:s text:c="3"/>elsif deleting then<text:line-break/> <text:s text:c="7"/>insert into dept_trg_log <text:line-break/> <text:s text:c="7"/>values('dept_trg','delete', :old.deptno,sys_context('USERENV','SESSION_USER'), sysdate);<text:line-break/> <text:s text:c="3"/>end if;<text:line-break/>end;<text:line-break/>/<text:line-break/><text:line-break/>insert into dept_trg values(99, 'test_dname', 'seoul');<text:line-break/>select * from dept_trg_log;</text:p>
      <text:p text:style-name="P1">}}}}}}}}}}}}}}}}}}}}}}}</text:p>
      <text:p text:style-name="P1"/>
      <text:p text:style-name="P1"><text:soft-page-break/></text:p>
      <text:p text:style-name="P1"/>
      <text:p text:style-name="P1"/>
      <text:p text:style-name="P1">{{{{{{{{{{{{{{{{{{{{{{{</text:p>
      <text:p text:style-name="P1"/>
      <text:p text:style-name="P1"/>
      <text:p text:style-name="P1"/>
      <text:p text:style-name="P1"/>
      <text:p text:style-name="P1"/>
      <text:p text:style-name="P1">}}}}}}}}}}}}}}}}}}}}}}}</text:p>
      <text:p text:style-name="P21">{{{{{{{{{{{{{{{{{{{{{{{</text:p>
      <text:p text:style-name="P1">}}}}}}}}}}}}}}}}}}}}}}}</text:p>
      <text:p text:style-name="P12">C:\Users\user1&gt;sqlplus "/as sysdba"</text:p>
      <text:p text:style-name="P3"/>
      <text:p text:style-name="P3">SQL*Plus: Release 11.2.0.1.0 Production on 수 7월 17 09:17:48 2024</text:p>
      <text:p text:style-name="P3"/>
      <text:p text:style-name="P3">Copyright (c) 1982, 2010, Oracle. <text:s/>All rights reserved.</text:p>
      <text:p text:style-name="P3"/>
      <text:p text:style-name="P3"/>
      <text:p text:style-name="P3">다음에 접속됨:</text:p>
      <text:p text:style-name="P3">Oracle Database 11g Enterprise Edition Release 11.2.0.1.0 - 64bit Production</text:p>
      <text:p text:style-name="P3">With the Partitioning, OLAP, Data Mining and Real Application Testing options</text:p>
      <text:p text:style-name="P3"/>
      <text:p text:style-name="P12">SQL&gt; create user OWJ identified by 1234;</text:p>
      <text:p text:style-name="P3"/>
      <text:p text:style-name="P3">사용자가 생성되었습니다.</text:p>
      <text:p text:style-name="P3"/>
      <text:p text:style-name="P12">SQL&gt; grant connect, resource, dba to OWJ;</text:p>
      <text:p text:style-name="P3"/>
      <text:p text:style-name="P3">권한이 부여되었습니다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(</text:p>
      <text:p text:style-name="P3"><text:s text:c="4"/>DEPARTMENT_NO VARCHAR2(10) NOT NULL,</text:p>
      <text:p text:style-name="P3"><text:s text:c="4"/>DEPARTMENT_NAME VARCHAR2(40) NOT NULL,</text:p>
      <text:p text:style-name="P3"><text:s text:c="4"/>CATEGORY VARCHAR2(20),</text:p>
      <text:p text:style-name="P3"><text:s text:c="4"/>OPEN_YN CHAR(1),</text:p>
      <text:p text:style-name="P3"><text:s text:c="4"/>CAPACITY NUMBER</text:p>
      <text:p text:style-name="P3">);</text:p>
      <text:p text:style-name="P3">ALTER TABLE TB_DEPARTMENT</text:p>
      <text:p text:style-name="P3"><text:s text:c="4"/>ADD CONSTRAINT PK_DEPARTMENT PRIMARY KEY (DEPARTMENT_N0);</text:p>
      <text:p text:style-name="P3"><text:s text:c="4"/></text:p>
      <text:p text:style-name="P3">CREATE TABLE TB_STUDENT</text:p>
      <text:p text:style-name="P3">(</text:p>
      <text:p text:style-name="P3"><text:s text:c="4"/>STUDENT_NO VARCHAR2(20) NOT NULL,</text:p>
      <text:p text:style-name="P3"><text:s text:c="4"/>DEPARTMENT_NO VARCHAR2(10) NOT NULL,</text:p>
      <text:p text:style-name="P3"><text:s text:c="4"/>STUDENT_NAME VARCHAR2(30) NOT NULL,</text:p>
      <text:p text:style-name="P3"><text:s text:c="4"/>STUDENT_SSN VARCHAR(14),</text:p>
      <text:p text:style-name="P3"><text:s text:c="4"/>STUDENT_ADDRESS VARCHAR2(100),</text:p>
      <text:p text:style-name="P3"><text:s text:c="4"/>ENTRANCE_DATE DATE,</text:p>
      <text:p text:style-name="P3"><text:s text:c="4"/>ABSENCE_YN CHAR(1),</text:p>
      <text:p text:style-name="P3"><text:s text:c="4"/>COACH_PROFESSOR_NO VARCHAR2(20)</text:p>
      <text:p text:style-name="P3">);</text:p>
      <text:p text:style-name="P3"><text:s text:c="4"/></text:p>
      <text:p text:style-name="P3">CREATE TABLE TB_CLASS</text:p>
      <text:p text:style-name="P3">(</text:p>
      <text:p text:style-name="P3"><text:s text:c="4"/>CLASS_NO VARCHAR2(10) NOT NULL,</text:p>
      <text:p text:style-name="P3"><text:s text:c="4"/>DEPARTMENT_NO VARCHAR2(10) NOT NULL,</text:p>
      <text:p text:style-name="P3"><text:s text:c="4"/>PREATTENDING_CLASS_NO VARCHAR2(10),</text:p>
      <text:p text:style-name="P3"><text:s text:c="4"/>CLASS_NAME VARCHAR2(30) NOT NULL,</text:p>
      <text:p text:style-name="P3"><text:s text:c="4"/>CLASS_TYPE VARCHAR2(10)</text:p>
      <text:p text:style-name="P3">);</text:p>
      <text:p text:style-name="P3"/>
      <text:p text:style-name="P3">CREATE TABLE TB_PROFESSOR</text:p>
      <text:p text:style-name="P3">(</text:p>
      <text:p text:style-name="P3"><text:s text:c="4"/>PROFESSOR_NO VARCHAR2(10) NOT NULL,</text:p>
      <text:p text:style-name="P3"><text:s text:c="4"/>PROFESSOR_NAME VARCHAR2(30) NOT NULL,</text:p>
      <text:p text:style-name="P3"><text:s text:c="4"/>PROFESSOR_SSN VARCHAR2(14),</text:p>
      <text:p text:style-name="P3"><text:s text:c="4"/>PROFESSOR_ADDRESS VARCHAR2(100),</text:p>
      <text:p text:style-name="P3"><text:s text:c="4"/>DEPARTMENT_NO VARCHAR2(10)</text:p>
      <text:p text:style-name="P3"><text:s text:c="4"/>);</text:p>
      <text:p text:style-name="P3">CREATE TABLE TB_CLASS_PROFESSOR</text:p>
      <text:p text:style-name="P3">(</text:p>
      <text:p text:style-name="P3"><text:s text:c="4"/>CLASS_NO VARCHAR2(10) NOT NULL,</text:p>
      <text:p text:style-name="P3"><text:s text:c="4"/>PROFESSOR_NO VARCHAR2(10) NOT NULL</text:p>
      <text:p text:style-name="P3">);</text:p>
      <text:p text:style-name="P3"/>
      <text:p text:style-name="P3">CREATE TABLE TB_GRADE</text:p>
      <text:p text:style-name="P3"><text:soft-page-break/>(</text:p>
      <text:p text:style-name="P3"><text:s text:c="4"/>TERM_NO VARCHAR2(10) NOT NULL,</text:p>
      <text:p text:style-name="P3"><text:s text:c="4"/>CLASS_NO VARCHAR2(10) NOT NULL,</text:p>
      <text:p text:style-name="P3"><text:s text:c="4"/>STUDENT_NO VARCHAR2(10) NOT NULL,</text:p>
      <text:p text:style-name="P3"><text:s text:c="4"/>POINT NUMBER(3,2)</text:p>
      <text:p text:style-name="P3"><text:s text:c="4"/>);</text:p>
      <text:p text:style-name="P3"/>
      <text:p text:style-name="P3">ALTER TABLE TB_CLASS</text:p>
      <text:p text:style-name="P3"><text:s text:c="4"/>ADD CONSTRAINT PK_CLASS PRIMARY KEY(CLASS_NO);</text:p>
      <text:p text:style-name="P3">ALTER TABLE TB_CLASS</text:p>
      <text:p text:style-name="P3"><text:s text:c="4"/>ADD CONSTRAINT FK_CLASS_01 FOREIGN KEY(DEPARTMENT_NO) REFERENCES TB_DEPARTMENT (DEPARTMENT_NO);</text:p>
      <text:p text:style-name="P3">ALTER TABLE TB_CLASS</text:p>
      <text:p text:style-name="P3"><text:s text:c="4"/>ADD CONSTRAINT FK_CLASS_02 FOREIGN KEY (PREATTENDING_CLASS_NO) REFERENCES TB_CLASS (CLASS_NO);</text:p>
      <text:p text:style-name="P3"><text:s text:c="4"/></text:p>
      <text:p text:style-name="P3">ALTER TABLE TB_PROFESSOR</text:p>
      <text:p text:style-name="P3"><text:s text:c="4"/>ADD CONSTRAINT PK_PROFESSOR PRIMARY KEY (PROFESSOR_NO);</text:p>
      <text:p text:style-name="P3">ALTER TABLE TB_PROFESSOR</text:p>
      <text:p text:style-name="P3"><text:s text:c="4"/>ADD CONSTRAINT FK_PROFESSOR_DEPARTMENTNO FOREIGN KEY (DEPARTMENT_NO)</text:p>
      <text:p text:style-name="P3"><text:s text:c="4"/>REFERENCES TB_DEPATMENT (DEPARTMENT_NO);</text:p>
      <text:p text:style-name="P3"><text:s text:c="4"/></text:p>
      <text:p text:style-name="P3">ALTER TABLE TB_CLASS_PROFESOR</text:p>
      <text:p text:style-name="P3"><text:s text:c="4"/>ADD CONSTRAINT PK_CLASS_PROFESSOR PRIMARY KEY (CLASS_NO, PROFESSOR_NO);</text:p>
      <text:p text:style-name="P3">ALTER TABLE TB_CLASS_PROFESSOR</text:p>
      <text:p text:style-name="P3"><text:s text:c="4"/>ADD CONSTRAINT FK_CLASS_PROFESSOR_01 FOREIGN KEY(PROFESSOR_NO)</text:p>
      <text:p text:style-name="P3"><text:s text:c="4"/>REFERENCES TB_PROFESSOR(PROFESSOR_NO);</text:p>
      <text:p text:style-name="P3">ALTER TABLE TB_CLASS_PROFESSOR</text:p>
      <text:p text:style-name="P3"><text:s text:c="4"/>ADD CONSTRAINT FK_CLASS_PROFESSOR_02 FOREIGN KEY (CLASS_NO)</text:p>
      <text:p text:style-name="P3"><text:s text:c="4"/>REFERENCES TB_CLASS (CLASS_NO);</text:p>
      <text:p text:style-name="P3"><text:s text:c="4"/></text:p>
      <text:p text:style-name="P3">ALTER TABLE TB_STUDENT</text:p>
      <text:p text:style-name="P3"><text:s text:c="4"/>ADD CONSTRAINT PK_STUDENT FOREIGN KEY(STUDENT_NO);</text:p>
      <text:p text:style-name="P3">ALTER TABLE TB_STUDENT</text:p>
      <text:p text:style-name="P3"><text:s text:c="4"/>ADD CONSTRAINT FK_STUDENT_01 FOREIGN KEY (DEPARTMENT_NO)</text:p>
      <text:p text:style-name="P3"><text:s text:c="4"/>REFERENCES TB_DEPARTMENT (DEPARTMENT_NO);</text:p>
      <text:p text:style-name="P3">ALTER TABLE TB_STUDENT</text:p>
      <text:p text:style-name="P3"><text:s text:c="4"/>ADD CONSTRAINT FK_STUDENT_02 FOREIGN KEY (COACH_PROFESSOR_NO)</text:p>
      <text:p text:style-name="P3"><text:s text:c="4"/>REFERENCES TB_PROFESSOR (PROFESSOR_NO);</text:p>
      <text:p text:style-name="P3"><text:s text:c="4"/></text:p>
      <text:p text:style-name="P3">ALTER TABLE TB_GRADE</text:p>
      <text:p text:style-name="P3"><text:s text:c="4"/>ADD CONSTRAINT PK_GRADE PRIMARY KEY(TERM_NO, CLASS_NO, <text:soft-page-break/>STUDENT_NO);</text:p>
      <text:p text:style-name="P3"><text:s text:c="4"/>REFERENCES TB_PROFESSOR(PROFESSOR_NO);</text:p>
      <text:p text:style-name="P3"/>
      <text:p text:style-name="P3"/>
      <text:p text:style-name="P12">SQL&gt; create user OWJ identified by 1234;</text:p>
      <text:p text:style-name="P3"/>
      <text:p text:style-name="P3">사용자가 생성되었습니다.</text:p>
      <text:p text:style-name="P3"/>
      <text:p text:style-name="P12">SQL&gt; grant connect, resource, dba to OWJ;</text:p>
      <text:p text:style-name="P3"/>
      <text:p text:style-name="P3">권한이 부여되었습니다.</text:p>
      <text:p text:style-name="P3"/>
      <text:p text:style-name="P3"/>
      <text:p text:style-name="P3"/>
      <text:p text:style-name="P3">1. GRANT CREATE TO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g sans" svg:font-family="'gg sans', 'Apple SD Gothic Neo', NanumBarunGothic, '맑은 고딕', 'Malgun Gothic', Gulim, Dotum, 'Noto Sans', 'Helvetica Neue', Helvetica, Arial, sans-serif, 'Apple Symbols'"/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03T11:02:37.22</meta:creation-date>
    <dc:date>2024-07-18T16:16:13.02</dc:date>
    <meta:editing-duration>P2DT15H2M36S</meta:editing-duration>
    <meta:editing-cycles>18</meta:editing-cycles>
    <meta:generator>OpenOffice/4.1.15$Win32 OpenOffice.org_project/4115m2$Build-9813</meta:generator>
    <meta:document-statistic meta:table-count="0" meta:image-count="0" meta:object-count="0" meta:page-count="62" meta:paragraph-count="1899" meta:word-count="9259" meta:character-count="59118"/>
  </office:meta>
</office:document-meta>
</file>